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font-style="italic" style:font-style-asian="italic" style:font-style-complex="italic"/>
    </style:style>
    <style:style style:name="P20"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1" style:family="paragraph" style:parent-style-name="Text_20_body">
      <style:paragraph-properties fo:hyphenation-ladder-count="no-limit"/>
      <style:text-properties style:use-window-font-color="true" fo:hyphenate="true" fo:hyphenation-remain-char-count="2" fo:hyphenation-push-char-count="4"/>
    </style:style>
    <style:style style:name="P22" style:family="paragraph" style:parent-style-name="Text_20_body">
      <style:text-properties fo:color="#ff3333"/>
    </style:style>
    <style:style style:name="P23" style:family="paragraph" style:parent-style-name="Text_20_body">
      <style:text-properties fo:color="#ff3333" fo:font-style="normal" style:font-style-asian="normal" style:font-style-complex="normal"/>
    </style:style>
    <style:style style:name="P24"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5"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text-properties fo:language="ru" fo:country="RU"/>
    </style:style>
    <style:style style:name="P28" style:family="paragraph" style:parent-style-name="Text_20_body">
      <style:text-properties fo:language="ru" fo:country="RU" fo:font-weight="normal" style:font-weight-asian="normal" style:font-weight-complex="normal"/>
    </style:style>
    <style:style style:name="P29" style:family="paragraph" style:parent-style-name="Text_20_body">
      <style:text-properties fo:language="ru" fo:country="RU" fo:font-weight="bold" style:font-weight-asian="bold" style:font-weight-complex="bold"/>
    </style:style>
    <style:style style:name="P30" style:family="paragraph" style:parent-style-name="Text_20_body">
      <style:text-properties fo:language="ru" fo:country="RU" fo:font-style="normal" style:font-style-asian="normal" style:font-style-complex="normal"/>
    </style:style>
    <style:style style:name="P3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2" style:family="paragraph" style:parent-style-name="Text_20_body">
      <style:text-properties fo:language="ru" fo:country="RU" fo:font-style="normal" fo:font-weight="bold" style:font-style-asian="normal" style:font-weight-asian="bold" style:font-style-complex="normal"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6" style:family="paragraph" style:parent-style-name="Text_20_body">
      <style:text-properties fo:font-style="normal" fo:font-weight="normal" style:font-style-asian="normal" style:font-weight-asian="normal" style:font-style-complex="normal" style:font-weight-complex="normal"/>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text-properties fo:language="uk" fo:country="UA" fo:font-style="normal" style:font-style-asian="normal" style:font-style-complex="normal"/>
    </style:style>
    <style:style style:name="P53" style:family="paragraph" style:parent-style-name="Subtitle">
      <style:paragraph-properties fo:margin-top="0.706cm" fo:margin-bottom="0.706cm"/>
      <style:text-properties style:use-window-font-color="true"/>
    </style:style>
    <style:style style:name="P54" style:family="paragraph" style:parent-style-name="Subtitle">
      <style:paragraph-properties fo:margin-top="0.706cm" fo:margin-bottom="0.706cm"/>
      <style:text-properties style:use-window-font-color="true" fo:font-weight="normal" style:font-weight-asian="normal" style:font-weight-complex="normal"/>
    </style:style>
    <style:style style:name="P55" style:family="paragraph" style:parent-style-name="Subtitle">
      <style:paragraph-properties fo:margin-top="0.706cm" fo:margin-bottom="0.706cm"/>
      <style:text-properties style:use-window-font-color="true" fo:font-weight="bold" style:font-weight-asian="bold" style:font-weight-complex="bold"/>
    </style:style>
    <style:style style:name="P56" style:family="paragraph" style:parent-style-name="Эпиграф_20_-_20_автор">
      <style:text-properties style:use-window-font-color="true"/>
    </style:style>
    <style:style style:name="P57" style:family="paragraph" style:parent-style-name="Quotations">
      <style:text-properties style:use-window-font-color="true"/>
    </style:style>
    <style:style style:name="P58" style:family="paragraph" style:parent-style-name="Quotations">
      <style:paragraph-properties fo:text-align="justify" style:justify-single-word="false"/>
      <style:text-properties style:use-window-font-color="true"/>
    </style:style>
    <style:style style:name="P59" style:family="paragraph" style:parent-style-name="Quotations">
      <style:paragraph-properties fo:text-align="justify" style:justify-single-word="false"/>
      <style:text-properties style:use-window-font-color="true" fo:background-color="#ffffff"/>
    </style:style>
    <style:style style:name="P60" style:family="paragraph" style:parent-style-name="Quotations">
      <style:paragraph-properties fo:text-align="justify" style:justify-single-word="false"/>
    </style:style>
    <style:style style:name="P61" style:family="paragraph" style:parent-style-name="Quotations">
      <style:paragraph-properties fo:text-align="justify" style:justify-single-word="false"/>
      <style:text-properties fo:color="#ff3333" fo:background-color="#ffffff"/>
    </style:style>
    <style:style style:name="P62" style:family="paragraph" style:parent-style-name="Цитата_20__2b__20_автор">
      <style:text-properties style:use-window-font-color="true"/>
    </style:style>
    <style:style style:name="P63" style:family="paragraph" style:parent-style-name="Цитата_20__2b__20_автор">
      <style:paragraph-properties fo:text-align="justify" style:justify-single-word="false"/>
      <style:text-properties style:use-window-font-color="true"/>
    </style:style>
    <style:style style:name="P64" style:family="paragraph" style:parent-style-name="Цитата_20__2b__20_автор">
      <style:text-properties fo:language="ru" fo:country="RU"/>
    </style:style>
    <style:style style:name="P65" style:family="paragraph" style:parent-style-name="Text_20_body">
      <style:paragraph-properties fo:break-before="page"/>
    </style:style>
    <style:style style:name="P66" style:family="paragraph" style:parent-style-name="Standard">
      <style:paragraph-properties fo:break-before="page"/>
      <style:text-properties fo:color="#ff3333" fo:font-style="normal" style:font-style-asian="normal" style:font-style-complex="normal"/>
    </style:style>
    <style:style style:name="P67"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8" style:family="paragraph" style:parent-style-name="Text_20_body">
      <style:paragraph-properties fo:margin-left="0cm" fo:margin-right="0cm" fo:text-indent="0cm" style:auto-text-indent="false"/>
      <style:text-properties style:use-window-font-color="true" style:text-underline-style="none"/>
    </style:style>
    <style:style style:name="P69"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70" style:family="paragraph" style:parent-style-name="Caption">
      <style:text-properties fo:font-weight="normal" style:font-weight-asian="normal" style:font-weight-complex="normal"/>
    </style:style>
    <style:style style:name="P71" style:family="paragraph" style:parent-style-name="Standard">
      <style:text-properties style:use-window-font-color="true"/>
    </style:style>
    <style:style style:name="P72" style:family="paragraph" style:parent-style-name="Standard">
      <style:text-properties style:use-window-font-color="true" style:text-underline-style="none"/>
    </style:style>
    <style:style style:name="P73" style:family="paragraph" style:parent-style-name="Table_20_Contents">
      <style:paragraph-properties fo:text-align="justify" style:justify-single-word="false"/>
      <style:text-properties style:font-name="Verdana1"/>
    </style:style>
    <style:style style:name="P74"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5" style:family="paragraph" style:parent-style-name="Quotations">
      <style:paragraph-properties fo:margin-left="0.998cm" fo:margin-right="0.998cm" fo:text-indent="0cm" style:auto-text-indent="false"/>
      <style:text-properties fo:language="ru" fo:country="RU"/>
    </style:style>
    <style:style style:name="P76"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7"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8"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9" style:family="paragraph" style:parent-style-name="Footnote">
      <style:text-properties fo:font-weight="bold" style:font-weight-asian="bold" style:font-weight-complex="bold"/>
    </style:style>
    <style:style style:name="P80" style:family="paragraph" style:parent-style-name="Text_20_body">
      <style:paragraph-properties fo:background-color="#ffff99">
        <style:background-image/>
      </style:paragraph-properties>
      <style:text-properties style:use-window-font-color="true"/>
    </style:style>
    <style:style style:name="P81" style:family="paragraph" style:parent-style-name="Heading_20_3">
      <style:paragraph-properties fo:break-before="page"/>
    </style:style>
    <style:style style:name="P82" style:family="paragraph" style:parent-style-name="Heading_20_1" style:master-page-name="Right_20_Page">
      <style:paragraph-properties style:page-number="3"/>
    </style:style>
    <style:style style:name="P83" style:family="paragraph" style:parent-style-name="Heading_20_1">
      <style:paragraph-properties fo:break-before="page"/>
    </style:style>
    <style:style style:name="P84" style:family="paragraph" style:parent-style-name="Heading_20_2">
      <style:paragraph-properties fo:break-before="page"/>
    </style:style>
    <style:style style:name="P85"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6" style:family="paragraph" style:parent-style-name="Heading_20_4">
      <style:text-properties style:use-window-font-color="true"/>
    </style:style>
    <style:style style:name="P87" style:family="paragraph" style:parent-style-name="Heading_20_4">
      <style:paragraph-properties fo:break-before="page"/>
    </style:style>
    <style:style style:name="P88" style:family="paragraph" style:parent-style-name="Para_20_05" style:master-page-name="MP0">
      <style:paragraph-properties fo:text-align="center" style:justify-single-word="false" style:page-number="auto" fo:break-before="page"/>
    </style:style>
    <style:style style:name="P89" style:family="paragraph" style:parent-style-name="Subtitle" style:list-style-name="диалог"/>
    <style:style style:name="P90" style:family="paragraph" style:parent-style-name="Quotations" style:list-style-name="L3">
      <style:paragraph-properties fo:margin-left="0.998cm" fo:margin-right="0.998cm" fo:text-indent="0cm" style:auto-text-indent="false"/>
      <style:text-properties fo:language="ru" fo:country="RU"/>
    </style:style>
    <style:style style:name="P91" style:family="paragraph" style:parent-style-name="Text_20_body">
      <style:text-properties style:use-window-font-color="true"/>
    </style:style>
    <style:style style:name="P92" style:family="paragraph" style:parent-style-name="Text_20_body" style:list-style-name="L1">
      <style:paragraph-properties fo:text-align="justify" style:justify-single-word="false"/>
      <style:text-properties style:use-window-font-color="true"/>
    </style:style>
    <style:style style:name="P93" style:family="paragraph" style:parent-style-name="Text_20_body" style:list-style-name="диалог">
      <style:paragraph-properties fo:text-align="justify" style:justify-single-word="false"/>
      <style:text-properties style:use-window-font-color="true"/>
    </style:style>
    <style:style style:name="P94" style:family="paragraph" style:parent-style-name="Text_20_body" style:list-style-name="список_20_перечисление">
      <style:paragraph-properties fo:text-align="justify" style:justify-single-word="false"/>
      <style:text-properties style:use-window-font-color="true"/>
    </style:style>
    <style:style style:name="P95" style:family="paragraph" style:parent-style-name="Text_20_body" style:list-style-name="List_20_1">
      <style:paragraph-properties fo:text-align="justify" style:justify-single-word="false"/>
      <style:text-properties style:use-window-font-color="true"/>
    </style:style>
    <style:style style:name="P96"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7" style:family="paragraph" style:parent-style-name="Text_20_body" style:list-style-name="диалог">
      <style:text-properties style:use-window-font-color="true"/>
    </style:style>
    <style:style style:name="P98" style:family="paragraph" style:parent-style-name="Text_20_body" style:list-style-name="List_20_1">
      <style:text-properties style:use-window-font-color="true"/>
    </style:style>
    <style:style style:name="P99" style:family="paragraph" style:parent-style-name="Text_20_body" style:list-style-name="список_20_перечисление">
      <style:text-properties style:use-window-font-color="true"/>
    </style:style>
    <style:style style:name="P100" style:family="paragraph" style:parent-style-name="Text_20_body">
      <style:text-properties style:use-window-font-color="true" fo:font-style="normal" style:font-style-asian="normal" style:font-style-complex="normal"/>
    </style:style>
    <style:style style:name="P101" style:family="paragraph" style:parent-style-name="Text_20_body" style:list-style-name="диалог">
      <style:text-properties style:use-window-font-color="true" fo:font-style="normal" style:font-style-asian="normal" style:font-style-complex="normal"/>
    </style:style>
    <style:style style:name="P102"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103"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104" style:family="paragraph" style:parent-style-name="Text_20_body" style:list-style-name="List_20_2">
      <style:text-properties style:use-window-font-color="true"/>
    </style:style>
    <style:style style:name="P105" style:family="paragraph" style:parent-style-name="Text_20_body">
      <style:text-properties style:use-window-font-color="true" fo:font-weight="normal" style:font-weight-asian="normal" style:font-weight-complex="normal"/>
    </style:style>
    <style:style style:name="P106" style:family="paragraph" style:parent-style-name="Text_20_body" style:list-style-name="диалог">
      <style:text-properties style:use-window-font-color="true" fo:font-weight="normal" style:font-weight-asian="normal" style:font-weight-complex="normal"/>
    </style:style>
    <style:style style:name="P107" style:family="paragraph" style:parent-style-name="Text_20_body" style:list-style-name="List_20_1">
      <style:text-properties style:use-window-font-color="true" fo:font-weight="normal" style:font-weight-asian="normal" style:font-weight-complex="normal"/>
    </style:style>
    <style:style style:name="P108" style:family="paragraph" style:parent-style-name="Text_20_body" style:list-style-name="диалог">
      <style:text-properties style:use-window-font-color="true" style:text-underline-style="none"/>
    </style:style>
    <style:style style:name="P109" style:family="paragraph" style:parent-style-name="Text_20_body" style:list-style-name="L4">
      <style:text-properties style:use-window-font-color="true" style:text-underline-style="none"/>
    </style:style>
    <style:style style:name="P110" style:family="paragraph" style:parent-style-name="Text_20_body" style:list-style-name="List_20_1">
      <style:text-properties style:use-window-font-color="true" style:text-underline-style="none" fo:font-weight="normal" style:font-weight-asian="normal" style:font-weight-complex="normal"/>
    </style:style>
    <style:style style:name="P111" style:family="paragraph" style:parent-style-name="Text_20_body" style:list-style-name="List_20_1">
      <style:text-properties style:use-window-font-color="true" style:text-underline-style="none" fo:font-weight="bold" style:font-weight-asian="bold" style:font-weight-complex="bold"/>
    </style:style>
    <style:style style:name="P112" style:family="paragraph" style:parent-style-name="Text_20_body" style:list-style-name="диалог">
      <style:text-properties style:use-window-font-color="true" style:text-underline-style="solid" style:text-underline-width="auto" style:text-underline-color="font-color"/>
    </style:style>
    <style:style style:name="P113"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14" style:family="paragraph" style:parent-style-name="Text_20_body" style:list-style-name="List_20_1">
      <style:text-properties style:use-window-font-color="true" style:text-underline-style="solid" style:text-underline-width="auto" style:text-underline-color="font-color"/>
    </style:style>
    <style:style style:name="P115"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16" style:family="paragraph" style:parent-style-name="Text_20_body" style:list-style-name="L4">
      <style:text-properties style:use-window-font-color="true"/>
    </style:style>
    <style:style style:name="P117" style:family="paragraph" style:parent-style-name="Text_20_body" style:list-style-name="L5">
      <style:text-properties style:use-window-font-color="true"/>
    </style:style>
    <style:style style:name="P118" style:family="paragraph" style:parent-style-name="Text_20_body" style:list-style-name="List_20_1">
      <style:text-properties style:use-window-font-color="true" fo:font-weight="bold" style:font-weight-asian="bold" style:font-weight-complex="bold"/>
    </style:style>
    <style:style style:name="P119"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20" style:family="paragraph" style:parent-style-name="Text_20_body" style:list-style-name="диалог"/>
    <style:style style:name="P121" style:family="paragraph" style:parent-style-name="Text_20_body" style:list-style-name="список_20_перечисление"/>
    <style:style style:name="P122" style:family="paragraph" style:parent-style-name="Text_20_body" style:list-style-name="L2">
      <style:paragraph-properties fo:text-align="justify" style:justify-single-word="false"/>
    </style:style>
    <style:style style:name="P123" style:family="paragraph" style:parent-style-name="Text_20_body" style:list-style-name="диалог">
      <style:paragraph-properties fo:text-align="justify" style:justify-single-word="false"/>
    </style:style>
    <style:style style:name="P124" style:family="paragraph" style:parent-style-name="Text_20_body" style:list-style-name="диалог">
      <style:text-properties fo:language="ru" fo:country="RU" fo:font-style="normal" style:font-style-asian="normal" style:font-style-complex="normal"/>
    </style:style>
    <style:style style:name="P125"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26"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7" style:family="paragraph" style:parent-style-name="Text_20_body" style:list-style-name="List_20_2">
      <style:text-properties fo:language="ru" fo:country="RU" fo:font-weight="normal" style:font-weight-asian="normal" style:font-weight-complex="normal"/>
    </style:style>
    <style:style style:name="P128" style:family="paragraph" style:parent-style-name="Text_20_body" style:list-style-name="список_20_перечисление">
      <style:text-properties fo:language="ru" fo:country="RU" fo:font-weight="normal" style:font-weight-asian="normal" style:font-weight-complex="normal"/>
    </style:style>
    <style:style style:name="P129" style:family="paragraph" style:parent-style-name="Text_20_body" style:list-style-name="List_20_4">
      <style:text-properties fo:language="ru" fo:country="RU" fo:font-weight="normal" style:font-weight-asian="normal" style:font-weight-complex="normal"/>
    </style:style>
    <style:style style:name="P130" style:family="paragraph" style:parent-style-name="Text_20_body" style:list-style-name="список_20_перечисление">
      <style:text-properties fo:language="ru" fo:country="RU"/>
    </style:style>
    <style:style style:name="P131" style:family="paragraph" style:parent-style-name="Text_20_body" style:list-style-name="List_20_4">
      <style:text-properties fo:language="ru" fo:country="RU" fo:font-weight="bold" style:font-weight-asian="bold" style:font-weight-complex="bold"/>
    </style:style>
    <style:style style:name="P132" style:family="paragraph" style:parent-style-name="Text_20_body" style:list-style-name="List_20_5">
      <style:text-properties fo:language="ru" fo:country="RU"/>
    </style:style>
    <style:style style:name="P133" style:family="paragraph" style:parent-style-name="Text_20_body" style:list-style-name="List_20_2"/>
    <style:style style:name="P134" style:family="paragraph" style:parent-style-name="Text_20_body" style:list-style-name="List_20_2">
      <style:text-properties fo:font-weight="bold" style:font-weight-asian="bold" style:font-weight-complex="bold"/>
    </style:style>
    <style:style style:name="P135" style:family="paragraph" style:parent-style-name="Text_20_body" style:list-style-name="List_20_1">
      <style:text-properties fo:font-weight="bold" style:font-weight-asian="bold" style:font-weight-complex="bold"/>
    </style:style>
    <style:style style:name="P136" style:family="paragraph" style:parent-style-name="Text_20_body" style:list-style-name="List_20_2">
      <style:text-properties fo:font-weight="normal" style:font-weight-asian="normal" style:font-weight-complex="normal"/>
    </style:style>
    <style:style style:name="P137" style:family="paragraph" style:parent-style-name="Text_20_body" style:list-style-name="List_20_3">
      <style:text-properties fo:font-weight="normal" style:font-weight-asian="normal" style:font-weight-complex="normal"/>
    </style:style>
    <style:style style:name="P138" style:family="paragraph" style:parent-style-name="Text_20_body" style:list-style-name="List_20_1">
      <style:text-properties fo:font-weight="normal" style:font-weight-asian="normal" style:font-weight-complex="normal"/>
    </style:style>
    <style:style style:name="P139" style:family="paragraph" style:parent-style-name="Text_20_body" style:list-style-name="List_20_4"/>
    <style:style style:name="P140" style:family="paragraph" style:parent-style-name="Text_20_body" style:list-style-name="List_20_5">
      <style:text-properties fo:font-style="italic" style:font-style-asian="italic" style:font-style-complex="italic"/>
    </style:style>
    <style:style style:name="P141" style:family="paragraph" style:parent-style-name="Text_20_body" style:list-style-name="L4"/>
    <style:style style:name="P142" style:family="paragraph" style:parent-style-name="Text_20_body" style:list-style-name="L5"/>
    <style:style style:name="P143"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44"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45" style:family="paragraph" style:parent-style-name="Text_20_body" style:list-style-name="диалог">
      <style:paragraph-properties fo:margin-left="0cm" fo:margin-right="0cm" fo:text-indent="0cm" style:auto-text-indent="false"/>
      <style:text-properties style:use-window-font-color="true"/>
    </style:style>
    <style:style style:name="P146"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7"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8"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9"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50"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5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style:use-window-font-color="true"/>
    </style:style>
    <style:style style:name="T25" style:family="text">
      <style:text-properties style:use-window-font-color="true" style:font-name="Verdana5" fo:font-size="14pt" style:font-size-asian="14pt" style:font-size-complex="14pt" style:language-complex="ru" style:country-complex="RU"/>
    </style:style>
    <style:style style:name="T26" style:family="text">
      <style:text-properties style:use-window-font-color="true" style:font-name="Verdana5" style:language-complex="ru" style:country-complex="RU"/>
    </style:style>
    <style:style style:name="T27" style:family="text">
      <style:text-properties style:use-window-font-color="true" fo:font-weight="bold" style:font-weight-asian="bold" style:font-weight-complex="bold"/>
    </style:style>
    <style:style style:name="T28" style:family="text">
      <style:text-properties style:use-window-font-color="true" style:language-complex="ru" style:country-complex="RU"/>
    </style:style>
    <style:style style:name="T29" style:family="text">
      <style:text-properties style:use-window-font-color="true" fo:font-style="italic" style:font-style-asian="italic" style:font-style-complex="italic"/>
    </style:style>
    <style:style style:name="T30" style:family="text">
      <style:text-properties style:use-window-font-color="true" fo:font-style="italic" fo:background-color="#ffffff" style:font-style-asian="italic" style:font-style-complex="italic"/>
    </style:style>
    <style:style style:name="T31" style:family="text">
      <style:text-properties style:use-window-font-color="true" fo:font-style="normal" style:font-style-asian="normal" style:font-style-complex="normal"/>
    </style:style>
    <style:style style:name="T32" style:family="text">
      <style:text-properties style:use-window-font-color="true" style:text-line-through-style="none"/>
    </style:style>
    <style:style style:name="T33" style:family="text">
      <style:text-properties style:use-window-font-color="true" style:text-line-through-style="none" style:text-underline-style="none"/>
    </style:style>
    <style:style style:name="T34" style:family="text">
      <style:text-properties style:use-window-font-color="true" fo:font-weight="normal" style:font-weight-asian="normal" style:font-weight-complex="normal"/>
    </style:style>
    <style:style style:name="T35" style:family="text">
      <style:text-properties style:use-window-font-color="true" style:text-underline-style="none"/>
    </style:style>
    <style:style style:name="T36" style:family="text">
      <style:text-properties style:use-window-font-color="true" style:text-underline-style="none" fo:font-weight="bold" style:font-weight-asian="bold" style:font-weight-complex="bold"/>
    </style:style>
    <style:style style:name="T37" style:family="text">
      <style:text-properties style:use-window-font-color="true" fo:background-color="#ffffff"/>
    </style:style>
    <style:style style:name="T38" style:family="text">
      <style:text-properties style:use-window-font-color="true" fo:language="ru" fo:country="RU"/>
    </style:style>
    <style:style style:name="T39" style:family="text">
      <style:text-properties style:use-window-font-color="true" fo:language="ru" fo:country="RU" fo:background-color="#ffffff"/>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en" fo:country="US"/>
    </style:style>
    <style:style style:name="T42" style:family="text">
      <style:text-properties style:use-window-font-color="true" fo:language="uk" fo:country="UA"/>
    </style:style>
    <style:style style:name="T43" style:family="text">
      <style:text-properties style:use-window-font-color="true" style:text-underline-style="solid" style:text-underline-width="auto" style:text-underline-color="font-color"/>
    </style:style>
    <style:style style:name="T44" style:family="text">
      <style:text-properties fo:language="en" fo:country="US"/>
    </style:style>
    <style:style style:name="T45" style:family="text">
      <style:text-properties fo:language="en" fo:country="US" fo:font-style="italic" style:font-style-asian="italic" style:font-style-complex="italic"/>
    </style:style>
    <style:style style:name="T46" style:family="text">
      <style:text-properties fo:language="en" fo:country="US" fo:font-style="italic" fo:font-weight="normal" style:font-style-asian="italic" style:font-weight-asian="normal" style:font-style-complex="italic" style:font-weight-complex="normal"/>
    </style:style>
    <style:style style:name="T47" style:family="text">
      <style:text-properties fo:language="en" fo:country="US" fo:font-style="normal" fo:font-weight="normal" style:font-style-asian="normal" style:font-weight-asian="normal" style:font-style-complex="normal" style:font-weight-complex="normal"/>
    </style:style>
    <style:style style:name="T48" style:family="text">
      <style:text-properties fo:language="en" fo:country="US" fo:font-weight="normal" style:font-weight-asian="normal" style:font-weight-complex="normal"/>
    </style:style>
    <style:style style:name="T49" style:family="text">
      <style:text-properties fo:language="en" fo:country="US" fo:font-weight="bold" style:font-weight-asian="bold" style:font-weight-complex="bold"/>
    </style:style>
    <style:style style:name="T50"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1"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2"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3"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4" style:family="text">
      <style:text-properties fo:color="#ff3333"/>
    </style:style>
    <style:style style:name="T55" style:family="text">
      <style:text-properties fo:color="#ff3333" fo:language="ru" fo:country="RU" fo:font-style="normal" fo:font-weight="normal" style:font-style-asian="normal" style:font-weight-asian="normal" style:font-style-complex="normal" style:font-weight-complex="normal"/>
    </style:style>
    <style:style style:name="T56" style:family="text">
      <style:text-properties fo:color="#ff3333" fo:font-style="normal" fo:font-weight="normal" style:font-style-asian="normal" style:font-weight-asian="normal" style:font-style-complex="normal" style:font-weight-complex="normal"/>
    </style:style>
    <style:style style:name="T57" style:family="text">
      <style:text-properties fo:color="#ff3333" fo:language="en" fo:country="US" fo:font-style="normal" fo:font-weight="normal" style:font-style-asian="normal" style:font-weight-asian="normal" style:font-style-complex="normal" style:font-weight-complex="normal"/>
    </style:style>
    <style:style style:name="T58" style:family="text">
      <style:text-properties fo:color="#ff3333" fo:background-color="#ccff66"/>
    </style:style>
    <style:style style:name="T59" style:family="text">
      <style:text-properties fo:language="uk" fo:country="UA"/>
    </style:style>
    <style:style style:name="T60" style:family="text">
      <style:text-properties fo:language="uk" fo:country="UA" fo:font-style="normal" style:font-style-asian="normal" style:font-style-complex="normal"/>
    </style:style>
    <style:style style:name="T61" style:family="text">
      <style:text-properties fo:language="uk" fo:country="UA" fo:font-style="normal" fo:font-weight="normal" style:font-style-asian="normal" style:font-weight-asian="normal" style:font-style-complex="normal" style:font-weight-complex="normal"/>
    </style:style>
    <style:style style:name="T62" style:family="text">
      <style:text-properties fo:background-color="#ffffff"/>
    </style:style>
    <style:style style:name="T63" style:family="text">
      <style:text-properties fo:background-color="transparent"/>
    </style:style>
    <style:style style:name="T64" style:family="text">
      <style:text-properties style:font-name="Verdana5" fo:font-size="8pt" fo:font-style="italic" style:font-size-asian="8pt" style:font-style-asian="italic" style:font-size-complex="8pt" style:font-style-complex="italic"/>
    </style:style>
    <style:style style:name="T65" style:family="text">
      <style:text-properties fo:color="#ff6600"/>
    </style:style>
    <style:style style:name="T66"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pan text:style-name="Default_20_Paragraph_20_Font"><text:span text:style-name="T25">Янина Каминская</text:span></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6"><text:s/></text:span></text:span></text:p>
      <text:p text:style-name="Caption">Реквием по любви</text:p>
      <text:p text:style-name="P70">или</text:p>
      <text:p text:style-name="P70">мемуары о манипуляторе</text:p>
      <text:h text:style-name="P82"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6">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7527980079958123762" text:style-name="L1">
        <text:list-item>
          <text:p text:style-name="P92">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92">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92">Вам говорят, что вы совершаете ошибки. Вы всегда виноваты, но не понимаете, в чем ваша вина;</text:p>
        </text:list-item>
        <text:list-item>
          <text:p text:style-name="P92">Вам кажется, что вы в одиночку несете всю или большую часть ответственности за совершаемые действия вашей пары;</text:p>
        </text:list-item>
        <text:list-item>
          <text:p text:style-name="P92">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2">Ваши чувства и настроение зависят от вашего партнера. Вы часто готовы промолчать, чтобы угодить ему;</text:p>
        </text:list-item>
        <text:list-item>
          <text:p text:style-name="P92">Ваш распорядок дня, отдых и свободное время зависит от вашего партнера. Вы чувствуете, что зависите от него больше, чем он в вас;</text:p>
        </text:list-item>
        <text:list-item>
          <text:p text:style-name="P92">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1439920740346302803" text:style-name="диалог">
        <text:list-item>
          <text:p text:style-name="P93">Ты переживаешь напрасно!</text:p>
        </text:list-item>
      </text:list>
      <text:p text:style-name="P12"><text:soft-page-break/>Или:</text:p>
      <text:list xml:id="list33503583" text:continue-numbering="true" text:style-name="диалог">
        <text:list-item>
          <text:p text:style-name="P93">Тебе нужно просто успокоиться!</text:p>
        </text:list-item>
      </text:list>
      <text:p text:style-name="P12">А если ваши отношения уже закончились, то вы, скорее всего, в отчаянии, но слышите:</text:p>
      <text:list xml:id="list33497556" text:continue-numbering="true" text:style-name="диалог">
        <text:list-item>
          <text:p text:style-name="P93">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6"><text:span text:style-name="T24">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4">психопатом</text:span></text:span><text:span text:style-name="T24">.</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45">de —</text:span><text:span text:style-name="T15"> отсутствие, от фр. </text:span><text:span text:style-name="T45">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62">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2">заболевание</text:span> и психическое <text:span text:style-name="T2">расстройство</text:span> — это два разных по понятия. Болезнь — это <text:span text:style-name="T2">процесс</text:span> возникновения, течения и исхода, в то время, как личностное расстройство — это <text:span text:style-name="T2">особенность</text:span> сам<text:span text:style-name="T2">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18</dc:date><text:p text:style-name="P151"><text:span text:style-name="T66">эмпатия</text:span></text:p><text:p text:style-name="P151"><text:span text:style-name="T66">эмпатии</text:span></text:p><text:p text:style-name="P151"><text:span text:style-name="T66">«эмпатия»</text:span></text:p></office:annotation>«Э<text:span text:style-name="T63">мпатия»</text:span><office:annotation-end office:name="__Annotation__11825_1188893767"/>. </text:p>
      <text:p text:style-name="P26"><text:span text:style-name="T37">Эмпатия (</text:span><text:span text:style-name="T30">от </text:span><text:a xlink:type="simple" xlink:href="https://ru.wikipedia.org/wiki/Греческий_язык" text:style-name="Internet_20_link" text:visited-style-name="Visited_20_Internet_20_Link"><text:span text:style-name="T50">греч.</text:span></text:a><text:span text:style-name="T51"> </text:span><text:span text:style-name="T50">empatheia</text:span><text:span text:style-name="T52"> </text:span><text:span text:style-name="T30">— страсть, сопереживание, чувство</text:span><text:span text:style-name="T37">) – </text:span><text:span text:style-name="T39">это способность осознанно </text:span><text:span text:style-name="T39">переживать эмоциональное состояние другого человека. Э</text:span><text:span text:style-name="T37">то, так сказать, социальный механизм, который помогает сопереживать.</text:span></text:p>
      <text:p text:style-name="P11">Существует несколько видов эмпатии:</text:p>
      <text:list xml:id="list5759792857315589517" text:style-name="список_20_перечисление">
        <text:list-item>
          <text:p text:style-name="P96">эмоциональная эмпатия— основана на механизмах проекции и подражания реакциям другого человека;</text:p>
        </text:list-item>
        <text:list-item>
          <text:p text:style-name="P96">когнитивная эмпатия — сравнение, аналогия;</text:p>
        </text:list-item>
        <text:list-item>
          <text:p text:style-name="P96">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18</dc:date><text:p text:style-name="P151"><text:span text:style-name="T66">«психоанализ»</text:span></text:p><text:p text:style-name="P151"><text:span text:style-name="T66">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9">«Мы учитываем психическое состояние пациента, ставим себя в это состояние и стараемся понять его, сравнивая со своим собственным.»</text:p>
      <text:p text:style-name="P61"/>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45">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7">«идеализация — обесценивание — утилизация».</text:span></text:p>
      <text:p text:style-name="P26"><text:span text:style-name="T34">Итак, расстройство</text:span><text:span text:style-name="_31__20_Text"><text:span text:style-name="T34"> личности</text:span></text:span><text:span text:style-name="T34"> </text:span><text:span text:style-name="T24">— это не до конца сформированная психика человека. Это патология нервной системы, по разным причинам возникшая </text:span><text:span text:style-name="T24">при не</text:span><text:span text:style-name="T24">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3520284" text:continue-numbering="true" text:style-name="список_20_перечисление">
        <text:list-item>
          <text:p text:style-name="P94">Равнодушие. Пассивное отношение к чувствам других. Отсутствие сострадания. Неумение и неспособность оказывать поддержку.</text:p>
        </text:list-item>
        <text:list-item>
          <text:p text:style-name="P94">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4">Отсутствие чувства вины и сожаления. Неспособность анализировать полученный опыт. Отрицание наказания. Отсутствие стыда.</text:p>
        </text:list-item>
        <text:list-item>
          <text:p text:style-name="P94">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4"><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94">Неспособность выдерживать критику. Завышение собственных способностей и значимости. Самолюбие. Нарциссизм.</text:p>
        </text:list-item>
        <text:list-item>
          <text:p text:style-name="P94">Лень. Безынициативность. Однообразность. Отсутствие стремления из-за страха собственной неудачи.</text:p>
        </text:list-item>
        <text:list-item>
          <text:p text:style-name="P94">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4029087128062198784" text:style-name="L2">
        <text:list-header>
          <text:p text:style-name="P122"><text:span text:style-name="Default_20_Paragraph_20_Font"><text:span text:style-name="T28"/></text:span></text:p>
        </text:list-header>
      </text:list>
      <text:p text:style-name="P63">«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3">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3">…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8">*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18</dc:date><text:p><text:span text:style-name="T66">«расстройство личности»</text:span></text:p><text:p><text:span text:style-name="T66">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4">c </text:span><text:span text:style-name="T14">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33515203" text:continue-list="list33497556" text:style-name="диалог">
        <text:list-item>
          <text:p text:style-name="P93">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8">«...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8">Обычный, не психологический анализ не может удовлетворительно объяснить такое послушание...»</text:p>
      <text:p text:style-name="P60"><text:span text:style-name="Default_20_Paragraph_20_Font"><text:span text:style-name="T28"/></text:span></text:p>
      <text:p text:style-name="P26"><text:span text:style-name="T24">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9">специально разра</text:span><text:span text:style-name="T29">ботанным </text:span><text:span text:style-name="_30__20_Text"><text:span text:style-name="T29">методом</text:span></text:span><text:span text:style-name="T24">, с целью уничтожить человеческое досто</text:span><text:soft-page-break/><text:span text:style-name="T24">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3">«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6"><text:span text:style-name="T24">Вы пришли в супермаркет за колбасой. Вас встречает милая девушка и приглашает вас проде</text:span><text:span text:style-name="T24">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4">купить</text:span></text:span><text:span text:style-name="T24">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2">от лат.</text:span> <text:span text:style-name="T2">cognitio</text:span> — познание, <text:span text:style-name="T2">cogitatio</text:span> — мышление) — это процесс, с помощью которого наше сознание <text:span text:style-name="T2">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33519628" text:continue-list="list33520284" text:style-name="список_20_перечисление">
        <text:list-item>
          <text:p text:style-name="P94">когнитивный консонанс — согласованность знаний и поведения;</text:p>
        </text:list-item>
        <text:list-item>
          <text:p text:style-name="P94">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83" text:outline-level="1"><text:s/>Часть 1. <text:line-break/>Воспоминания</text:h>
      <text:p text:style-name="P67"/>
      <text:h text:style-name="P84"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84"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33511285" text:continue-list="list33515203" text:style-name="диалог">
        <text:list-item>
          <text:p text:style-name="P93">У меня д<text:span text:style-name="T2">е</text:span>пресс!!!! Помоги! — пишу однажды мартовским днем другу, тому самому — общему.</text:p>
        </text:list-item>
        <text:list-item>
          <text:p text:style-name="P93">Да. Я тут. Излагай. Жалуйся.</text:p>
        </text:list-item>
        <text:list-item>
          <text:p text:style-name="P93"><text:soft-page-break/>Не жалей — подбодри, ты умеешь.</text:p>
        </text:list-item>
        <text:list-item>
          <text:p text:style-name="P93">Хорошо сделаю. Только в каком, собственно, воп­росе?</text:p>
        </text:list-item>
        <text:list-item>
          <text:p text:style-name="P93">Весна. Я выходная. Сижу дома. Одна и ничего не делаю...</text:p>
        </text:list-item>
        <text:list-item>
          <text:p text:style-name="P93">А не хочешь N. вызвонить? Он парень шабутной и весёлый...</text:p>
        </text:list-item>
        <text:list-item>
          <text:p text:style-name="P93">Хочу...</text:p>
        </text:list-item>
        <text:list-item>
          <text:p text:style-name="P93">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3522217" text:continue-numbering="true" text:style-name="диалог">
        <text:list-item>
          <text:p text:style-name="P93">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3513271" text:continue-numbering="true" text:style-name="диалог">
        <text:list-item>
          <text:p text:style-name="P93">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3507526" text:continue-numbering="true" text:style-name="диалог">
        <text:list-item>
          <text:p text:style-name="P93">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6"><text:span text:style-name="_30__20_Text"><text:span text:style-name="T31">Это еще один пунктик, на который нужно обратить особое внимание: е</text:span></text:span><text:span text:style-name="T31">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1">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3522018" text:continue-numbering="true" text:style-name="диалог">
        <text:list-item>
          <text:p text:style-name="P93">Если я приеду, то буду приставать...</text:p>
        </text:list-item>
        <text:list-item>
          <text:p text:style-name="P93">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6"><text:span text:style-name="T24">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4">Если</text:span></text:span><text:span text:style-name="T24"> я приеду — </text:span><text:span text:style-name="_30__20_Text"><text:span text:style-name="T24">то</text:span></text:span><text:span text:style-name="T24"> буду приставать», прекрасно понимая, что мне и в голову не придет </text:span><text:span text:style-name="T24">ему ответить что-то вроде: «А, да? Ну тогда не приезжай!»</text:span></text:p>
      <text:p text:style-name="P26"><text:span text:style-name="T24">Либо так — либо так. А теперь смотрим чего он этим добился — </text:span><text:span text:style-name="_30__20_Text"><text:span text:style-name="T24">я приняла решение</text:span></text:span><text:span text:style-name="T24">. Меня не спрашивали и не ста</text:span><text:soft-page-break/><text:span text:style-name="T24">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6"><text:span text:style-name="T31">Оказалось, что он сошелся со своей девушкой. Да, е</text:span><text:span text:style-name="_30__20_Text"><text:span text:style-name="T31">го отношения на тот момент еще были</text:span></text:span><text:span text:style-name="T31">. Бесповоротно заканчивались, но еще были. И он уехал. На полгода.</text:span></text:p>
      <text:h text:style-name="P84"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33509727" text:continue-numbering="true" text:style-name="диалог">
        <text:list-item>
          <text:p text:style-name="P93">Брожу по ночному городу. Думаю о тебе, вспоминаю...</text:p>
        </text:list-item>
        <text:list-item>
          <text:p text:style-name="P93">Привет. — отвечаю я — Как жизнь?</text:p>
        </text:list-item>
        <text:list-item>
          <text:p text:style-name="P93">Мы на маёвку собираемся. Приезжай.</text:p>
        </text:list-item>
        <text:list-item>
          <text:p text:style-name="P93">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3498858" text:continue-numbering="true" text:style-name="диалог">
        <text:list-item>
          <text:p text:style-name="P93">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3520889" text:continue-numbering="true" text:style-name="диалог">
        <text:list-item>
          <text:p text:style-name="P93">Останешься?</text:p>
        </text:list-item>
        <text:list-item>
          <text:p text:style-name="P93">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6"><text:soft-page-break/><text:span text:style-name="T24">Он спросил меня, останусь ли я... Он просто поинтересовался. Своим «останусь» — я </text:span><text:span text:style-name="_30__20_Text"><text:span text:style-name="T24">опять приняла </text:span></text:span><text:span text:style-name="_30__20_Text"><text:span text:style-name="T31">решение. О</text:span></text:span><text:span text:style-name="T31">н</text:span><text:span text:style-name="T24">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6"><text:span text:style-name="T24">Это завуалированное странное внимание воспринимается жертвой, как «да». Жертва начинает </text:span><text:span text:style-name="T24">строить отношения, еще не понимая, что делает это </text:span><text:span text:style-name="_30__20_Text"><text:span text:style-name="T24">одна</text:span></text:span><text:span text:style-name="T24"> и </text:span><text:span text:style-name="_30__20_Text"><text:span text:style-name="T24">для него</text:span></text:span><text:span text:style-name="T24">.</text:span></text:p>
      <text:p text:style-name="P26"><text:span text:style-name="T24">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9">подходящий</text:span><text:span text:style-name="T24">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84"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44">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6"><text:span text:style-name="T24">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4"><text:note text:id="ftn4" text:note-class="footnote"><text:note-citation text:label="**">**</text:note-citation><text:note-body><text:p text:style-name="Footnote"><text:span text:style-name="T8">«Про люб</text:span><text:span text:style-name="T49">off/on</text:span><text:span text:style-name="T8">»</text:span>, О. Робски, описывающая мир глазами влюбленной женщины и глазами циничного мужчины.</text:p></text:note-body></text:note></text:span><text:span text:style-name="T24">». Мне его не хватало. Я хотела его больше. Но уже сейчас я не уверена, что это было взаимно.</text:span></text:p>
      <text:p text:style-name="P26"><text:span text:style-name="T24">Странно — мне всегда было все равно, что он приходил ко мне с пустыми руками или просто приносил с собой то, что </text:span><text:span text:style-name="_30__20_Text"><text:span text:style-name="T24">себе</text:span></text:span><text:span text:style-name="_30__20_Text"><text:span text:style-name="T31"> же</text:span></text:span><text:span text:style-name="T24"> купил по пути ко мне, но всегда угощался. Мама как-то спросила меня:</text:span></text:p>
      <text:list xml:id="list33505580" text:continue-numbering="true" text:style-name="диалог">
        <text:list-item>
          <text:p text:style-name="P93">А что он тебе покупает? Цветы? Конфетки?</text:p>
        </text:list-item>
        <text:list-item>
          <text:p text:style-name="P93">Ничего, — ответила я.</text:p>
        </text:list-item>
        <text:list-item>
          <text:p text:style-name="P93">Как? Что, приходит с пустыми руками?!</text:p>
        </text:list-item>
        <text:list-item>
          <text:p text:style-name="P93"><text:soft-page-break/>Мам, ну мы же взрослые люди, все всё понимают. К чему эта показуха?!...</text:p>
        </text:list-item>
      </text:list>
      <text:p text:style-name="P12">Мама очень удивилась, ведь в ее молодости кавалер всегда приходил на свидание, как минимум с цветами и конфетами.</text:p>
      <text:p text:style-name="Subtitle">* * *</text:p>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2">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4">Domestos'</text:span><text:span text:style-name="T14">а</text:span><text:span text:style-name="T44">.</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45">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4">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9">* * *</text:p>
      <text:p text:style-name="P12">Первое время все было хорошо. Обнимая меня он часто говорил:</text:p>
      <text:list xml:id="list33522212" text:continue-numbering="true" text:style-name="диалог">
        <text:list-item>
          <text:p text:style-name="P93">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2">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ись на мои плечи.</text:p>
      <text:h text:style-name="P84"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6">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2">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3502336" text:continue-numbering="true" text:style-name="диалог">
        <text:list-item>
          <text:p text:style-name="P93">Мы же живем вместе, что тебе еще надо?!</text:p>
        </text:list-item>
      </text:list>
      <text:p text:style-name="P12"><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2">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3498065" text:continue-numbering="true" text:style-name="диалог">
        <text:list-item>
          <text:p text:style-name="P93">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2">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2">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6"><text:span text:style-name="T24">На мой вопрос: «Как это понимать?», он ответил, что это ничего не значит, и, как и всегда, замял эту тему. Я</text:span><text:span text:style-name="_30__20_Text"><text:span text:style-name="T31"> даже не поняла, как он так ловко ушел от объяснений</text:span></text:span><text:span text:style-name="T31">!</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 последствии, я еще пару раз ловила его за этим увлекательным делом...</text:p>
      <text:p text:style-name="P26"><text:span text:style-name="T24">Так или иначе, его отношение и поведение тогда говорило мне о том, что </text:span><text:span text:style-name="_30__20_Text"><text:span text:style-name="T24">со мной что-то не так.</text:span></text:span><text:span text:style-name="T24">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6"><text:span text:style-name="T24">Замешательство! Еще вчера все было хорошо, но уже сегодня что-то не так. Что не так? Что-то во мне? Ну да, </text:span><text:soft-page-break/><text:span text:style-name="T24">раз </text:span><text:span text:style-name="_30__20_Text"><text:span text:style-name="T31">он</text:span></text:span><text:span text:style-name="T24"> отстранился. А что во мне не так? Я не подхожу ему в постели? Может я что-то сказала глупое, или обидела </text:span><text:span text:style-name="T24">чем? А может ему понравилась другая девочка? Или он понял, что не готов к серьезным отношениям?..</text:span></text:p>
      <text:p text:style-name="P26"><text:span text:style-name="T24">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4">,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33509408" text:continue-numbering="true" text:style-name="диалог">
        <text:list-item>
          <text:p text:style-name="P93">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6"><text:span text:style-name="T24">Конечно, меня это обижало, но </text:span><text:span text:style-name="T29">старалась</text:span><text:span text:style-name="T24">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1"> </text:span><text:span text:style-name="_30__20_Text"><text:span text:style-name="T31">мне ничего не нужно — я</text:span></text:span><text:span text:style-name="T24">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6"><text:soft-page-break/><text:span text:style-name="T24">Получается, что кто-то </text:span><text:span text:style-name="_30__20_Text"><text:span text:style-name="T24">одна</text:span></text:span><text:span text:style-name="T24">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9">* * *</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2">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33518624" text:continue-numbering="true" text:style-name="диалог">
        <text:list-item>
          <text:p text:style-name="P93">Мы же живем вместе, что тебе еще надо?!</text:p>
        </text:list-item>
      </text:list>
      <text:p text:style-name="P12">Или:</text:p>
      <text:list xml:id="list33523284" text:continue-numbering="true" text:style-name="диалог">
        <text:list-item>
          <text:p text:style-name="P93">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2">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12">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6"><text:span text:style-name="T24">Я погрузилась в долгие раздумья на тему</text:span><text:span text:style-name="T31"> «Ч</text:span><text:span text:style-name="_30__20_Text"><text:span text:style-name="T31">то со мной не так?»</text:span></text:span><text:span text:style-name="T31">.</text:span><text:span text:style-name="T24">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9">*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6"><text:span text:style-name="T24">Это нормально. Но! Когда это занятие отбирает </text:span><text:span text:style-name="_30__20_Text"><text:span text:style-name="T24">все</text:span></text:span><text:span text:style-name="T24"> свободное время, отношения перестают быть здоровыми и начинают причинять боль.</text:span></text:p>
      <text:p text:style-name="P26"><text:span text:style-name="T24">Когда один из партнеров </text:span><text:span text:style-name="_30__20_Text"><text:span text:style-name="T24">слишком часто</text:span></text:span><text:span text:style-name="T24">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6"><text:span text:style-name="T24">Мои просьбы стали восприниматься в «штыки». Уже тогда он мог пообещать мне что-то сделать, но</text:span><text:span text:style-name="T31"> </text:span><text:span text:style-name="_30__20_Text"><text:span text:style-name="T31">не сдерживал свое слово в самый последний момент</text:span></text:span><text:span text:style-name="T31">.</text:span><text:span text:style-name="T24"> Это порождало во мне ощущение, что меня обманули и вызывало чувство обиды, хоть он и красноречиво описывал причины.</text:span></text:p>
      <text:p text:style-name="P26"><text:span text:style-name="T24">Я жду его дома, потому что он заставляет меня его ждать своими обещаниями, но к назначенному времени оказыва</text:span><text:soft-page-break/><text:span text:style-name="T24">ется, что появилось «срочное дело», как раз в тот момент, когда его обещание должно быть выполнено! Это не единичный слу</text:span><text:span text:style-name="T24">чай. Так было практически каждый раз, когда у</text:span><text:span text:style-name="T31"> </text:span><text:span text:style-name="_30__20_Text"><text:span text:style-name="T31">нас</text:span></text:span><text:span text:style-name="T31"> </text:span><text:span text:style-name="T24">были договоренности.</text:span></text:p>
      <text:p text:style-name="P12">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6"><text:soft-page-break/><text:span text:style-name="T24">Мы выбираем жанры, характер развлечений и </text:span><text:span text:style-name="_30__20_Text"><text:span text:style-name="T24">людей</text:span></text:span><text:span text:style-name="T24">, сущность которых нам, так или иначе, близка и подходит по ряду качеств. Руководствуясь своим отношением к этим </text:span><text:span text:style-name="T24">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и формируют наши характеры.</text:p>
      <text:p text:style-name="P12">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6"><text:span text:style-name="T24">И вот тут стоит напомнить об эмпатии. Ведь, говоря простыми словами, эмпатия — это, своего рода, </text:span><text:span text:style-name="_30__20_Text"><text:span text:style-name="T24">способность поставить себя на место другого.</text:span></text:span><text:span text:style-name="T24">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2">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2">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33499727" text:continue-numbering="true" text:style-name="диалог">
        <text:list-item>
          <text:p text:style-name="P93">Что ты выдумываешь?</text:p>
        </text:list-item>
      </text:list>
      <text:p text:style-name="P12"><text:soft-page-break/>Или:</text:p>
      <text:list xml:id="list33517327" text:continue-numbering="true" text:style-name="диалог">
        <text:list-item>
          <text:p text:style-name="P93">Ты поражаешь меня своей иррациональностью!</text:p>
        </text:list-item>
      </text:list>
      <text:p text:style-name="P12">И я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годовой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2"><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8">«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3525105" text:continue-numbering="true" text:style-name="диалог">
        <text:list-item>
          <text:p text:style-name="P93">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3501278" text:continue-numbering="true" text:style-name="диалог">
        <text:list-item>
          <text:p text:style-name="P93">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2"><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33505689" text:continue-list="list33519628" text:style-name="список_20_перечисление">
        <text:list-item>
          <text:p text:style-name="P94">оградить меня от какого-либо общения, дабы лишить меня любой попытки получить поддержку со стороны;</text:p>
        </text:list-item>
        <text:list-item>
          <text:p text:style-name="P94">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4">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9"><text:soft-page-break/>*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4"> </text:span>Так что нет. Я склонна полагать, что я была ему нужна.</text:p>
      <text:p text:style-name="P12"><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Такие прекрасные здоровые отношения!</text:p>
      <text:h text:style-name="P84"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3522515" text:continue-list="list33501278" text:style-name="диалог">
        <text:list-item>
          <text:p text:style-name="P93">О боже! Что это?!</text:p>
        </text:list-item>
      </text:list>
      <text:p text:style-name="P12">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33518492" text:continue-numbering="true" text:style-name="диалог">
        <text:list-item>
          <text:p text:style-name="P93">Уже лучше.</text:p>
        </text:list-item>
        <text:list-item>
          <text:p text:style-name="P93">Ну это уже куда не шло!..</text:p>
        </text:list-item>
      </text:list>
      <text:p text:style-name="P12">Или:</text:p>
      <text:list xml:id="list33522006" text:continue-numbering="true" text:style-name="диалог">
        <text:list-item>
          <text:p text:style-name="P93">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9">* * *</text:p>
      <text:p text:style-name="P12">Одновременно с попытками изменить манеру моего поведения, мой стиль и мои мысли,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33521556" text:continue-numbering="true" text:style-name="диалог">
        <text:list-item>
          <text:p text:style-name="P93">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6"><text:soft-page-break/><text:span text:style-name="T24">Следующим этапом, как вы поняли, является </text:span><text:span text:style-name="_30__20_Text"><text:span text:style-name="T31">изоляция жертвы от ее привычного окружения</text:span></text:span><text:span text:style-name="T31">.</text:span><text:span text:style-name="T24">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3522954" text:continue-numbering="true" text:style-name="диалог">
        <text:list-item>
          <text:p text:style-name="P93">Либо тех, либо тех!</text:p>
        </text:list-item>
        <text:list-item>
          <text:p text:style-name="P93">Но я хочу видеть всех в этот день! Это мой день. Это мои друзья...</text:p>
        </text:list-item>
        <text:list-item>
          <text:p text:style-name="P93">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3">«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3">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6"><text:span text:style-name="_30__20_Text"><text:span text:style-name="T24">Если</text:span></text:span><text:span text:style-name="T24"> я приглашу всех, </text:span><text:span text:style-name="_30__20_Text"><text:span text:style-name="T24">то</text:span></text:span><text:span text:style-name="T24">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Забота: «Я хочу, чтобы всем было хорошо».</text:p>
      <text:p text:style-name="P12">Осуждение: «Ты хочешь сделать всем плохо».</text:p>
      <text:p text:style-name="P12">Запрет: «Не приглашай своих друзей».</text:p>
      <text:p text:style-name="P12">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Подтекстом также может являться мимика, жесты, поза или интонация.</text:p>
      <text:p text:style-name="P12"><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2"><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33509576" text:continue-list="list33505689" text:style-name="список_20_перечисление">
        <text:list-item>
          <text:p text:style-name="P94">похвала, поверхностное очарование, поверхностное сочувствие, чрезмерные извинения;</text:p>
        </text:list-item>
        <text:list-item>
          <text:p text:style-name="P94"><text:soft-page-break/>деньги, одобрение, подарки;</text:p>
        </text:list-item>
        <text:list-item>
          <text:p text:style-name="P94">внимание, выражения лица, такое как притворный смех или улыбка;</text:p>
        </text:list-item>
        <text:list-item>
          <text:p text:style-name="P94">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2"><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4"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6">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3522459" text:continue-list="list33522954" text:style-name="диалог">
        <text:list-item>
          <text:p text:style-name="P93">Что-то ты бледненькая, тебе плохо? — спросила она.</text:p>
        </text:list-item>
        <text:list-item>
          <text:p text:style-name="P93">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3">*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3516979" text:continue-numbering="true" text:style-name="диалог">
        <text:list-item>
          <text:p text:style-name="P93">Мне так было бы приятно, если бы ты сегодня приготовил ужин...</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3">*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3497772" text:continue-numbering="true" text:style-name="диалог">
        <text:list-item>
          <text:p text:style-name="P93">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6"><text:span text:style-name="T24">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4">ступок. Может он думал, что я симулирую металлическую пластину в кости, чтоб </text:span>поднапрячь<text:span text:style-name="T24"> его?..</text:span></text:p>
      <text:p text:style-name="P49">* * *</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4">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2">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text:soft-page-break/>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2">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6"><text:span text:style-name="T24">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4">только себе</text:span></text:span><text:span text:style-name="T24">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3">*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3">«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3519919" text:continue-numbering="true" text:style-name="диалог">
        <text:list-item>
          <text:p text:style-name="P93"><text:soft-page-break/>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3512022" text:continue-numbering="true" text:style-name="диалог">
        <text:list-item>
          <text:p text:style-name="P93">Я еду! — сказала она и приехала.</text:p>
        </text:list-item>
      </text:list>
      <text:p text:style-name="P12"><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3">*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2">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2"><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3520145" text:continue-numbering="true" text:style-name="диалог">
        <text:list-item>
          <text:p text:style-name="P93">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3504702" text:continue-numbering="true" text:style-name="диалог">
        <text:list-item>
          <text:p text:style-name="P93">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6"><text:span text:style-name="T24">Тогда я подумала, что признание для него — серьезный шаг, а не легкомысленное решение, но </text:span><text:span text:style-name="T24">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6"><text:span text:style-name="T24">Это была моя ошибка, пожалуй, самая горькая для меня, ведь в то время, как я </text:span><text:span text:style-name="T31">и</text:span><text:span text:style-name="_30__20_Text"><text:span text:style-name="T31">скала в себе причины</text:span></text:span><text:span text:style-name="T31"> наших разногласий, </text:span><text:span text:style-name="_30__20_Text"><text:span text:style-name="T31">он продолжал паразитировать</text:span></text:span><text:span text:style-name="T31"> на</text:span><text:span text:style-name="T24"> моей к нему привязанности. Я строила отношения, в то время, как он ими просто пользовался.</text:span></text:p>
      <text:h text:style-name="P84"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2">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3522892" text:continue-numbering="true" text:style-name="диалог">
        <text:list-item>
          <text:p text:style-name="P93">Я вчера ходил в кино.</text:p>
        </text:list-item>
      </text:list>
      <text:p text:style-name="P12">Мы едем в за город отдыхать, он скажет:</text:p>
      <text:list xml:id="list33507674" text:continue-numbering="true" text:style-name="диалог">
        <text:list-item>
          <text:p text:style-name="P93">Я еду...</text:p>
        </text:list-item>
      </text:list>
      <text:p text:style-name="P26"><text:soft-page-break/><text:span text:style-name="T24">Он скажет, что в гостях был — он, хотя мы были <text:s/>вместе. Меня в этих обсуждениях на тему «Как прошли мои выходные» не было, разговаривай он </text:span><text:span text:style-name="T24">с мамой, боссом или друзьями. Был </text:span><text:span text:style-name="_30__20_Text"><text:span text:style-name="T24">он</text:span></text:span><text:span text:style-name="T24">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6"><text:span text:style-name="T24">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4">нас</text:span></text:span><text:span text:style-name="T24">, где я стояла на втором месте, а не в одной иерархии с ним. Я — халявное дополнение.</text:span></text:p>
      <text:p text:style-name="P26"><text:span text:style-name="T24">Еще раз повторю это противное </text:span><text:span text:style-name="T31">«</text:span><text:span text:style-name="_30__20_Text"><text:span text:style-name="T31">я до сих пор не понимаю</text:span></text:span><text:span text:style-name="T31">»</text:span><text:span text:style-name="T24">,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4">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3521342" text:continue-numbering="true" text:style-name="диалог">
        <text:list-item>
          <text:p text:style-name="P93"><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33498331" text:continue-numbering="true" text:style-name="диалог">
        <text:list-item>
          <text:p text:style-name="P93">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3">*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3501529" text:continue-numbering="true" text:style-name="диалог">
        <text:list-item>
          <text:p text:style-name="P93">Ого, ты что, предложение делаешь?!</text:p>
        </text:list-item>
      </text:list>
      <text:p text:style-name="P12"><text:soft-page-break/>Милый засмеялся и ответил:</text:p>
      <text:list xml:id="list33512014" text:continue-numbering="true" text:style-name="диалог">
        <text:list-item>
          <text:p text:style-name="P123"><text:span text:style-name="_30__20_Text"><text:span text:style-name="T24">Конечно</text:span></text:span><text:span text:style-name="T24">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3">* * *</text:p>
      <text:p text:style-name="P12">Часто его просьбы были провокацией и сопровождались:</text:p>
      <text:list xml:id="list33510229" text:continue-numbering="true" text:style-name="диалог">
        <text:list-item>
          <text:p text:style-name="P93">Слабо? Ты сможешь!</text:p>
        </text:list-item>
      </text:list>
      <text:p text:style-name="P26"><text:span text:style-name="T24">Откажись я, это означало бы, что я открыто призн</text:span><text:span text:style-name="_30__20_Text"><text:span text:style-name="T24">а</text:span></text:span><text:span text:style-name="T24">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6"><text:span text:style-name="T24">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4">ты,</text:span></text:span><text:span text:style-name="T24">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3">*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3500924" text:continue-numbering="true" text:style-name="диалог">
        <text:list-item>
          <text:p text:style-name="P93"><text:soft-page-break/>Давай сама, котик. Я не хочу/занят/мне ничего не нужно/там дождь/голова болит/меня всё устраивает...</text:p>
        </text:list-item>
      </text:list>
      <text:p text:style-name="P12">Или его коронное:</text:p>
      <text:list xml:id="list33497213" text:continue-numbering="true" text:style-name="диалог">
        <text:list-item>
          <text:p text:style-name="P93">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3518733" text:continue-numbering="true" text:style-name="диалог">
        <text:list-item>
          <text:p text:style-name="P93">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33496280" text:continue-numbering="true" text:style-name="диалог">
        <text:list-item>
          <text:p text:style-name="P93"><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3496059" text:continue-numbering="true" text:style-name="диалог">
        <text:list-item>
          <text:p text:style-name="P93">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6"><text:span text:style-name="T24">Этот прием манипулирования называется </text:span><text:span text:style-name="_30__20_Text"><text:span text:style-name="T24">виктимблейминг</text:span></text:span><text:span text:style-name="T24">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4">это </text:span></text:span><text:span text:style-name="_30__20_Text"><text:span text:style-name="T31">было</text:span></text:span><text:span text:style-name="_30__20_Text"><text:span text:style-name="T24"> моим решением</text:span></text:span><text:span text:style-name="_30__20_Text"><text:span text:style-name="T31">. Э</text:span></text:span><text:span text:style-name="T24">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3506882" text:continue-numbering="true" text:style-name="диалог">
        <text:list-item>
          <text:p text:style-name="P93">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3"><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3513806" text:continue-numbering="true" text:style-name="диалог">
        <text:list-item>
          <text:p text:style-name="P93">Автобусом?! Лучше бы ты мне не говорила!..</text:p>
        </text:list-item>
      </text:list>
      <text:p text:style-name="P12">Я потратила 4 часа на поиски. Я дошла до восьмой страницы <text:span text:style-name="T44">Google'а</text:span>. Я сделала несколько десятков звонков — а он остался недоволен!</text:p>
      <text:p text:style-name="P26"><text:span text:style-name="T24">Из-за высокого роста, его ноги никуда не помещаются. Я не предусмотрела. Я виновата. Теперь он будет мучиться </text:span><text:span text:style-name="_30__20_Text"><text:span text:style-name="T24">из-за меня</text:span></text:span><text:span text:style-name="T24">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3509300" text:continue-numbering="true" text:style-name="диалог">
        <text:list-item>
          <text:p text:style-name="P93">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3">«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3513039" text:continue-numbering="true" text:style-name="диалог">
        <text:list-item>
          <text:p text:style-name="P93">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3496005" text:continue-numbering="true" text:style-name="диалог">
        <text:list-item>
          <text:p text:style-name="P93">Сама, котик...</text:p>
        </text:list-item>
        <text:list-item>
          <text:p text:style-name="P93">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3522561" text:continue-numbering="true" text:style-name="диалог">
        <text:list-item>
          <text:p text:style-name="P93">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4"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6">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3">«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3"><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4"/></text:span></text:p>
      <text:p text:style-name="P26"><text:span text:style-name="T24">Его </text:span><text:span text:style-name="_30__20_Text"><text:span text:style-name="T24">лучший друг</text:span></text:span><text:span text:style-name="T24">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2">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3">«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3">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8"><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3495079" text:continue-numbering="true" text:style-name="диалог">
        <text:list-item>
          <text:p text:style-name="P93">Тю! Ты серьезно?! Посмотри на себя! Это был вопрос времени! Она слишком хороша для тебя! Хватит нюни распускать!..</text:p>
        </text:list-item>
      </text:list>
      <text:p text:style-name="P53">*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33501726" text:continue-numbering="true" text:style-name="диалог">
        <text:list-item>
          <text:p text:style-name="P123"><text:span text:style-name="T24">Если на земле не останется ни одной </text:span><text:span text:style-name="_30__20_Text"><text:span text:style-name="T24">бабы</text:span></text:span><text:span text:style-name="T24">, </text:span><text:span text:style-name="T29">иметь</text:span><text:span text:style-name="T24">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3516083" text:continue-numbering="true" text:style-name="диалог">
        <text:list-item>
          <text:p text:style-name="P123"><text:span text:style-name="T24">Ну он же у нас самый красивый, вот его и пустим первым по кругу...</text:span><text:span text:style-name="Default_20_Paragraph_20_Font"><text:span text:style-name="T28">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3">«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3">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3507066" text:continue-numbering="true" text:style-name="диалог">
        <text:list-item>
          <text:p text:style-name="P93">Неужели тебе нравятся такое общение!?</text:p>
        </text:list-item>
      </text:list>
      <text:p text:style-name="P26">Ответ всегда был один:</text:p>
      <text:list xml:id="list33496260" text:continue-numbering="true" text:style-name="диалог">
        <text:list-item>
          <text:p text:style-name="P93">Ты слишком остро реагируешь. Мы так общаемся...</text:p>
        </text:list-item>
      </text:list>
      <text:p text:style-name="P12">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3">* * *</text:p>
      <text:p text:style-name="P12">Вернемся к делу. Основных тем у них было несколько:</text:p>
      <text:list xml:id="list33498483" text:continue-list="list33509576" text:style-name="список_20_перечисление">
        <text:list-item>
          <text:p text:style-name="P94">женские жопы;</text:p>
        </text:list-item>
        <text:list-item>
          <text:p text:style-name="P94">как изменить девушке/жене и сделать так, чтоб об этом никто не узнал;</text:p>
        </text:list-item>
        <text:list-item>
          <text:p text:style-name="P94">печальная история о том, как одна их общая подруга «дала» им всем, кроме одного, чем жестоко задела самолюбие оного;</text:p>
        </text:list-item>
        <text:list-item>
          <text:p text:style-name="P94">размер мужского достоинства;</text:p>
        </text:list-item>
        <text:list-item>
          <text:p text:style-name="P94"><text:soft-page-break/>HOTS<text:note text:id="ftn8" text:note-class="footnote"><text:note-citation text:label="*">*</text:note-citation><text:note-body><text:p text:style-name="Footnote"><text:span text:style-name="T44">HOTS (Heroes of the Storm) – </text:span><text:span text:style-name="T14">компьютерная игра, разработанная </text:span><text:span text:style-name="T44">Blizzard Entertainment.</text:span></text:p></text:note-body></text:note>;</text:p>
        </text:list-item>
        <text:list-item>
          <text:p text:style-name="P94">ну и, конечно, обсуждение отсутствующих за их спиной не в лучшей форме.</text:p>
        </text:list-item>
      </text:list>
      <text:p text:style-name="P12">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3">«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8"/></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3">* * *</text:p>
      <text:p text:style-name="P26"><text:span text:style-name="T24">Так вот, все это о </text:span><text:span text:style-name="_30__20_Text"><text:span text:style-name="T24">его</text:span></text:span><text:span text:style-name="T24"> окружении, именно о </text:span><text:span text:style-name="_30__20_Text"><text:span text:style-name="T24">его</text:span></text:span><text:span text:style-name="T24"> друзьях. Но есть еще другое окружение — </text:span><text:span text:style-name="T29">наше</text:span><text:span text:style-name="T24">. Это те ребята, которых мы повстречали уже будучи в паре. То есть, </text:span><text:span text:style-name="T29">наши общие</text:span><text:span text:style-name="T24"> друзья. Их он обрабатывал по-другому — немного аккуратней. Если </text:span><text:span text:style-name="_30__20_Text"><text:span text:style-name="T24">своим</text:span></text:span><text:span text:style-name="T24"> друзьям он говорил про меня:</text:span></text:p>
      <text:list xml:id="list33505777" text:continue-list="list33496260" text:style-name="диалог">
        <text:list-item>
          <text:p text:style-name="P93">Она неадекватная...</text:p>
        </text:list-item>
      </text:list>
      <text:p text:style-name="P26"><text:span text:style-name="T24">И дальше по тексту, то </text:span><text:span text:style-name="_30__20_Text"><text:span text:style-name="T24">нашим</text:span></text:span><text:span text:style-name="T24"> друзьям говорилось все в другой форме:</text:span></text:p>
      <text:list xml:id="list33524434" text:continue-numbering="true" text:style-name="диалог">
        <text:list-item>
          <text:p text:style-name="P93">Я ее люблю, <text:span text:style-name="T2">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6"><text:span text:style-name="T24">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4">опять</text:span></text:span><text:span text:style-name="T24">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3">* * *</text:p>
      <text:p text:style-name="P12">Не могу не вставить пару слов о его семье... Точнее — 4 слова:</text:p>
      <text:list xml:id="list6174522283266321942" text:style-name="List_20_1">
        <text:list-item>
          <text:p text:style-name="P95">Все</text:p>
        </text:list-item>
        <text:list-item>
          <text:p text:style-name="P95">Друг</text:p>
        </text:list-item>
        <text:list-item>
          <text:p text:style-name="P95">Друга</text:p>
        </text:list-item>
        <text:list-item>
          <text:p text:style-name="P95">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3509205" text:continue-list="list33524434" text:style-name="диалог">
        <text:list-item>
          <text:p text:style-name="P93">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3519052" text:continue-numbering="true" text:style-name="диалог">
        <text:list-item>
          <text:p text:style-name="P97">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4"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4"><text:s/></text:span></text:span><text:span text:style-name="T24">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9">замеченные мной,</text:span>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text:span text:style-name="T59">по </text:span>нормированн<text:span text:style-name="T59">ому</text:span> будничн<text:span text:style-name="T59">ому</text:span> график<text:span text:style-name="T59">у</text:span>. Но при этом он сидел и шпилил, придя с работы, в то время как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9">в</text:span> один из которых, под видом помощи мне, пока я вытирала пыль, мыла посуду и полы, он сломал штатив.</text:p>
      <text:p text:style-name="P3">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3518106" text:continue-numbering="true" text:style-name="диалог">
        <text:list-item>
          <text:p text:style-name="P97">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9"> </text:span>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4">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1">*</text:span><text:span text:style-name="T24">разболелся зуб</text:span><text:span text:style-name="T41">*</text:span><text:span text:style-name="T24">. Он мог </text:span><text:span text:style-name="_30__20_Text"><text:span text:style-name="T24">говорить</text:span></text:span><text:span text:style-name="T24"> сколько угодно, но когда приходило время </text:span><text:span text:style-name="_30__20_Text"><text:span text:style-name="T24">делать</text:span></text:span><text:span text:style-name="T24">, ему всегда что-то «мешало». Но чаще всего было:</text:span></text:p>
      <text:list xml:id="list33524490" text:continue-numbering="true" text:style-name="диалог">
        <text:list-item>
          <text:p text:style-name="P97"><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9">была</text:span> его помощь, или мы что-то запланировали, и <text:span text:style-name="T14">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9">для него </text:span>на втором месте.</text:p>
      <text:p text:style-name="P3">Каждый раз это было что-то «поважнее» данного мне обещания, и он не мог. При этом он никогда не просил прощени<text:span text:style-name="T59">я</text:span>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9">я </text:span>боялась, что любая ссора с ним может стать последней. Меня выворачивало на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text:span text:style-name="T59">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9">—</text:span>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3">*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3505249" text:continue-numbering="true" text:style-name="диалог">
        <text:list-item>
          <text:p text:style-name="P97">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3">*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3"><text:span text:style-name="T59">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9">и</text:span>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3515224" text:continue-numbering="true" text:style-name="диалог">
        <text:list-item>
          <text:p text:style-name="P97">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text:span text:style-name="T59">л</text:span> несколько дней, на что мне могли ответить:</text:p>
      <text:list xml:id="list33494062" text:continue-numbering="true" text:style-name="диалог">
        <text:list-item>
          <text:p text:style-name="P97">Мне не обязательно стирать трусы каждый день!</text:p>
        </text:list-item>
      </text:list>
      <text:p text:style-name="Text_20_body"><text:span text:style-name="T24">Мне приходилось просить его чистить уши, потому, что </text:span><text:span text:style-name="_30__20_Text"><text:span text:style-name="T24">мне было стыдно</text:span></text:span><text:span text:style-name="T24">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2">й</text:span><text:span text:style-name="T24">ти в гости, кинуть их куда-то и </text:span><text:span text:style-name="T29">это</text:span><text:span text:style-name="T24">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 <text:span text:style-name="T59">Любовь зла...</text:span></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9">у него</text:span>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33525104" text:continue-numbering="true" text:style-name="диалог">
        <text:list-item>
          <text:p text:style-name="P97">Пойдем купим тебе что-нибудь новое.</text:p>
        </text:list-item>
      </text:list>
      <text:p text:style-name="P3">Он отвечал:</text:p>
      <text:list xml:id="list33498637" text:continue-numbering="true" text:style-name="диалог">
        <text:list-item>
          <text:p text:style-name="P97">У меня все есть, мне ничего не надо.</text:p>
        </text:list-item>
      </text:list>
      <text:p text:style-name="P3">И ходил мятый и грязный, как бомж, а я просто не <text:span text:style-name="T59">имела возможности на него повлиять</text:span>.</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4">Это было еще одно чувство вины. Но в отличии от всех остальных, навязанных мне, это был стыд. </text:span><text:span text:style-name="_30__20_Text"><text:span text:style-name="T24">Мне было стыдно</text:span></text:span><text:span text:style-name="T24"> от того, что я не справляюсь как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9">* * *</text:p>
      <text:p text:style-name="Text_20_body"><text:span text:style-name="T24">А вы знали, что </text:span><text:span text:style-name="_30__20_Text"><text:span text:style-name="T24">неряшливость является одним из симптомов психического отклонения</text:span></text:span><text:span text:style-name="T24">?</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3519230" text:continue-numbering="true" text:style-name="диалог">
        <text:list-item>
          <text:p text:style-name="P97">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 способ манипуляцией чувством вины. Он строил из себя «жертву» после малейшего замечания, озвучивая это простой фразой:</text:p>
      <text:list xml:id="list33521672" text:continue-numbering="true" text:style-name="диалог">
        <text:list-item>
          <text:p text:style-name="P97">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3510854" text:continue-numbering="true" text:style-name="диалог">
        <text:list-item>
          <text:p text:style-name="P97">Это не я...</text:p>
        </text:list-item>
        <text:list-item>
          <text:p text:style-name="P97">Если я этого не помню, значит этого не было.</text:p>
        </text:list-item>
        <text:list-item>
          <text:p text:style-name="P97">Я имею право хранить молчание.</text:p>
        </text:list-item>
        <text:list-item>
          <text:p text:style-name="P97">Я ничего не обещал.</text:p>
        </text:list-item>
      </text:list>
      <text:p text:style-name="P53">*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3494184" text:continue-numbering="true" text:style-name="диалог">
        <text:list-item>
          <text:p text:style-name="P97">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3">* * *</text:p>
      <text:p text:style-name="Text_20_body"><text:span text:style-name="T24">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4">триггера</text:span></text:span><text:span text:style-name="T24">.</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3"><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3">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3">*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3">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7">«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7">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7"><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7">В судьбу я не верю, я верю только в свои силы. Если ты считаешь, что сил больше нет — я не вправе тебе ничего навязывать.»</text:p>
      <text:p text:style-name="P57"/>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3493537" text:continue-numbering="true" text:style-name="диалог">
        <text:list-item>
          <text:p text:style-name="P97">У тебя нос чешется... Да нет же! Чешется!</text:p>
        </text:list-item>
      </text:list>
      <text:p text:style-name="P3"><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pan text:style-name="T10">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4">На первый взгляд ничего странного. Мы кому-то нравимся — это же хорошо. Но, на самом деле, это — </text:span><text:span text:style-name="_30__20_Text"><text:span text:style-name="T24">триангуляция</text:span></text:span><text:span text:style-name="T24">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2">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10">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4">Этот метод называется </text:span><text:span text:style-name="_30__20_Text"><text:span text:style-name="T24">манипуляцией тщеславием (положительное подкрепление)</text:span></text:span><text:span text:style-name="T24">.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10">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10">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2">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4">В добавок ко всему, это </text:span><text:span text:style-name="_30__20_Text"><text:span text:style-name="T24">манипуляция чувством вины</text:span></text:span><text:span text:style-name="T24"> — он надевает маску «жертвы», обвиняя меня в несправедливости уже моих действий. Он-то от своих уже отрекся...</text:span></text:p>
      <text:p text:style-name="P3"><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10">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4">Манипуляция жалостью</text:span></text:span><text:span text:style-name="T24"> — посмотри, как мне страшно!</text:span></text:p>
      <text:p text:style-name="P3"><text:span text:style-name="T10">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5">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оправдывать низкие поступки!</text:p>
      <text:p text:style-name="P3"><text:span text:style-name="T10">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3"><text:span text:style-name="T10">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3"><text:span text:style-name="T10">Цель</text:span><text:span text:style-name="T11">:</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10">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10">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7">«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7">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7"><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7">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7">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7">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7">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7">Я растерян и не знаю, что мне делать. Мне страшно и я обессилен. Ты не можешь быть такой бесчувственной и бросить меня, когда ты мне так нужна!</text:p>
      <text:p text:style-name="P57">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7"><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7">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7">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7"/>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84"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3504273" text:continue-numbering="true" text:style-name="диалог">
        <text:list-item>
          <text:p text:style-name="P97">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33498402" text:continue-numbering="true" text:style-name="диалог">
        <text:list-item>
          <text:p text:style-name="P97">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3524609" text:continue-numbering="true" text:style-name="диалог">
        <text:list-item>
          <text:p text:style-name="P97">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33501474" text:continue-numbering="true" text:style-name="диалог">
        <text:list-item>
          <text:p text:style-name="P97"><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 Бывало, идем по улице, а он такой:</text:p>
      <text:list xml:id="list33504691" text:continue-numbering="true" text:style-name="диалог">
        <text:list-item>
          <text:p text:style-name="P97">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2">«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2">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8"><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5">*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3507473" text:continue-numbering="true" text:style-name="диалог">
        <text:list-item>
          <text:p text:style-name="P97">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text:p>
      <text:list xml:id="list33512316" text:continue-numbering="true" text:style-name="диалог">
        <text:list-item>
          <text:p text:style-name="P97">Я, — говорил, — просто на вас посижу посмотрю...</text:p>
        </text:list-item>
      </text:list>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text:soft-page-break/>Что тут сказать? Любила — безумно. Боготворила — да. Дорожила — да. Ну не ревнивая я!</text:p>
      <text:p text:style-name="P3">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4">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1">пользуются,</text:span></text:span><text:span text:style-name="_30__20_Text"><text:span text:style-name="T24"> но при этом не бросают</text:span></text:span><text:span text:style-name="T24">. И факт измены ее идеализированного мучителя уходит на второй план, лишь бы он оставался рядом и не рвал отношения с жертвой.</text:span></text:p>
      <text:p text:style-name="P3"><text:soft-page-break/>На этой стадии жертва много раз слышала:</text:p>
      <text:list xml:id="list33519783" text:continue-numbering="true" text:style-name="диалог">
        <text:list-item>
          <text:p text:style-name="P97">Да кому ты нужна, кроме меня?! — и понимала, что и правда, ведь в ней столько недостатков! Она ведь постоянно в чем-то виновата...</text:p>
        </text:list-item>
        <text:list-item>
          <text:p text:style-name="P97">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7">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4">В процессе </text:span><text:span text:style-name="_30__20_Text"><text:span text:style-name="T24">отмены</text:span></text:span><text:span text:style-name="T24">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4">привлекательной и манипулятор знает, что она уже никуда не денется.</text:span></text:p>
      <text:p text:style-name="P3">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33525265" text:continue-numbering="true" text:style-name="диалог">
        <text:list-item>
          <text:p text:style-name="P97">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4" text:outline-level="2"><text:s/><text:bookmark-start text:name="Glava_12__Nie_noi"/>Глава 12. <text:line-break/>Не ной<text:bookmark-end text:name="Glava_12__Nie_noi"/></text:h>
      <text:p text:style-name="Эпиграф">Слезь, дай лошади отдохнуть.</text:p>
      <text:p text:style-name="P3">Если со всеми остальными недостатками я могла смириться, то с одним я мириться не хотела. По быту — да. Я задавала себе вопросы:</text:p>
      <text:list xml:id="list33520383" text:continue-numbering="true" text:style-name="диалог">
        <text:list-item>
          <text:p text:style-name="P97">Я могу с этим жить? — Да.</text:p>
        </text:list-item>
        <text:list-item>
          <text:p text:style-name="P97">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3"><text:soft-page-break/>Я так расстроилась, рассуждала — что же человека толкает на предательство, да еще и такое подлое?.. На что он мне говорил:</text:p>
      <text:list xml:id="list33493220" text:continue-numbering="true" text:style-name="диалог">
        <text:list-item>
          <text:p text:style-name="P97">Не ной.</text:p>
        </text:list-item>
        <text:list-item>
          <text:p text:style-name="P97">Мне неинтересно это слушать.</text:p>
        </text:list-item>
        <text:list-item>
          <text:p text:style-name="P97">Это ты виновата, это ты допустила.</text:p>
        </text:list-item>
        <text:list-item>
          <text:p text:style-name="P97">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3508507" text:continue-numbering="true" text:style-name="диалог">
        <text:list-item>
          <text:p text:style-name="P97">А я тут при чем?!</text:p>
        </text:list-item>
      </text:list>
      <text:p text:style-name="P3">Или:</text:p>
      <text:list xml:id="list33498869" text:continue-numbering="true" text:style-name="диалог">
        <text:list-item>
          <text:p text:style-name="P97">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3496667" text:continue-numbering="true" text:style-name="диалог">
        <text:list-item>
          <text:p text:style-name="P97">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3511427" text:continue-numbering="true" text:style-name="диалог">
        <text:list-item>
          <text:p text:style-name="P97">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3">*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33518070" text:continue-numbering="true" text:style-name="диалог">
        <text:list-item>
          <text:p text:style-name="P120"><text:span text:style-name="T24">Объятия, — говорила я, — это как стена, которая ограждает меня от всех проблем и дарит чувство защищенности, что особенно помогает в </text:span><text:span text:style-name="T24">минуты, когда тяжело. Про</text:span><text:soft-page-break/><text:span text:style-name="T24">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4">* * *</text:p>
      <text:p text:style-name="P3">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4">Он берет стакан, набирает воды, запивает таблетку и просто </text:span><text:span text:style-name="_30__20_Text"><text:span text:style-name="T24">бросает</text:span></text:span><text:span text:style-name="T24">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х он поддерживал разные стороны.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3496074" text:continue-numbering="true" text:style-name="диалог">
        <text:list-item>
          <text:p text:style-name="P97">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3492981" text:continue-numbering="true" text:style-name="диалог">
        <text:list-item>
          <text:p text:style-name="P97">Хватит ныть! Соберись, тряпка!</text:p>
        </text:list-item>
      </text:list>
      <text:p text:style-name="Text_20_body"><text:span text:style-name="T24">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4">ему это неинтересно</text:span></text:span><text:span text:style-name="T24">, говорил, что </text:span><text:span text:style-name="_30__20_Text"><text:span text:style-name="T24">я выношу ему мозг</text:span></text:span><text:span text:style-name="T24">.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3">Даже сейчас мне говорят друзья, когда уже весь этот ад закончился:</text:p>
      <text:list xml:id="list33492975" text:continue-numbering="true" text:style-name="диалог">
        <text:list-item>
          <text:p text:style-name="P97">Ты же девочка, ты должна быть слабой... (в понимании женственности).</text:p>
        </text:list-item>
      </text:list>
      <text:p text:style-name="P3">У меня один ответ:</text:p>
      <text:list xml:id="list33498686" text:continue-numbering="true" text:style-name="диалог">
        <text:list-item>
          <text:p text:style-name="P97">Я не могу себе этого позволить!</text:p>
        </text:list-item>
      </text:list>
      <text:p text:style-name="P3"><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бы не осталось.</text:p>
      <text:p text:style-name="P3">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3514571" text:continue-numbering="true" text:style-name="диалог">
        <text:list-item>
          <text:p text:style-name="P97">Не ной!</text:p>
        </text:list-item>
      </text:list>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3">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3"><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84"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6">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1">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1">Мы сравниваем наши чувства с чувствами других людей, чтобы понимать и иметь </text:span></text:span><text:span text:style-name="_30__20_Text"><text:span text:style-name="T29">подтверждение</text:span></text:span><text:span text:style-name="_30__20_Text"><text:span text:style-name="T31">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3496107" text:continue-numbering="true" text:style-name="диалог">
        <text:list-item>
          <text:p text:style-name="P97">Я никогда не говорил это!</text:p>
        </text:list-item>
      </text:list>
      <text:p text:style-name="P3">И вот вы начинаете сомневаться в том, что слышали.</text:p>
      <text:list xml:id="list33521576" text:continue-numbering="true" text:style-name="диалог">
        <text:list-item>
          <text:p text:style-name="P97">Тебе кажется, что ты переживаешь! Ничего ты не переживаешь!</text:p>
        </text:list-item>
      </text:list>
      <text:p text:style-name="P3">И вы сомневаетесь, что ваши переживания реальны.</text:p>
      <text:list xml:id="list33509454" text:continue-numbering="true" text:style-name="диалог">
        <text:list-item>
          <text:p text:style-name="P97">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33511355" text:continue-numbering="true" text:style-name="диалог">
        <text:list-item>
          <text:p text:style-name="P97">Это была не твоя идея, а моя...</text:p>
        </text:list-item>
      </text:list>
      <text:p text:style-name="P3">И вы сомневаетесь в своей памяти и способностях.</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3510726" text:continue-numbering="true" text:style-name="диалог">
        <text:list-item>
          <text:p text:style-name="P97">Ну не говорил, так не говорил...</text:p>
        </text:list-item>
      </text:list>
      <text:p text:style-name="P49">* * *</text:p>
      <text:p text:style-name="Text_20_body"><text:span text:style-name="T24">Знаете, я не просто так пишу об этом. Это описание моей жизни на протяжении нескольких лет. </text:span><text:span text:style-name="_30__20_Text"><text:span text:style-name="T24">Психоз порождает психоз.</text:span></text:span><text:span text:style-name="T24">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4">Например, он ясно давал понять, что он имеет право на свободу действий. Он четко расписывал по слогам каждый </text:span><text:span text:style-name="T24">раз, что для него важен его собственный комфорт. И это здорово, Да? Мы </text:span><text:span text:style-name="_30__20_Text"><text:span text:style-name="T24">все</text:span></text:span><text:span text:style-name="T24"> имеем право на свободу действий. Согласны? Ключевое слово — «все»!</text:span></text:p>
      <text:p text:style-name="Text_20_body"><text:span text:style-name="T24">Он так не считал. </text:span><text:span text:style-name="_30__20_Text"><text:span text:style-name="T24">Он</text:span></text:span><text:span text:style-name="T24">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считает, что прав и будет утверждать, что я, на самом деле, с ним согласна, но просто не хочу это признать.</text:p>
      <text:list xml:id="list33513824" text:continue-numbering="true" text:style-name="диалог">
        <text:list-item>
          <text:p text:style-name="P97">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33500758" text:continue-numbering="true" text:style-name="диалог">
        <text:list-item>
          <text:p text:style-name="P97">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3502550" text:continue-numbering="true" text:style-name="диалог">
        <text:list-item>
          <text:p text:style-name="P97">Ну говорил, так говорил... Я снова все напутала.</text:p>
          <text:p text:style-name="P145"/>
        </text:list-item>
      </text:list>
      <text:p text:style-name="P62">«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33509790" text:continue-numbering="true" text:style-name="диалог">
        <text:list-item>
          <text:p text:style-name="P97">Но ведь было же!</text:p>
        </text:list-item>
      </text:list>
      <text:p text:style-name="P3">Но мне повторяли и повторяли:</text:p>
      <text:list xml:id="list33503257" text:continue-numbering="true" text:style-name="диалог">
        <text:list-item>
          <text:p text:style-name="P97">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334984021" text:continue-numbering="true" text:style-name="диалог">
        <text:list-item>
          <text:p text:style-name="P97"><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3506632" text:continue-numbering="true" text:style-name="диалог">
        <text:list-item>
          <text:p text:style-name="P97">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3494277" text:continue-numbering="true" text:style-name="диалог">
        <text:list-item>
          <text:p text:style-name="P97"><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33497973" text:continue-numbering="true" text:style-name="диалог">
        <text:list-item>
          <text:p text:style-name="P97">Ты уже так вела себя на прошлой неделе.</text:p>
        </text:list-item>
      </text:list>
      <text:p text:style-name="P3">Я пыталась оправдаться, и говорила, что в той ситуации были те же причины:</text:p>
      <text:list xml:id="list33494175" text:continue-numbering="true" text:style-name="диалог">
        <text:list-item>
          <text:p text:style-name="P97">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33516381" text:continue-numbering="true" text:style-name="диалог">
        <text:list-item>
          <text:p text:style-name="P97">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33499490" text:continue-numbering="true" text:style-name="диалог">
        <text:list-item>
          <text:p text:style-name="P97">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3498571" text:continue-numbering="true" text:style-name="диалог">
        <text:list-item>
          <text:p text:style-name="P97">Да все считают, что ты неадекватная!</text:p>
        </text:list-item>
      </text:list>
      <text:p text:style-name="P3">Или:</text:p>
      <text:list xml:id="list33510813" text:continue-numbering="true" text:style-name="диалог">
        <text:list-item>
          <text:p text:style-name="P97">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3">* * *</text:p>
      <text:p text:style-name="Text_20_body"><text:span text:style-name="T24">Вот реальный тому пример. В последнюю нашу поездку в другой город мы всю дорогу ругались, обсуждая </text:span><text:span text:style-name="_30__20_Text"><text:span text:style-name="T24">замявшийся накануне конфликт</text:span></text:span><text:span text:style-name="T24">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3504697" text:continue-numbering="true" text:style-name="диалог">
        <text:list-item>
          <text:p text:style-name="P97">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3"/>
      <text:p text:style-name="P62">«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2">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4">Ирина Мельниченко, «Мудаки и игра на публику»</text:span><text:span text:style-name="Default_20_Paragraph_20_Font"><text:span text:style-name="T28"> </text:span></text:span></text:p>
      <text:p text:style-name="P49">* * *</text:p>
      <text:p text:style-name="P3">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3">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3">*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3499805" text:continue-numbering="true" text:style-name="диалог">
        <text:list-item>
          <text:p text:style-name="P97">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33493110" text:continue-numbering="true" text:style-name="диалог">
        <text:list-item>
          <text:p text:style-name="P97">Я уже дома. А ты где? — по голосу было понятно, что он улыбается.</text:p>
        </text:list-item>
        <text:list-item>
          <text:p text:style-name="P97">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3506512" text:continue-numbering="true" text:style-name="диалог">
        <text:list-item>
          <text:p text:style-name="P97">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4">Но речь о том, что сейчас мы </text:span><text:span text:style-name="_30__20_Text"><text:span text:style-name="T24">договорились</text:span></text:span><text:span text:style-name="T24">!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3">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3518538" text:continue-numbering="true" text:style-name="диалог">
        <text:list-item>
          <text:p text:style-name="P97">Помнишь, утром коту вкололи лекарство?</text:p>
        </text:list-item>
        <text:list-item>
          <text:p text:style-name="P97">Помню.</text:p>
        </text:list-item>
        <text:list-item>
          <text:p text:style-name="P97">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7"><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7">Да, но с небольшой поправкой — пока не буду уверена в том, что лекарство подействовало, и ему легче.</text:p>
        </text:list-item>
        <text:list-item>
          <text:p text:style-name="P97">Я тебя неправильно понял...</text:p>
        </text:list-item>
        <text:list-item>
          <text:p text:style-name="P97">А что конкретно ты не так понял? Тебе нужно было просто набрать меня, когда освободишься и узнать, пойду я с тобой или нет?</text:p>
        </text:list-item>
        <text:list-item>
          <text:p text:style-name="P97">Я подумал, что если коту плохо, то ты никуда не пойдешь.</text:p>
        </text:list-item>
        <text:list-item>
          <text:p text:style-name="P97">Но мы договорились, что если ему станет лучше, то я пойду. Было?</text:p>
        </text:list-item>
        <text:list-item>
          <text:p text:style-name="P97">Было.</text:p>
        </text:list-item>
        <text:list-item>
          <text:p text:style-name="P97">Так почему ты не позвонил?</text:p>
        </text:list-item>
        <text:list-item>
          <text:p text:style-name="P97">Я тебя не так понял...</text:p>
          <text:p text:style-name="P97"/>
        </text:list-item>
      </text:list>
      <text:p text:style-name="P62">«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2">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3">И эта техника прекрасно прослеживается здесь:</text:p>
      <text:list xml:id="list33507772" text:continue-numbering="true" text:style-name="диалог">
        <text:list-item>
          <text:p text:style-name="P120"><text:span text:style-name="T31">Помнишь, </text:span><text:span text:style-name="T29">мы договорились, что ты меня наберешь</text:span><text:span text:style-name="T31"> и узнаешь, как обстоят дела и, </text:span><text:span text:style-name="_30__20_Text"><text:span text:style-name="T31">если все хорошо, то я поеду</text:span></text:span><text:span text:style-name="T31"> с тобой? — говорю я.</text:span></text:p>
        </text:list-item>
        <text:list-item>
          <text:p text:style-name="P120"><text:span text:style-name="T24">Помню. </text:span><text:span text:style-name="T29">Мы договорились, что ты </text:span><text:span text:style-name="_30__20_Text"><text:span text:style-name="T24">останешься дома</text:span></text:span><text:span text:style-name="T24">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33524339" text:continue-numbering="true" text:style-name="диалог">
        <text:list-item>
          <text:p text:style-name="P97">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4"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6">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3521433" text:continue-numbering="true" text:style-name="диалог">
        <text:list-item>
          <text:p text:style-name="P97"><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33505658" text:continue-numbering="true" text:style-name="диалог">
        <text:list-item>
          <text:p text:style-name="P97">Выдели хоть выходные для меня! — просила я. — Хотя бы день! 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3">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3">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3">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3524556" text:continue-numbering="true" text:style-name="диалог">
        <text:list-item>
          <text:p text:style-name="P97">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3"><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33514795" text:continue-numbering="true" text:style-name="диалог">
        <text:list-item>
          <text:p text:style-name="P97">Все не так! Я ожидал совсем другого! Ты все неправильно сделала!</text:p>
        </text:list-item>
        <text:list-item>
          <text:p text:style-name="P97">А что конкретно тебя не устраивает — манера письма?</text:p>
        </text:list-item>
        <text:list-item>
          <text:p text:style-name="P97">Здесь просто — все не так!!!</text:p>
        </text:list-item>
      </text:list>
      <text:p text:style-name="Text_20_body"><text:span text:style-name="T24">Да. Вместо того, чтобы обратить внимание на то, </text:span><text:span text:style-name="_30__20_Text"><text:span text:style-name="T24">что</text:span></text:span><text:span text:style-name="T24"> написано — он же сам предложил, он обратил внимание на то, </text:span><text:span text:style-name="_30__20_Text"><text:span text:style-name="T24">как</text:span></text:span><text:span text:style-name="T24"> написано. Он в очередной раз соскользнул с темы, не вникнув в суть. И, вместо того, чтобы думать, как вести </text:span><text:soft-page-break/><text:span text:style-name="T24">дальнейший диалог, я сидела, смотрела на его недовольное лицо, пытаясь понять, а как же надо было написать?</text:span></text:p>
      <text:p text:style-name="P3">Потом он преподнес мне свой список. Точно не помню формулировку, но смысл был такой:</text:p>
      <text:list xml:id="list33501962" text:continue-list="list6174522283266321942" text:style-name="List_20_1">
        <text:list-item text:start-value="1">
          <text:p text:style-name="P98">У меня</text:p>
        </text:list-item>
        <text:list-item>
          <text:p text:style-name="P98">Идеальная</text:p>
        </text:list-item>
        <text:list-item>
          <text:p text:style-name="P98">Девушка</text:p>
        </text:list-item>
        <text:list-item>
          <text:p text:style-name="P98">Которую</text:p>
        </text:list-item>
        <text:list-item>
          <text:p text:style-name="P98">Я очень</text:p>
        </text:list-item>
        <text:list-item>
          <text:p text:style-name="P98">Сильно</text:p>
        </text:list-item>
        <text:list-item>
          <text:p text:style-name="P98">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8"><text:s/></text:span></text:span></text:p>
      <text:p text:style-name="P3">Именно к этим словам он и прицепился. Именно на них обсуждение и закончилось.</text:p>
      <text:p text:style-name="P3">Тут очень важный момент. Что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4">Нужно отметить, что </text:span><text:span text:style-name="_30__20_Text"><text:span text:style-name="T24">я его таким никогда не видела</text:span></text:span><text:span text:style-name="T24">.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2">«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2">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2">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2">«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2">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33518250" text:continue-list="list33514795" text:style-name="диалог">
        <text:list-item>
          <text:p text:style-name="P97">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3506562" text:continue-numbering="true" text:style-name="диалог">
        <text:list-item>
          <text:p text:style-name="P97">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3502092" text:continue-numbering="true" text:style-name="диалог">
        <text:list-item>
          <text:p text:style-name="P97">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Вам, наверное, интересно, что же она делал под подъездом в такой поздний час. Терпение. Скоро вы все узнаете.</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33500072" text:continue-numbering="true" text:style-name="диалог">
        <text:list-item>
          <text:p text:style-name="P97"><text:s/>Что же мне делать? Хм... Я знаю! Мне нужно содрать татуировку, чтоб она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3512155" text:continue-numbering="true" text:style-name="диалог">
        <text:list-item>
          <text:p text:style-name="P97"><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4">Итак, ему нужны были доказательства своих жалоб и он все спланировал. Он, впервые </text:span><text:span text:style-name="_30__20_Text"><text:span text:style-name="T24">сам</text:span></text:span><text:span text:style-name="T24"> </text:span><text:span text:style-name="_30__20_Text"><text:span text:style-name="T24">позвонил</text:span></text:span><text:span text:style-name="T24"> мне и </text:span><text:span text:style-name="_30__20_Text"><text:span text:style-name="T24">сам предложил</text:span></text:span><text:span text:style-name="T24"> поговорить о наших проблемах, хотя </text:span><text:span text:style-name="_30__20_Text"><text:span text:style-name="T24">всегда</text:span></text:span><text:span text:style-name="T24"> отлынивал от любых выяснений отношений.</text:span></text:p>
      <text:p text:style-name="P3">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44">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4">Он привел свидетелей для подтверждения всех своих жалоб и застал меня — в </text:span><text:span text:style-name="_30__20_Text"><text:span text:style-name="T24">Совершенно Неадекватном Состоянии</text:span></text:span><text:span text:style-name="T24">.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3">*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4"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6">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ывать все мысли, что были в моей голове. Вот первая запись:</text:p>
      <text:p text:style-name="P3"/>
      <text:p text:style-name="P57">«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7"/>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3">*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3496738" text:continue-numbering="true" text:style-name="диалог">
        <text:list-item>
          <text:p text:style-name="P97">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3">*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3511263" text:continue-numbering="true" text:style-name="диалог">
        <text:list-item>
          <text:p text:style-name="P97">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3">*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7">«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7">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3519724" text:continue-numbering="true" text:style-name="диалог">
        <text:list-item>
          <text:p text:style-name="P97">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3516847" text:continue-numbering="true" text:style-name="диалог">
        <text:list-item>
          <text:p text:style-name="P97">Он любит! Я спрашивала у него,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4"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2">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4">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4">показалось</text:span></text:span><text:span text:style-name="T24">.</text:span></text:p>
      <text:p text:style-name="P3">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33495583" text:continue-numbering="true" text:style-name="диалог">
        <text:list-item>
          <text:p text:style-name="P97">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33519829" text:continue-numbering="true" text:style-name="диалог">
        <text:list-item>
          <text:p text:style-name="P97">А это не он идет?</text:p>
        </text:list-item>
      </text:list>
      <text:p text:style-name="P3">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33511053" text:continue-numbering="true" text:style-name="диалог">
        <text:list-item>
          <text:p text:style-name="P97"><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быть и — попросил уйти. Ба-бах.</text:p>
      <text:p text:style-name="P53"><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3493136" text:continue-numbering="true" text:style-name="диалог">
        <text:list-item>
          <text:p text:style-name="P97">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4"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33515268" text:continue-numbering="true" text:style-name="диалог">
        <text:list-item>
          <text:p text:style-name="P97">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33496163" text:continue-numbering="true" text:style-name="диалог">
        <text:list-item>
          <text:p text:style-name="P97"><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4">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4">ждала</text:span></text:span><text:span text:style-name="T24">.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1"><text:soft-page-break/>Завязался разговор. Я отметила про себя, будто разговариваю с незнакомым мне человеком. Но тогда меня это порадовало.</text:p>
      <text:p text:style-name="P21">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3505152" text:continue-numbering="true" text:style-name="диалог">
        <text:list-item>
          <text:p text:style-name="P97">Ты очень хорошо выглядишь.</text:p>
        </text:list-item>
        <text:list-item>
          <text:p text:style-name="P97">Я очень за тобой соскучился.</text:p>
        </text:list-item>
        <text:list-item>
          <text:p text:style-name="P97">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33522732" text:continue-numbering="true" text:style-name="диалог">
        <text:list-item>
          <text:p text:style-name="P97"><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7">А по вторникам? — спросил он.</text:p>
        </text:list-item>
        <text:list-item>
          <text:p text:style-name="P97">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4"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3"><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3">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3">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3">Я переживала. Любимый демонстрировал мне свое желание все исправить, а я искренне на все это велась. Я была несказанно счастлива! Дура.</text:p>
      <text:p text:style-name="P3"><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33522962" text:continue-numbering="true" text:style-name="диалог">
        <text:list-item>
          <text:p text:style-name="P97">Останьтесь, Яна...</text:p>
        </text:list-item>
      </text:list>
      <text:p text:style-name="P3">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3">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3508049" text:continue-numbering="true" text:style-name="диалог">
        <text:list-item>
          <text:p text:style-name="P97">А скажите мне, пожалуйста, зачем вам Яна?</text:p>
        </text:list-item>
        <text:list-item>
          <text:p text:style-name="P97">В смысле: «зачем мне Яна»? <text:span text:style-name="T14">Я ее люблю! — его ответ сопровождался задорными смешками.</text:span></text:p>
        </text:list-item>
        <text:list-item>
          <text:p text:style-name="P97">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 После этих слов я закрыла свой блокнотик с заметками и отложила в сторону.</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3505472" text:continue-numbering="true" text:style-name="диалог">
        <text:list-item>
          <text:p text:style-name="P97">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84"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33515566" text:continue-numbering="true" text:style-name="диалог">
        <text:list-item>
          <text:p text:style-name="P97"><text:soft-page-break/>Котик, а когда ты принял такое решение — на мне жениться?</text:p>
        </text:list-item>
        <text:list-item>
          <text:p text:style-name="P97">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3520172" text:continue-list="list33501962" text:style-name="List_20_1">
        <text:list-item>
          <text:list>
            <text:list-item>
              <text:p text:style-name="P98">мне это не нравится;</text:p>
            </text:list-item>
            <text:list-item>
              <text:p text:style-name="P98">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33521550" text:continue-list="list33515566" text:style-name="диалог">
        <text:list-item>
          <text:p text:style-name="P97">Ну и когда же мы поженимся? — спросила я.</text:p>
        </text:list-item>
        <text:list-item>
          <text:p text:style-name="P97">Давай летом. — предложил он.</text:p>
        </text:list-item>
      </text:list>
      <text:p text:style-name="P3">Отличная идея.</text:p>
      <text:p text:style-name="P3">Я не знаю, как мы вообще до лета дожили.</text:p>
      <text:h text:style-name="P84"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3521866" text:continue-numbering="true" text:style-name="диалог">
        <text:list-item>
          <text:p text:style-name="P97">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33504927" text:continue-numbering="true" text:style-name="диалог">
        <text:list-item>
          <text:p text:style-name="P97"><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33496943" text:continue-numbering="true" text:style-name="диалог">
        <text:list-item>
          <text:p text:style-name="P97">...Я не хотел никогда никаких бумажек. Вчера это был просто разговор, из которого ты нашифровала!</text:p>
        </text:list-item>
        <text:list-item>
          <text:p text:style-name="P97">«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7">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7">Меня такое отношение мягко говоря не устраивает! Что-то ты часто уходишь от своих <text:s/>слов! С аргументом: «Я ляпнул не подумав»...</text:p>
        </text:list-item>
        <text:list-item>
          <text:p text:style-name="P97">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20"><text:span text:style-name="T24">Если бы этот разговор был </text:span><text:span text:style-name="_30__20_Text"><text:span text:style-name="T24">до</text:span></text:span><text:span text:style-name="T24"> твоего предложения — сказала бы!</text:span></text:p>
        </text:list-item>
        <text:list-item>
          <text:p text:style-name="P97">Поэтому я не понимаю, почему ты так упорно ее пытаешься пропихнуть, когда причина не в этом!? — он стоит на своем.</text:p>
        </text:list-item>
        <text:list-item>
          <text:p text:style-name="P97">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т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ричину) пытаешься пропихнуть.»</text:p>
      <text:p text:style-name="P3">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3">* * *</text:p>
      <text:p text:style-name="P3">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3">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4">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4">причины</text:span></text:span><text:span text:style-name="T24">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3509701" text:continue-numbering="true" text:style-name="диалог">
        <text:list-item>
          <text:p text:style-name="P97">Когда вещи заберешь? — пишет он в тот же день.</text:p>
        </text:list-item>
        <text:list-item>
          <text:p text:style-name="P97">Сегодня, — отвечаю я, на что он отвечает:</text:p>
        </text:list-item>
        <text:list-item>
          <text:p text:style-name="P97">Целую в шею...</text:p>
        </text:list-item>
      </text:list>
      <text:p text:style-name="P3"><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3494380" text:continue-numbering="true" text:style-name="диалог">
        <text:list-item>
          <text:p text:style-name="P97">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text:soft-page-break/>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4"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2">«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2">«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3519794" text:continue-numbering="true" text:style-name="диалог">
        <text:list-item>
          <text:p text:style-name="P97">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3507749" text:continue-numbering="true" text:style-name="диалог">
        <text:list-item>
          <text:p text:style-name="P97">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33523892" text:continue-numbering="true" text:style-name="диалог">
        <text:list-item>
          <text:p text:style-name="P97">Давай завтра созвонимся и обсудим <text:span text:style-name="T44">&lt;</text:span>уже не помню что<text:span text:style-name="T44">&gt;</text:span>...</text:p>
        </text:list-item>
        <text:list-item>
          <text:p text:style-name="P97"><text:soft-page-break/>Давай, — отвечаю я, — только ты сначала мой номер из черного списка удали — потом и созвонимся...</text:p>
        </text:list-item>
      </text:list>
      <text:p text:style-name="Text_20_body"><text:span text:style-name="T24">И тут я увидела ее </text:span><text:span text:style-name="T29">Л</text:span><text:span text:style-name="_30__20_Text"><text:span text:style-name="T29">ицо</text:span></text:span><text:span text:style-name="T31">...</text:span><text:span text:style-name="T24"> Она совершенно не понимала, о чем я говорю. А мой суженый сидел на полу на подушках, пафосно так курил, и на выдохе так сказал:</text:span></text:p>
      <text:list xml:id="list33492799" text:continue-numbering="true" text:style-name="диалог">
        <text:list-item>
          <text:p text:style-name="P97">Это я тебя заблокировал у нее на телефоне.</text:p>
        </text:list-item>
      </text:list>
      <text:p text:style-name="P3">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3">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3"><text:soft-page-break/>*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3514531" text:continue-numbering="true" text:style-name="диалог">
        <text:list-item>
          <text:p text:style-name="P97">Да, мать, ты такая сильная! Я бы так не смогла...</text:p>
        </text:list-item>
        <text:list-item>
          <text:p text:style-name="P97">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7">Я бы не смогла простить, но ты молодец!</text:p>
        </text:list-item>
        <text:list-item>
          <text:p text:style-name="P97">Что простить?</text:p>
        </text:list-item>
        <text:list-item>
          <text:p text:style-name="P97">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33509595" text:continue-numbering="true" text:style-name="диалог">
        <text:list-item>
          <text:p text:style-name="P97">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text:soft-page-break/>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3495483" text:continue-numbering="true" text:style-name="диалог">
        <text:list-item>
          <text:p text:style-name="P97">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3"><text:soft-page-break/>*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3">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3513074" text:continue-numbering="true" text:style-name="диалог">
        <text:list-item>
          <text:p text:style-name="P97">Все в порядке;</text:p>
        </text:list-item>
        <text:list-item>
          <text:p text:style-name="P97">Ты себе накручиваешь;</text:p>
        </text:list-item>
        <text:list-item>
          <text:p text:style-name="P97"><text:soft-page-break/>Ты придумываешь драму на пустом месте;</text:p>
        </text:list-item>
        <text:list-item>
          <text:p text:style-name="P97">Ты паришься без причины...</text:p>
        </text:list-item>
        <text:list-item>
          <text:p text:style-name="P97">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3">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3">*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2">«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3">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3">* * *</text:p>
      <text:p text:style-name="P3">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3524987" text:continue-numbering="true" text:style-name="диалог">
        <text:list-item>
          <text:p text:style-name="P97">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3504080" text:continue-numbering="true" text:style-name="диалог">
        <text:list-item>
          <text:p text:style-name="P97">И что тебе приснилось? — спросил он.</text:p>
        </text:list-item>
        <text:list-item>
          <text:p text:style-name="P97">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7">В смысле: «обманываю»? Что я тебе изменил?</text:p>
        </text:list-item>
        <text:list-item>
          <text:p text:style-name="P97">Да, — ответила я, — с темноволосой девочкой.</text:p>
        </text:list-item>
        <text:list-item>
          <text:p text:style-name="P97">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4">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4">посмеялся</text:span></text:span><text:span text:style-name="T24">, обнял меня и попытался успокоить, мол — это всего лишь сон.</text:span></text:p>
      <text:list xml:id="list33501876" text:continue-numbering="true" text:style-name="диалог">
        <text:list-item>
          <text:p text:style-name="P97">Это тебе в голову солнышко припекло...</text:p>
        </text:list-item>
      </text:list>
      <text:p text:style-name="P3">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3">Несколько минут он упрашивал меня выключить диктофон, потом сдался, со словами:</text:p>
      <text:list xml:id="list33518793" text:continue-numbering="true" text:style-name="диалог">
        <text:list-item>
          <text:p text:style-name="P97">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33515385" text:continue-numbering="true" text:style-name="диалог">
        <text:list-item>
          <text:p text:style-name="P97">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33492883" text:continue-numbering="true" text:style-name="диалог">
        <text:list-item>
          <text:p text:style-name="P120"><text:soft-page-break/><text:span text:style-name="T24">Я очень часто задумывался о том, что мне одиноко и мне хотелось бы с кем-нибудь переспать, </text:span><text:span text:style-name="T29">но эти попытки не увенчались успехом</text:span><text:span text:style-name="T24">. Назовем это так...</text:span></text:p>
        </text:list-item>
      </text:list>
      <text:p text:style-name="P3">«Назовем это так...» Как?</text:p>
      <text:p text:style-name="P3">Попытки? А они все-таки были?</text:p>
      <text:p text:style-name="P3">Не увенчались успехом? С чьей стороны?</text:p>
      <text:p text:style-name="P3">На что мне ответили:</text:p>
      <text:list xml:id="list33510916" text:continue-numbering="true" text:style-name="диалог">
        <text:list-item>
          <text:p text:style-name="P120"><text:span text:style-name="T24">Ну, тут не бывает почти. Либо было, либо не было, и под </text:span><text:span text:style-name="_30__20_Text"><text:span text:style-name="T24">было</text:span></text:span><text:span text:style-name="T24">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3507558" text:continue-numbering="true" text:style-name="диалог">
        <text:list-item>
          <text:p text:style-name="P97">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pan text:style-name="T8">Признание</text:span> — хотел потрахаться. Что звучит довольно честно, да?</text:p>
      <text:p text:style-name="P3">Цель: обезоружить.</text:p>
      <text:p text:style-name="P3"><text:span text:style-name="T8">Попытка оправдаться</text:span> — мужская полигамность.</text:p>
      <text:p text:style-name="P3">Цель: <text:s/>избавиться от чувства вины.</text:p>
      <text:p text:style-name="P3"><text:span text:style-name="T8">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3">*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3510988" text:continue-numbering="true" text:style-name="диалог">
        <text:list-item>
          <text:p text:style-name="P97"><text:soft-page-break/>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4">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4">мне понять, что не просто хорошо к ней относится, а </text:span><text:span text:style-name="_30__20_Text"><text:span text:style-name="T24">относится к ней лучше, чем ко мне</text:span></text:span><text:span text:style-name="T24">. Он продемонстрировал мне контраст его чувств ко мне и его чувств к ней — </text:span><text:span text:style-name="T29">более</text:span><text:span text:style-name="T24">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3">Я нашла диалог с его другом, к которому он обратился за советом по ухаживанию за ней:</text:p>
      <text:list xml:id="list33493476" text:continue-numbering="true" text:style-name="диалог">
        <text:list-item>
          <text:p text:style-name="P97">Я тонко намекну, так сказать. И либо намек будет услышан, либо нет. — пишет он.</text:p>
        </text:list-item>
        <text:list-item>
          <text:p text:style-name="P97"><text:soft-page-break/>А ты рассматривал вариант, что тебя просто попробуют, а потом скажут, что это было так — просто для души отдохнуть?</text:p>
        </text:list-item>
        <text:list-item>
          <text:p text:style-name="P120"><text:span text:style-name="T24">Это невозможный вариант. Я склонен считать, что мы хорошо друг друга понимаем. И такой расклад (</text:span><text:span text:style-name="T29">дружеский </text:span><text:span text:style-name="T29">секс — </text:span><text:span text:style-name="_30__20_Text"><text:span text:style-name="T29">примеч. авт.</text:span></text:span><text:span text:style-name="T24">)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Тут либо дружить, либо больше. А дружеский секс — это явно не та идея, которая тут уместна. Фу. Даже думать о такой не хочу.»</text:p>
      <text:p text:style-name="Text_20_body"><text:span text:style-name="T24">Кто-то, читая эти строки, понимает чего он хочет, на самом деле? «Я хочу быть с ней», например, или «Я хочу </text:span><text:span text:style-name="T24">большего с ней», или «Просто дружба с ней меня не устраивает»?.. Здесь ни слова о его желаниях. </text:span><text:span text:style-name="_30__20_Text"><text:span text:style-name="T24">Либо — либо</text:span></text:span><text:span text:style-name="T24">,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3">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4">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text:soft-page-break/>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3501679" text:continue-list="list33498483" text:style-name="список_20_перечисление">
        <text:list-item>
          <text:p text:style-name="P99">на людях — привязанность к жертве. Окружающие умиляются такой замечательной парой!</text:p>
        </text:list-item>
        <text:list-item>
          <text:p text:style-name="P99">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7">«Она меня понимает, а ты нет. Кто ты вообще такая, чтобы втягивать ее в наши разборки?! Ты не должна этого делать!</text:p>
      <text:p text:style-name="P57">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7"><text:soft-page-break/>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7"/>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text:soft-page-break/>Процесс замены.</text:p>
      <text:p text:style-name="P3">В тот день, когда мы впервые поцеловались,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text:soft-page-break/>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3">*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text:soft-page-break/>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3496776" text:continue-list="list33493476" text:style-name="диалог">
        <text:list-item>
          <text:p text:style-name="P120"><text:span text:style-name="T24">Не имеет никакого значения, кто принял решение (</text:span><text:span text:style-name="T29">разойтись — </text:span><text:span text:style-name="_30__20_Text"><text:span text:style-name="T29">прим. авт.</text:span></text:span><text:span text:style-name="T24">)... — сказал он, искренне считая этот аргумент </text:span><text:span text:style-name="T41">достойны</text:span><text:span text:style-name="T38">м</text:span><text:span text:style-name="T41">.</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3513735" text:continue-numbering="true" text:style-name="диалог">
        <text:list-item>
          <text:p text:style-name="P97">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3">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text:soft-page-break/>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text:soft-page-break/>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4">В таких моментах он </text:span><text:span text:style-name="T27">«задумывался об идее отсутствия авторитета в области его отношения ко мне»</text:span><text:span text:style-name="T24">,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4">сама</text:span></text:span><text:span text:style-name="T24">.</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text:soft-page-break/>«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oft-page-break/><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3">* * *</text:p>
      <text:p text:style-name="P3">Идем дальше.</text:p>
      <text:list xml:id="list33517797" text:continue-numbering="true" text:style-name="диалог">
        <text:list-item>
          <text:p text:style-name="P97"><text:soft-page-break/>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3499826" text:continue-numbering="true" text:style-name="диалог">
        <text:list-item>
          <text:p text:style-name="P97">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text:soft-page-break/>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3503634" text:continue-numbering="true" text:style-name="диалог">
        <text:list-item>
          <text:p text:style-name="P120"><text:span text:style-name="T24">Я тебе могу так сказать, в свою очередь, что я, как бы, в очередной раз убеждаюсь в том, что </text:span><text:span text:style-name="_30__20_Text"><text:span text:style-name="T27">быть честным очень легко</text:span></text:span><text:span text:style-name="T24">!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29">моей доброты и честности, видимо, не хватает</text:span><text:span text:style-name="T24">...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text:soft-page-break/>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4">Мы видим, что он верит в то, что честен. Он говорит об этом спокойно, ровно, размеренно и без угрызений совести: «</text:span><text:span text:style-name="T29">Б</text:span><text:span text:style-name="_30__20_Text"><text:span text:style-name="T24">ыть честным очень легко</text:span></text:span><text:span text:style-name="T29">!</text:span><text:span text:style-name="T24">». В то время, как я уже достаточно знаю, чтобы понимать — он лжет.</text:span></text:p>
      <text:p text:style-name="P53">* * *</text:p>
      <text:list xml:id="list33500880" text:continue-numbering="true" text:style-name="диалог">
        <text:list-item>
          <text:p text:style-name="P97">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7">Я счастлива, когда все открыто, все прозрачно, но ты начинаешь защищаться, хотя на тебя никто не нападает...</text:p>
        </text:list-item>
        <text:list-item>
          <text:p text:style-name="P97"><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3">Вот такой интересный диалог.</text:p>
      <text:p text:style-name="P3">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7"><text:soft-page-break/>«<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7">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7"/>
      <text:p text:style-name="P3">Едем дальше.</text:p>
      <text:list xml:id="list33498476" text:continue-numbering="true" text:style-name="диалог">
        <text:list-item>
          <text:p text:style-name="P97">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pan text:style-name="T24">Понимаете? Он считает, что </text:span><text:span text:style-name="_30__20_Text"><text:span text:style-name="T24">это</text:span></text:span><text:span text:style-name="T24"> дает ему право лгать, изменять, и совершать подобные аморальные поступки, так </text:span><text:span text:style-name="T24">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33508043" text:continue-numbering="true" text:style-name="диалог">
        <text:list-item>
          <text:p text:style-name="P120"><text:span text:style-name="T24">В моем, как бы, мире человек застрахован от этого (</text:span><text:span text:style-name="T29">от подобных разговоров и вопросов — </text:span><text:span text:style-name="_30__20_Text"><text:span text:style-name="T29">примеч. авт.</text:span></text:span><text:span text:style-name="T24">) осознанием своей преданности. И тогда меня посещают мысли </text:span><text:soft-page-break/><text:span text:style-name="T24">о том, что существует какой-то гипотетический человек, который, возможно, способен сделать тебя счастливее, </text:span><text:span text:style-name="T29">лучше чем я</text:span><text:span text:style-name="T24">,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7">«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7"/>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3"><text:soft-page-break/>В завершение вставлю еще один его спич. Без объяснений:</text:p>
      <text:list xml:id="list33512077" text:continue-numbering="true" text:style-name="диалог">
        <text:list-item>
          <text:p text:style-name="P97">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33495384" text:continue-numbering="true" text:style-name="диалог">
        <text:list-item>
          <text:p text:style-name="P97">Ты понимаешь, что существует определенная ответственность, которая, извини, ложится на твои плечи?! — спрашивает он.</text:p>
        </text:list-item>
        <text:list-item>
          <text:p text:style-name="P97">Какого рода ответственность? — спрашиваю я.</text:p>
        </text:list-item>
        <text:list-item>
          <text:p text:style-name="P97">Доверие.</text:p>
        </text:list-item>
      </text:list>
      <text:p text:style-name="P3">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3">*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text:soft-page-break/>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4">Сначала я подумала, что просто он что-то уронил, но когда поняла, что это просто нездоровые психи, вышла к нему и </text:span><text:span text:style-name="_30__20_Text"><text:span text:style-name="T24">снова включила диктофон</text:span></text:span><text:span text:style-name="T24">!</text:span></text:p>
      <text:p text:style-name="P3">Он потерял самообладание в то время, как я была непоколебима. На этой записи он скажет:</text:p>
      <text:list xml:id="list33524148" text:continue-numbering="true" text:style-name="диалог">
        <text:list-item>
          <text:p text:style-name="P97">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3525145" text:continue-numbering="true" text:style-name="диалог">
        <text:list-item>
          <text:p text:style-name="P97">Я не могу с этим спокойно смириться. — причитал он.</text:p>
        </text:list-item>
        <text:list-item>
          <text:p text:style-name="P97">Я выпил валерьянки, чтобы не нервничать, закрылся на балконе... Нет! Надо придти и начать меня терроризиро<text:soft-page-break/>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7">«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7">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7">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7"/>
      <text:p text:style-name="P3">Вот еще несколько его реплик:</text:p>
      <text:list xml:id="list33501550" text:continue-numbering="true" text:style-name="диалог">
        <text:list-item>
          <text:p text:style-name="P97">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text:soft-page-break/>тензий»! Диктофон все записал и у него связаны руки. Я держу себя в руках — у него связаны руки.</text:p>
      <text:list xml:id="list33516559" text:continue-numbering="true" text:style-name="диалог">
        <text:list-item>
          <text:p text:style-name="P97">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33516479" text:continue-numbering="true" text:style-name="диалог">
        <text:list-item>
          <text:p text:style-name="P120"><text:span text:style-name="T24">Ну, раз ты такой счастливый человек, который знает, как себя успокоить в таких ситуациях (</text:span><text:span text:style-name="T29">его реакция на то, что я легла спать — </text:span><text:span text:style-name="_30__20_Text"><text:span text:style-name="T29">примеч. авт.</text:span></text:span><text:span text:style-name="T24">) — я несчастный, и я не знаю, как мне себя успокоить в таких ситуациях. </text:span><text:span text:style-name="_30__20_Text"><text:span text:style-name="T24">И уж точно не лицезрением тебя, спокойно спящей и получившей все свои ответы на свои вопросы</text:span></text:span><text:span text:style-name="T24">!!! — почти навзрыд причитал он.</text:span></text:p>
        </text:list-item>
      </text:list>
      <text:p text:style-name="Text_20_body"><text:span text:style-name="T24">У него горе, ведь мне хорошо. «</text:span><text:span text:style-name="_30__20_Text"><text:span text:style-name="T24">И уж точно не лицезрением тебя, спокойно спящей</text:span></text:span><text:span text:style-name="T24">»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3503276" text:continue-numbering="true" text:style-name="диалог">
        <text:list-item>
          <text:p text:style-name="P97"><text:soft-page-break/>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4" text:outline-level="2"><text:s/><text:bookmark-start text:name="Glava_22__Gori_v_adu"/>Глава 22. <text:line-break/>Гори в аду<text:bookmark-end text:name="Glava_22__Gori_v_adu"/></text:h>
      <text:p text:style-name="P48">Весна покажет кто где срал.</text:p>
      <text:p text:style-name="P56">Народная поговорка</text:p>
      <text:p text:style-name="P3">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3">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3497565" text:continue-numbering="true" text:style-name="диалог">
        <text:list-item>
          <text:p text:style-name="P97">А ты сегодня в парадном белье?...</text:p>
        </text:list-item>
      </text:list>
      <text:p text:style-name="Text_20_body"><text:span text:style-name="T24">Как бы так выразиться без матов, чтобы в полной мере передать мое... удивление? Я оху... очень оооочень очень </text:span><text:span text:style-name="_30__20_Text"><text:span text:style-name="T31">удивилась</text:span></text:span><text:span text:style-name="T24">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33498008" text:continue-numbering="true" text:style-name="диалог">
        <text:list-item>
          <text:p text:style-name="P120"><text:span text:style-name="T24">Привет, слушай, я тут с твоего компа хотела музыку свою поставить и кое-что увидела. А кто такая ТТ (</text:span><text:span text:style-name="T29">инициалы той барышни</text:span><text:span text:style-name="T24">)?</text:span></text:p>
        </text:list-item>
        <text:list-item>
          <text:p text:style-name="P97"><text:soft-page-break/>Ой, да я ее еще с университета знаю, — сказал он и его ответ сопровождался нервными смешками, — а что?</text:p>
        </text:list-item>
        <text:list-item>
          <text:p text:style-name="P97">Она тебе сообщение прислала: «А ты сегодня в парадном белье?» Это как понимать?</text:p>
        </text:list-item>
        <text:list-item>
          <text:p text:style-name="P97">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3">Команда «газы» дана. Я открываю их чат и читаю...</text:p>
      <text:p text:style-name="P3">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3496823" text:continue-numbering="true" text:style-name="диалог">
        <text:list-item>
          <text:p text:style-name="P97">Что ты придумываешь?! Ты что шуток не понимаешь?</text:p>
        </text:list-item>
        <text:list-item>
          <text:p text:style-name="P97">У тебя есть пару минут, чтобы поменять все пароли... — я просто устала. Мне надоело церемониться.</text:p>
        </text:list-item>
      </text:list>
      <text:p text:style-name="P3"><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text:p>
      <text:p text:style-name="P3">Да затем, чтобы у него больше не было шансов вешать мне лапшу на уши!</text:p>
      <text:p text:style-name="P3">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text:p>
      <text:p text:style-name="P3">Чтобы понимать — <text:span text:style-name="T2">я это не придумала</text:span>, это не догадки и ничего я себе не накручиваю!..</text:p>
      <text:p text:style-name="P3"><text:soft-page-break/>Чтобы не просрать реальный шанс во всем разобраться!</text:p>
      <text:p text:style-name="P3">А главное — убедиться наконец, что я — нормальная!</text:p>
      <text:p text:style-name="P3">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45">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4">Ох, боюсь я, эта книга станет началом новых разборок. Но мне все равно. </text:span><text:span text:style-name="_30__20_Text"><text:span text:style-name="T24">Я готова ответить за все сказанное здесь!</text:span></text:span></text:p>
      <text:p text:style-name="P3"><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3">*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3"><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4">Если еще зимой, когда я жила у сестры, она считала, что это я испортила наши отношения своей </text:span><text:span text:style-name="_30__20_Text"><text:span text:style-name="T24">эмоциональностью</text:span></text:span><text:span text:style-name="T24">,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его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3"><text:soft-page-break/>Он не был обязан ей помогать, но мог бы. Дело выбора.</text:p>
      <text:p text:style-name="P53">* * *</text:p>
      <text:p text:style-name="P3">На следующий день мне написала ТэТэ на личный номер:</text:p>
      <text:p text:style-name="P3"/>
      <text:p text:style-name="P57">«Он в панике по поводу происходящего. И я чувствую себя, отчасти, виноватой. Не знаю, что именно ты там прочла, но это несерьезно...</text:p>
      <text:p text:style-name="P57">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7">Ему ведь не все равно... Не возьмусь говорить о высоких чувствах, но то, что не все-равно, это точно.»</text:p>
      <text:p text:style-name="P57"/>
      <text:list xml:id="list33502296" text:continue-numbering="true" text:style-name="диалог">
        <text:list-item>
          <text:p text:style-name="P97">Ты мужу переписку показывала? — спросила я.</text:p>
        </text:list-item>
        <text:list-item>
          <text:p text:style-name="P97">Нет. — отвечает ТТ. — <text:span text:style-name="T5">Я</text:span><text:span text:style-name="T2"> подчищаю переписку</text:span><text:span text:style-name="T5">,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4">«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text:soft-page-break/>«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3"><text:soft-page-break/>*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 Цитирую:</text:p>
      <text:list xml:id="list33522223" text:continue-numbering="true" text:style-name="диалог">
        <text:list-item>
          <text:p text:style-name="P97">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3">И моя любимая:</text:p>
      <text:list xml:id="list335056581" text:continue-numbering="true" text:style-name="диалог">
        <text:list-item>
          <text:p text:style-name="P97">Видимо, Каминская, ты его заслуживаешь — <text:span text:style-name="_30__20_Text"><text:span text:style-name="T8">вот такого вот уродца, как я</text:span></text:span>!</text:p>
        </text:list-item>
      </text:list>
      <text:p text:style-name="P3"><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3">* * *</text:p>
      <text:p text:style-name="P3">На следующее утро он прислал сообщение. В отличии от всех предыдущих посылов, содержание в нем было следующее:</text:p>
      <text:p text:style-name="P3"/>
      <text:p text:style-name="P57">«Прости что нагрубил и наговорил гадостей. Я уже сам не ведаю что творю. Но не провоцируй меня, пожалуйста.</text:p>
      <text:p text:style-name="P57">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7">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7">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7">Я не обманывал тебя. Ты просто хотела услышать не то, о чем спрашивала.»</text:p>
      <text:p text:style-name="P57"/>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4">«<text:span text:style-name="T5">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3">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7">«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29">Когда его попытки потрахаться на стороне «</text:span><text:span text:style-name="T2">не увенчались успехом</text:span><text:span text:style-name="T29">», </text:span><text:span text:style-name="T31">и</text:span><text:span text:style-name="T24">менно это он написал нашему общему другу перед тем, как, тогда зимой, вернуть меня.</text:span></text:p>
      <text:p text:style-name="P3">Что тут скажешь? Дура-дурой. Но дура поумне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4">И вот результаты такого отношения: разочарование жертвы, недоверие, что, несомненно, </text:span><text:span text:style-name="_30__20_Text"><text:span text:style-name="T24">расстраивает его</text:span></text:span><text:span text:style-name="T24">.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3">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Не «<text:span text:style-name="T2">мои</text:span> действия ужасны», а «твоя реакция». Снова я во всем ви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text:soft-page-break/></text:p>
      <text:p text:style-name="P57">«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7">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7">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7">Но эта чертова ТТ и переписка... И вот ты больше мне не веришь.</text:p>
      <text:p text:style-name="P57">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7">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7">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7">Но я бы никогда не позволил себе того, что позволил!</text:p>
      <text:p text:style-name="P57">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7">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7">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7">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7"/>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4"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6"><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3">…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3"><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4">На восьмой день </text:span><text:span text:style-name="_32__20_Text"><text:span text:style-name="T33">заключения, то есть лечения </text:span></text:span><text:span text:style-name="T24">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3">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3">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4">Мои друзья рассказали мне реакцию моего бывшего парня, когда он узнал, что я лежу в лечебнице для душевно больных. Он </text:span><text:span text:style-name="T29">смеялся</text:span><text:span text:style-name="T24"> и сказал, что </text:span><text:span text:style-name="T31">т</text:span><text:span text:style-name="_30__20_Text"><text:span text:style-name="T31">ам мне самое место: «Д</text:span></text:span><text:span text:style-name="T31">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33509654" text:continue-numbering="true" text:style-name="диалог">
        <text:list-item>
          <text:p text:style-name="P97">Что, ручки из жопы?</text:p>
        </text:list-item>
      </text:list>
      <text:p text:style-name="P3"><text:soft-page-break/>Или:</text:p>
      <text:list xml:id="list33497605" text:continue-numbering="true" text:style-name="диалог">
        <text:list-item>
          <text:p text:style-name="P97">О, продолжай! Я же говорил, что ты неадекватная... — повторял он, снимая на камеру меня, доведенную до состояние сумасшествия...</text:p>
        </text:list-item>
      </text:list>
      <text:p text:style-name="P53">*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3"/>
      <text:p text:style-name="P57">«Ахах! И это запостила! Тебя даже дурка не исправит, ты просто безнадежна.</text:p>
      <text:p text:style-name="P57">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7"/>
      <text:p text:style-name="P3">То есть, скриншот на моей стене с его посланием «Ну шо, кобыла...» — это клевета?! Это мой неправдивый аргумент?..<text:span text:style-name="T54"> </text:span>Но ведь это не аргумент! Это ЕГО сообщение!..</text:p>
      <text:p text:style-name="P3">Ну и неудачная метафора — школьная драка.</text:p>
      <text:p text:style-name="P3"><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7">«Это письмо не начнется со слова «я» или со слова «ты» или даже «мы». И тут не будет ни обращений ни гадостей.</text:p>
      <text:p text:style-name="P57">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7">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7">Почему нельзя проститься? Разойтись? Сколько еще нужно крови? Очень хочется чтоб это закончилось.</text:p>
      <text:p text:style-name="P57">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7">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7">P.S.: Прости, что обозвал.</text:p>
      <text:p text:style-name="P57">С прошедшим тебя. Будь счастлива.»</text:p>
      <text:p text:style-name="P57"/>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3">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Мой пост? Или свое сообщение? Не понятно...</text:p>
      <text:p text:style-name="P4"><text:soft-page-break/>«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4">Я решила, пусть все это видят. Ведь он же считает свое поведение нормальным. Ну так, зачем прятаться в моей личке</text:span><text:span text:style-name="T24"><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4"> — айда на </text:span><text:span text:style-name="_32__20_Text"><text:span text:style-name="T32">сцену... то есть на </text:span></text:span><text:span text:style-name="T24">стену</text:span><text:span text:style-name="T24"><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4">!</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4"><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Или он просто не может смириться с тем, что он для меня — уже прошлое?</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text:soft-page-break/>Больше месяца прошло! Я уж обрадовалась, что он о моем существовании забыл! Сижу, никого не трогаю — приходит сообщение «Шо, кобыла»...</text:p>
      <text:p text:style-name="P3">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3503094" text:continue-list="list33501679" text:style-name="список_20_перечисление">
        <text:list-item>
          <text:p text:style-name="P99">вам необходимо осознать, что вами манипулируют (или манипулировали);</text:p>
        </text:list-item>
        <text:list-item>
          <text:p text:style-name="P99">вам необходимо избавиться от иллюзий</text:p>
        </text:list-item>
        <text:list-item>
          <text:p text:style-name="P121"><text:span text:style-name="T24">вам необходимо вдолбить себе в голову (!), зарубить себе на носу, что </text:span><text:span text:style-name="_31__20_Text"><text:span text:style-name="T24">ВЫ НИ В ЧЕМ НЕ ВИНОВАТЫ</text:span></text:span><text:span text:style-name="T27">!</text:span></text:p>
        </text:list-item>
      </text:list>
      <text:p text:style-name="P3">Осознание факта манипуляций даст вам ответ на большинство ваших вопросов, таких, как:</text:p>
      <text:list xml:id="list33523740" text:continue-list="list33497605" text:style-name="диалог">
        <text:list-item>
          <text:p text:style-name="P97">Что происходит?</text:p>
        </text:list-item>
        <text:list-item>
          <text:p text:style-name="P97">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3">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3">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3">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33498687" text:continue-numbering="true" text:style-name="диалог">
        <text:list-item>
          <text:p text:style-name="P97">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3">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3"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расскажет почему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4"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1"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4">[</text:span>Миллион<text:span text:style-name="T44">]</text:span> шагов как стать успешным карьеристом, <text:span text:style-name="T44">[</text:span>двести тысяч сто<text:span text:style-name="T44">]</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44">pick up —</text:span><text:span text:style-name="T14"> цеплять, подцепить</text:span>) <text:span text:style-name="T44">—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0"><text:soft-page-break/>Главная цель пикапа — зацепить девушку. Начиная с банального:</text:p>
      <text:list xml:id="list33493708" text:continue-numbering="true" text:style-name="диалог">
        <text:list-item>
          <text:p text:style-name="P124">Вашей маме зять не нужен?</text:p>
        </text:list-item>
      </text:list>
      <text:p text:style-name="P30">И заканчивая какими-то более экстравагантными:</text:p>
      <text:list xml:id="list33510072" text:continue-numbering="true" text:style-name="диалог">
        <text:list-item>
          <text:p text:style-name="P124">Твой отец случайно не хлеб?</text:p>
        </text:list-item>
        <text:list-item>
          <text:p text:style-name="P124">В каком смысле?</text:p>
        </text:list-item>
        <text:list-item>
          <text:p text:style-name="P124">Ту ты такая крошка...</text:p>
        </text:list-item>
      </text:list>
      <text:p text:style-name="P30">Это будет фраза, которая может зацепить.</text:p>
      <text:p text:style-name="P30">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3501928" text:continue-numbering="true" text:style-name="диалог">
        <text:list-item>
          <text:p text:style-name="P124">Что-то тут сегодня мало народа...</text:p>
        </text:list-item>
      </text:list>
      <text:p text:style-name="P30">Однако «цепляшки» не обязательно должны вызывать восхищение, но они обязательно должны привлечь ваше внимание.</text:p>
      <text:p text:style-name="P30">Например, вы ждете свою подругу. К вам подходит парень и говорит:</text:p>
      <text:list xml:id="list33513583" text:continue-numbering="true" text:style-name="диалог">
        <text:list-item>
          <text:p text:style-name="P124">Привет.</text:p>
        </text:list-item>
      </text:list>
      <text:p text:style-name="P30">Достаточно спокойно и ненавязчиво, как будто бы обознался. Ответите вы или нет — ему не важно. Он уже задает вопрос:</text:p>
      <text:list xml:id="list33498050" text:continue-numbering="true" text:style-name="диалог">
        <text:list-item>
          <text:p text:style-name="P124">Ты одна тут?</text:p>
        </text:list-item>
      </text:list>
      <text:p text:style-name="P30">И вы говорите, мол:</text:p>
      <text:list xml:id="list33493888" text:continue-numbering="true" text:style-name="диалог">
        <text:list-item>
          <text:p text:style-name="P124"><text:soft-page-break/>Нет, я с подругой. Она сейчас подойдет... — недоумевая, что этот незнакомец от вас хочет.</text:p>
        </text:list-item>
      </text:list>
      <text:p text:style-name="P30">На что он отвечает:</text:p>
      <text:list xml:id="list33521364" text:continue-numbering="true" text:style-name="диалог">
        <text:list-item>
          <text:p text:style-name="P124">Ну ее же сейчас нет. Выйдем на минутку. Поговорить надо...</text:p>
        </text:list-item>
      </text:list>
      <text:p text:style-name="P30">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33494560" text:continue-numbering="true" text:style-name="диалог">
        <text:list-item>
          <text:p text:style-name="P124">Ну? Ты идешь?</text:p>
        </text:list-item>
      </text:list>
      <text:p text:style-name="P30">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30">Вот еще один пример из моего личного опыта. Однажды вечером мне звонит знакомый, поведение которого явно говорит о том, что я ему нравлюсь:</text:p>
      <text:list xml:id="list33515924" text:continue-numbering="true" text:style-name="диалог">
        <text:list-item>
          <text:p text:style-name="P124">Привет! Я тут рядом. Кофе не хочешь? Да? Нет? Давай быстрей? Ну? Так что?..</text:p>
        </text:list-item>
      </text:list>
      <text:p text:style-name="P30">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0">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30">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30">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30">Его реакция была удивительной, а именно:</text:p>
      <text:list xml:id="list33518493" text:continue-numbering="true" text:style-name="диалог">
        <text:list-item>
          <text:p text:style-name="P124">Яна, блять, что ты от меня хочешь?..</text:p>
        </text:list-item>
      </text:list>
      <text:p text:style-name="P30">Вопрос, как я полагаю, был риторическим, так как то, что его вызвало — было как раз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30">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9">Отказ? Да, собственно и предложений никаких не было... так на что же все-таки обиделся? А я вам скажу — </text:span><text:soft-page-break/><text:span text:style-name="T19">слишком самоуверенный человек не смог принять тот факт, что ему не просто не прыгнули на шею, а еще и попросили вести себе подобающе. В теории он просто метил территорию, ведь именно в тот период я стала свободной. А на практике никаких предложений не было, что свидетельствует о том, что ждал инициативы с моей стороны. Не дождался.</text:span></text:p>
      <text:p text:style-name="P30">Во всех случаях пикапер нарушает ваши личные границы. Да, звучит слишком феминистично, но что же тут поделаешь?! Задайте себе вопрос:</text:p>
      <text:list xml:id="list33494794" text:continue-numbering="true" text:style-name="диалог">
        <text:list-item>
          <text:p text:style-name="P124">Комфортно мне, или нет?</text:p>
        </text:list-item>
      </text:list>
      <text:p text:style-name="P30">Должно быть комфортно.</text:p>
      <text:p text:style-name="P30">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30">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30">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30"><text:soft-page-break/>Пикаперы считают, что нам скучно, и, нужно сказ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0">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0">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1">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text:span><text:soft-page-break/><text:span text:style-name="T14">ными в себе, избавиться от своих комплексов и </text:span><text:span text:style-name="T15">завести от</text:span><text:span text:style-name="T15">ношения</text:span><text:span text:style-name="T14"> с понравившейся девушкой. Правда, только на Западе. У нас пока еще дела обстоят несколько иначе.</text:span></text:p>
      <text:p text:style-name="P27">Короче говоря, это учение у нас, в странах СНГ, пока еще, к сожалению, не учит нравственной идеологии:</text:p>
      <text:p text:style-name="P75">«— Давай поиграем в волшебника?</text:p>
      <text:list xml:id="list1339868196838174904" text:style-name="L3">
        <text:list-header>
          <text:p text:style-name="P90"><text:s/>— А это как?</text:p>
          <text:p text:style-name="P90"><text:s/>— Я тебя трахну, и ты исчезнешь.»</text:p>
        </text:list-header>
      </text:list>
      <text:p text:style-name="P47">Филипп Богачев, «Секреты уличных знакомств»</text:p>
      <text:p text:style-name="P27"/>
      <text:p text:style-name="P27">Или вот еще один «замечательный» отрывок из той же книги:</text:p>
      <text:p text:style-name="P64">«... У нас заготовлена термоядерная дубинка, чтобы при случае, настучать девушке по голове за плохое поведение...</text:p>
      <text:p text:style-name="P64">Примеры:</text:p>
      <text:p text:style-name="P64">— У тебя очень красивые волосы. Особенно в ушах.</text:p>
      <text:p text:style-name="P64">— У тебя замечательная походка. Особенно когда стоишь.</text:p>
      <text:p text:style-name="P64">— У тебя такая легкая и грациозная походка! Стук копыт почти не слышен.</text:p>
      <text:p text:style-name="Цитата_20__2b__20_автор"><text:span text:style-name="T14">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4"><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4"> в ответ над тобой, до</text:span><text:span text:style-name="T22"> совершенно неправильного, по моему мнению, удара левой снизу...</text:span><text:span text:style-name="T14">»</text:span></text:p>
      <text:p text:style-name="P47"><text:soft-page-break/>Филипп Богачев, «Секреты уличных знакомств»</text:p>
      <text:p text:style-name="P27"/>
      <text:p text:style-name="P27">«Совершенно неправильным» поведением, как вы понимаете, автор называет вполне логичную реакцию «объекта» на грубости...</text:p>
      <text:p text:style-name="P27">Не могу удержаться и не вставить еще одну цитату того же автора. Это аннотация к книге:</text:p>
      <text:p text:style-name="P64"/>
      <text:p text:style-name="Цитата_20__2b__20_автор"><text:span text:style-name="T14">«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2">телу</text:span><text:span text:style-name="T14"> женщины...»</text:span></text:p>
      <text:p text:style-name="P47">Филипп Богачев, «Пикап. Самоучитель по соблазнению»</text:p>
      <text:p text:style-name="P47"/>
      <text:p text:style-name="P27">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7">К чему я веду?</text:p>
      <text:p text:style-name="P27">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text:span><text:soft-page-break/><text:span text:style-name="T14">предлагая массу техник и обучая самым разнообразным навыкам.</text:span></text:p>
      <text:p text:style-name="P27">Так вот психопата учить не надо. Он понимает человеческую природу априори, очень тонко и достаточно быстро.</text:p>
      <text:p text:style-name="P27">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7">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7">Предлагаю вашему вниманию список и краткую характеристику расстройств, где имеют место манипулятивные действия.</text:p>
      <text:h text:style-name="P87" text:outline-level="4">Общие диагностические критерии расстройств личности</text:h>
      <text:p text:style-name="P33">Существует несколько видов расстройств личности. Они могут быть сгруппированы в одну из трех групп-кластеров:</text:p>
      <text:list xml:id="list9051891173603176299" text:style-name="List_20_2">
        <text:list-item>
          <text:p text:style-name="P134">Кластер <text:span text:style-name="T44">A</text:span><text:span text:style-name="T9">:</text:span></text:p>
          <text:list>
            <text:list-item>
              <text:p text:style-name="P136">Параноидное;</text:p>
            </text:list-item>
            <text:list-item>
              <text:p text:style-name="P136">Шизоидное;</text:p>
            </text:list-item>
            <text:list-item>
              <text:p text:style-name="P136">Шизотипическое.</text:p>
              <text:p text:style-name="P133"><text:span text:style-name="T9">Для лиц с расстройствами кластера </text:span><text:span text:style-name="T48">A</text:span><text:span text:style-name="T9"> характерны трудности, связанные с взаимодействием с окружающими.</text:span></text:p>
              <text:p text:style-name="P133"><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33"><text:span text:style-name="T8">Кластер </text:span><text:span text:style-name="T49">B</text:span><text:span text:style-name="T9">:</text:span></text:p>
          <text:list>
            <text:list-item>
              <text:p text:style-name="P136">Антисоциальное;</text:p>
            </text:list-item>
            <text:list-item>
              <text:p text:style-name="P136">Пограничное;</text:p>
            </text:list-item>
            <text:list-item>
              <text:p text:style-name="P136">Истерическое;</text:p>
            </text:list-item>
            <text:list-item>
              <text:p text:style-name="P136">Нарциссическое.</text:p>
              <text:p text:style-name="P133"><text:span text:style-name="T9">Лица с расстройствами кластера </text:span><text:span text:style-name="T48">B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7"><text:soft-page-break/>Их эмоциональное состояние описывается, как драматическое, тревожное, непредсказуемое и нестабильное.</text:p>
            </text:list-item>
          </text:list>
        </text:list-item>
        <text:list-item>
          <text:p text:style-name="P146"><text:span text:style-name="T14">Кластер </text:span><text:span text:style-name="T44">C</text:span><text:span text:style-name="T22">:</text:span></text:p>
          <text:list>
            <text:list-item>
              <text:p text:style-name="P147">Избегающее;</text:p>
            </text:list-item>
            <text:list-item>
              <text:p text:style-name="P147">Зависимое;</text:p>
            </text:list-item>
            <text:list-item>
              <text:p text:style-name="P147">Обсессивно-компульсивное.</text:p>
              <text:p text:style-name="P146"><text:span text:style-name="T22">Лица с расстройствами кластера </text:span><text:span text:style-name="T48">C </text:span><text:span text:style-name="T22">испытывают чувства тревоги и страха, которые их </text:span><text:span text:style-name="T22">подавляют, и с которыми они постоянно борются.</text:span></text:p>
              <text:p text:style-name="P147">Их поведение описывается, как антиобщественное, <text:s/>замкнутое, неуверенное и чрезвычайно чувствительное.</text:p>
              <text:p text:style-name="P147">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рактер только формируется, и<text:span text:style-name="T14">,</text:span> как мы знаем, сопровождается различными поведенческими экспериментами.</text:p>
      <text:p text:style-name="Text_20_body"><text:soft-page-break/><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3504295" text:continue-list="list33520172" text:style-name="List_20_1">
        <text:list-item text:start-value="1">
          <text:p text:style-name="P149">заметная дисгармония в поведении:</text:p>
          <text:list>
            <text:list-item>
              <text:p text:style-name="P148">аффективность<text:note text:id="ftn22" text:note-class="footnote"><text:note-citation text:label="*">*</text:note-citation><text:note-body><text:p text:style-name="Footnote"><text:span text:style-name="T8">Аффективность</text:span> (<text:span text:style-name="T2">от лат. </text:span><text:span text:style-name="T45">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8">возбудимость;</text:p>
            </text:list-item>
            <text:list-item>
              <text:p text:style-name="P148">расстройство контроля побуждений:</text:p>
              <text:list>
                <text:list-item>
                  <text:p text:style-name="P148">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8">нарастающее напряжение, возникающее перед совершением действия, повышение физической и психической активности;</text:p>
                </text:list-item>
                <text:list-item>
                  <text:p text:style-name="P148">возникновение ощущения радости и облегчения во время совершения действия.</text:p>
                </text:list-item>
              </text:list>
            </text:list-item>
            <text:list-item>
              <text:p text:style-name="P148">нарушение в процессах восприятия и мышления;</text:p>
            </text:list-item>
            <text:list-item>
              <text:p text:style-name="P148">изменение в стиле отношения к окружающим;</text:p>
            </text:list-item>
          </text:list>
        </text:list-item>
        <text:list-item>
          <text:p text:style-name="P148">хроническое проявление аномального поведения, возникшее давно;</text:p>
        </text:list-item>
        <text:list-item>
          <text:p text:style-name="P148">нарушение адаптации к широкому диапазону личностных и социальных ситуаций в связи с аномальным стилем поведения;</text:p>
        </text:list-item>
        <text:list-item>
          <text:p text:style-name="P148"><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8">обычно, но не всегда — существенное ухудшение профессиональной и социальной продуктивности.</text:p>
        </text:list-item>
        <text:list-item>
          <text:p text:style-name="P148">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на выраженности <text:span text:style-name="T14">вышеперечисленных </text:span>личностных нарушений, определяется также и <text:span text:style-name="T8">степень тяжести расстройства</text:span>:</text:p>
      <text:list xml:id="list791102263958275949" text:style-name="List_20_3">
        <text:list-item>
          <text:p text:style-name="P137">отсутствие расстройства личности и существенных критериев личностного расстройства;</text:p>
        </text:list-item>
        <text:list-item>
          <text:p text:style-name="P137">личностное затруднение:</text:p>
          <text:p text:style-name="P137">наличие подпороговых критериев одного или нескольких расстройств личности;</text:p>
        </text:list-item>
        <text:list-item>
          <text:p text:style-name="P137">простое расстройство личности:</text:p>
          <text:p text:style-name="P137">наличие существенных критериев одного или нескольких расстройств в рамках одного кластера;</text:p>
        </text:list-item>
        <text:list-item>
          <text:p text:style-name="P137">сложное (диффузное) расстройство личности:</text:p>
          <text:p text:style-name="P137">наличие существенных критериев одного или нескольких расстройств личности в рамках нескольких кластеров;</text:p>
        </text:list-item>
        <text:list-item>
          <text:p text:style-name="P137">тяжелое расстройство личности:</text:p>
          <text:p text:style-name="P137"><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3"/>
      <text:p text:style-name="P34">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33514202" text:continue-list="list33503094" text:style-name="список_20_перечисление">
        <text:list-item>
          <text:p text:style-name="P121">компенсация негативных проявлений;</text:p>
        </text:list-item>
        <text:list-item>
          <text:p text:style-name="P121">адаптация к обществу;</text:p>
        </text:list-item>
        <text:list-item>
          <text:p text:style-name="P121">снижение уровня тревожности;</text:p>
        </text:list-item>
        <text:list-item>
          <text:p text:style-name="P121">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7" text:outline-level="4">Параноидное расстройство личности</text:h>
      <text:p text:style-name="P28">Диагностируется при наличии четырех и более критериев, приведенных ниже, а также при проявлении общих критериев расстройств личности:</text:p>
      <text:list xml:id="list33497123" text:continue-numbering="true" text:style-name="список_20_перечисление">
        <text:list-item>
          <text:p text:style-name="P130">чрезмерная чувствительность к неудачам и отказам;</text:p>
        </text:list-item>
        <text:list-item>
          <text:p text:style-name="P130">постоянное недовольство окружающими, неумение прощать оскорбления, причинение ущерба, высокомерное поведение;</text:p>
        </text:list-item>
        <text:list-item>
          <text:p text:style-name="P130">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30">воинственно-щепетильное, не соответствующее фактической ситуации отношение к вопросам, связанным с правами личности;</text:p>
        </text:list-item>
        <text:list-item>
          <text:p text:style-name="P130">возобновляющиеся неоправданные подозрения в неверности сексуального партнера;</text:p>
        </text:list-item>
        <text:list-item>
          <text:p text:style-name="P130">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0">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7"><text:soft-page-break/>Нормальное поведение: Ты мне изменяла?</text:p>
      <text:p text:style-name="P27">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7">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7">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4"><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4"><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7" text:outline-level="4">Шизоидное расстройство личности</text:h>
      <text:p text:style-name="P28">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3503710" text:continue-numbering="true" text:style-name="список_20_перечисление">
        <text:list-item>
          <text:p text:style-name="P128">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8">эмоциональная холодность, ослабление эмоциональных реакций, бесчувствие, безразличие, отрешенность;</text:p>
        </text:list-item>
        <text:list-item>
          <text:p text:style-name="P128">неспособность проявлять как теплые и нежные чувства, так и гнев по отношению к другим людям;</text:p>
        </text:list-item>
        <text:list-item>
          <text:p text:style-name="P128">слабая реакция на похвалу и на критику;</text:p>
        </text:list-item>
        <text:list-item>
          <text:p text:style-name="P128">незначительный интерес к сексуальным контактам;</text:p>
        </text:list-item>
        <text:list-item>
          <text:p text:style-name="P128">повышенная склонность к фантазированию и стремление к углубленному познанию собственных мыслей, чувств, переживаний.</text:p>
        </text:list-item>
        <text:list-item>
          <text:p text:style-name="P128">предпочтение уединенной деятельности;</text:p>
        </text:list-item>
        <text:list-item>
          <text:p text:style-name="P128">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8">заметная нечуткость к основным чувственно-понятийным социальным нормам и условиям. Эмоциональная дисгармония.</text:p>
        </text:list-item>
      </text:list>
      <text:p text:style-name="P28"><text:soft-page-break/>Шизоид выдерживает значительную дистанцию между собой и окружающими, из-за парадоксально чего вечно жаждет близости.</text:p>
      <text:p text:style-name="P28">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28">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8">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8">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8">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3"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3"><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4"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28">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8">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8">Также для шизоида характерна высокая работоспособность в узких сферах деятельности, сочетающихся с (сухим) прагматизмом.</text:p>
      <text:p text:style-name="P28"><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8">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8">Шизоидам свойственно игнорирование социальных норм внешнего вида, неопрятность, нечистоплотность.</text:p>
      <text:p text:style-name="P29">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8">Шизоид, как правило, плохо вовлекается в терапию из-за отсутствия эмпатических наклонностей, что является причиной низкой мотивации.</text:p>
      <text:p text:style-name="P28">Терапия может занимать достаточно продолжительное время из-за постоянного дистанцирования пациента от доктора.</text:p>
      <text:p text:style-name="P34"><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7" text:outline-level="4">Диссоциальное расстройство личности</text:h>
      <text:p text:style-name="P28"><text:span text:style-name="T8"><text:s/></text:span><text:span text:style-name="T2">(Также антисоциальное рас-во или социопатия)</text:span></text:p>
      <text:p text:style-name="P28">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3523416" text:continue-numbering="true" text:style-name="список_20_перечисление">
        <text:list-item>
          <text:p text:style-name="P128">бессердечность, равнодушие к чувствам окружающих. Отсутствие сожалений;</text:p>
        </text:list-item>
        <text:list-item>
          <text:p text:style-name="P128">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8">неспособность поддерживать взаимоотношения при отсутствии затруднений в их становлении;</text:p>
        </text:list-item>
        <text:list-item>
          <text:p text:style-name="P128">крайне низкая способность выдерживать фрустрацию<text:note text:id="ftn25" text:note-class="footnote"><text:note-citation text:label="*">*</text:note-citation><text:note-body><text:p text:style-name="P79">Фрустация<text:span text:style-name="T9"> (</text:span><text:span text:style-name="T4">от лат. </text:span><text:span text:style-name="T46">f</text:span><text:span text:style-name="T4">rustratio</text:span><text:span text:style-name="T46"> —</text:span><text:span text:style-name="T16"> обман, тщетное ожидание</text:span><text:span text:style-name="T9">) </text:span><text:span text:style-name="T48">—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8">неспособность испытывать чувство вины и извлекать пользу из жизненного опыта, особенно из наказания;</text:p>
        </text:list-item>
        <text:list-item>
          <text:p text:style-name="P128">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21"><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28">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8">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8">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8">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8">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8">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8">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8">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8">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8">Немаловажным является факт того, что социопаты отлично понимают, что такое социальные нормы, однако игнорируют их осознанно.</text:p>
      <text:p text:style-name="P33">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3">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6">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6">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3">Согласно определению Эрика Берна, социопаты делятся на два вида:</text:p>
      <text:list xml:id="list33514654" text:continue-list="list33504295" text:style-name="List_20_1">
        <text:list-item text:start-value="1">
          <text:p text:style-name="P135">Латентный или пассивный социопат.</text:p>
          <text:p text:style-name="P138">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8">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35">Активный социопат.</text:p>
          <text:p text:style-name="P138">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8">Вне досягаемости этих людей социопат не может и не считает нужным сдерживаться.</text:p>
        </text:list-item>
      </text:list>
      <text:p text:style-name="P29"/>
      <text:p text:style-name="P29">Терапия для антисоциальной личности<text:span text:style-name="T9">:</text:span></text:p>
      <text:p text:style-name="P28">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8">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4"><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7"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3522608" text:continue-list="list33523416" text:style-name="список_20_перечисление">
        <text:list-item>
          <text:p text:style-name="P128">ярко выраженная тенденция действовать импульсивно, без учёта последствий, наряду с неустойчивостью настроения;</text:p>
        </text:list-item>
        <text:list-item>
          <text:p text:style-name="P128">минимальная способность планировать;</text:p>
        </text:list-item>
        <text:list-item>
          <text:p text:style-name="P128">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8">Эмоционально-неустойчивое расстройство, это группа, которая включает в себя два подвида расстройств:</text:p>
      <text:list xml:id="list2468943095506881621" text:style-name="List_20_4">
        <text:list-item>
          <text:p text:style-name="P131">Эмоциональный или импульсивный тип:</text:p>
          <text:list>
            <text:list-item>
              <text:p text:style-name="P129">склонность к совершению неблагоприятных поступков без учета неблагоприятных последствий;</text:p>
            </text:list-item>
            <text:list-item>
              <text:p text:style-name="P129">высокая активность, сочетающаяся с неумением находить общий язык с окружающими;</text:p>
            </text:list-item>
            <text:list-item>
              <text:p text:style-name="P139"><text:span text:style-name="T22">склонность к сексуальной распущенности</text:span><text:span text:style-name="T48">.</text:span></text:p>
            </text:list-item>
          </text:list>
          <text:p text:style-name="P139"><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9">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9">Способны совершить криминальное действие.</text:p>
          <text:p text:style-name="P129"/>
        </text:list-item>
        <text:list-item>
          <text:p text:style-name="P131">Пограничный тип.</text:p>
          <text:list>
            <text:list-item>
              <text:p text:style-name="P129">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9">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9">повышенная впечатлительность;</text:p>
            </text:list-item>
            <text:list-item>
              <text:p text:style-name="P129">развитое воображение;</text:p>
            </text:list-item>
            <text:list-item>
              <text:p text:style-name="P129">внушаемость.</text:p>
            </text:list-item>
          </text:list>
          <text:p text:style-name="P129">Человек пограничного типа склонен проявлять высокую активность в сферах, которые ему в данный момент наиболее интересны.</text:p>
          <text:p text:style-name="P129">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9"><text:soft-page-break/>Из-за склонности к внушаемости и фантазированию, сферы его интересов постоянно меняются.</text:p>
          <text:p text:style-name="P139"><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9">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9"><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4">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7" text:outline-level="4">Истерическое расстройство личности</text:h>
      <text:p text:style-name="P28">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3499650" text:continue-list="list33522608" text:style-name="список_20_перечисление">
        <text:list-item>
          <text:p text:style-name="P128">самодраматизация, театральность, преувеличенное выражение эмоций;</text:p>
        </text:list-item>
        <text:list-item>
          <text:p text:style-name="P128">внушаемость, лёгкая подверженность влиянию окружающих или обстоятельств;</text:p>
        </text:list-item>
        <text:list-item>
          <text:p text:style-name="P128">поверхностность и лабильность эмоциональности (подвижность, неустойчивость, изменчивость психики);</text:p>
        </text:list-item>
        <text:list-item>
          <text:p text:style-name="P128">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8">неадекватная обольстительность во внешнем виде и поведении;</text:p>
        </text:list-item>
        <text:list-item>
          <text:p text:style-name="P128">чрезмерная озабоченность физической привлекательностью;</text:p>
        </text:list-item>
        <text:list-item>
          <text:p text:style-name="P128">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8"/>
      <text:p text:style-name="P28"><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3515115" text:continue-numbering="true" text:style-name="список_20_перечисление">
        <text:list-item>
          <text:p text:style-name="P121">«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21">«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21">«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8">«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8">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28">Для истероидов характерна неустойчивость самооценки.</text:p>
      <text:p text:style-name="P28">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8">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8">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8">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3">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3">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3"/>
      <text:h text:style-name="P87" text:outline-level="4">Нарциссическое расстройство личности</text:h>
      <text:p text:style-name="P31">Диагностируется при наличии пяти и более критериев, приведенных ниже, а также при проявлении общих критериев расстройств личности:</text:p>
      <text:list xml:id="list4104170134926895164" text:style-name="List_20_5">
        <text:list-item>
          <text:p text:style-name="P125">Значительные нарушения функционирования личности:</text:p>
          <text:list>
            <text:list-item>
              <text:p text:style-name="P125">Нарушения в собственном функционировании</text:p>
              <text:p text:style-name="P140"><text:span text:style-name="T48">(a </text:span><text:span text:style-name="T22">или </text:span><text:span text:style-name="T48">b)</text:span><text:span text:style-name="T47">:</text:span></text:p>
              <text:list>
                <text:list-item>
                  <text:p text:style-name="P125">Идеинтичность.</text:p>
                  <text:p text:style-name="P125">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25">Неадекватная самооценка, которая может быть завышенной или заниженной, которая колеблется между крайностями.</text:p>
                  <text:p text:style-name="P125">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25">Опора на себя.</text:p>
                  <text:p text:style-name="P125">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25">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25">Зачастую не осознает собственных мотивов.</text:p>
                </text:list-item>
              </text:list>
            </text:list-item>
            <text:list-item>
              <text:p text:style-name="P125">Нарушения в межперсональном функционировании</text:p>
              <text:p text:style-name="P132"><text:span text:style-name="T46">(a </text:span><text:span text:style-name="T4">или </text:span><text:span text:style-name="T46">b)</text:span><text:span text:style-name="T47">:</text:span></text:p>
              <text:list>
                <text:list-item>
                  <text:p text:style-name="P125">Отсутствие эмпатии.</text:p>
                  <text:p text:style-name="P125">Нарушенная способность признавать чувства других людей или идентифицировать себя с их чувствами.</text:p>
                  <text:p text:style-name="P125">Чрезмерно настроены на реакции других, но только если эти реакции имеют к нему отношение.</text:p>
                  <text:p text:style-name="P125">Переоценка или недооценка собственного влияния на других.</text:p>
                </text:list-item>
                <text:list-item>
                  <text:p text:style-name="P125">Близость.</text:p>
                  <text:p text:style-name="P125">Считает, что отношения нужны для «обслуживания» его самооценки.</text:p>
                  <text:p text:style-name="P125">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25">Патологические черты личности в следующих областях:</text:p>
          <text:list>
            <text:list-item>
              <text:p text:style-name="P125"><text:soft-page-break/>Антагонизм (соперничество и соревнование), характеризующийся:</text:p>
              <text:list>
                <text:list-item>
                  <text:p text:style-name="P125">Грандиозностью.</text:p>
                  <text:p text:style-name="P125">Явное или скрытое чувство, что ему все должны.</text:p>
                  <text:p text:style-name="P125">Эгоцентризм, уверенность в собственном превосходстве.</text:p>
                  <text:p text:style-name="P125">Снисходительное отношение к другим.</text:p>
                </text:list-item>
                <text:list-item>
                  <text:p text:style-name="P125">Привлечение внимания.</text:p>
                  <text:p text:style-name="P125">Чрезмерные попытки привлечь внимание других и быть в центе внимания.</text:p>
                  <text:p text:style-name="P125">Поиск восхищения.</text:p>
                </text:list-item>
              </text:list>
            </text:list-item>
          </text:list>
        </text:list-item>
        <text:list-item>
          <text:p text:style-name="P125">Вышеперечисленные личностные нарушения стабильны во времени и проявляются в разных жизненных ситуациях.</text:p>
        </text:list-item>
        <text:list-item>
          <text:p text:style-name="P125">Вышеперечисленные личностные нарушения не соответствуют культурной среде.</text:p>
        </text:list-item>
        <text:list-item>
          <text:p text:style-name="P125">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1">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1">В наше время нарциссическим личностям очень тяжело, в связи с информационной средой, которая нас окружает.</text:p>
      <text:p text:style-name="P27"><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7"><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2"><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1">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1">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8">Нарцисс, в силу своего патологического себялюбия, не станет зарабатывать уважение у </text:span><text:span text:style-name="T61">«недостойных». Признание и уважение он обычно требует.</text:span></text:p>
      <text:p text:style-name="P20">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0">Под давлением нарцисса, его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2">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2"><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1">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7" text:outline-level="4">Пассивно-агрессивное расстройство личности</text:h>
      <text:p text:style-name="P31">Диагностируется при наличии пяти и более критериев, приведенных ниже, а также при проявлении общих критериев расстройств личности:</text:p>
      <text:list xml:id="list33502533" text:continue-list="list33515115" text:style-name="список_20_перечисление">
        <text:list-item>
          <text:p text:style-name="P126">необоснованная критика или презрение по отношению к собеседнику;</text:p>
        </text:list-item>
        <text:list-item>
          <text:p text:style-name="P126">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26">конфликтность, раздражительность и упрямство при необходимости выполнять нежелательные задачи;</text:p>
        </text:list-item>
        <text:list-item>
          <text:p text:style-name="P126">намеренно плохая или медленная работа при выполнении нежелательных задач;</text:p>
        </text:list-item>
        <text:list-item>
          <text:p text:style-name="P126">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26">избегающее поведение при выполнении обязательств, которое оправдывается забывчивостью;</text:p>
        </text:list-item>
        <text:list-item>
          <text:p text:style-name="P126">препятствование усилиям других за счет невыполнения своей части работы (если речь идет командной работе).</text:p>
        </text:list-item>
      </text:list>
      <text:p text:style-name="P31">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1">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1">В случае если по каким-то причинам больной теряет мотивацию к сопротивлению, то испытывает выраженное чувство тревоги.</text:p>
      <text:p text:style-name="P31">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1">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1">Негативная реакция окружающих на свои жалобы является для них субъективным подтверждением обоснованности их пессимизма и негатива.</text:p>
      <text:p text:style-name="P31"><text:soft-page-break/>Возможен шантаж суицидом, но он редко сопровождается суицидальными попытками.</text:p>
      <text:p text:style-name="P34"><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1">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1">Уступки требованиям пациента со стороны терапевта антитерапевтичны, а отказ уступать угрожает потерей контакта.</text:p>
      <text:p text:style-name="P31"/>
      <text:p text:style-name="P65"><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1"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3"><text:span text:style-name="T24">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4">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о вас.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А самое интересное то, что вы уверены в том, что делаете это по собственному желанию!</text:p>
      <text:p text:style-name="P3"><text:span text:style-name="T5">Абьюзер выбирает в жертвы личность, </text:span><text:span text:style-name="_30__20_Text">которой хотел бы быть сам</text:span><text:span text:style-name="T5">.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5">.</text:span></text:p>
      <text:p text:style-name="P51">* * *</text:p>
      <text:p text:style-name="P3">Мы обречены быть с людьми, которые нам ровня. Профессор психологии из университета Аризоны Дуглас Кен<text:soft-page-break/>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3506804" text:continue-list="list33494794" text:style-name="диалог">
        <text:list-item>
          <text:p text:style-name="P101">Ты просто его не знаешь! — защищала я любимого парня.</text:p>
        </text:list-item>
      </text:list>
      <text:p text:style-name="P53">*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33505273" text:continue-numbering="true" text:style-name="диалог">
        <text:list-item>
          <text:p text:style-name="P97">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3497769" text:continue-numbering="true" text:style-name="диалог">
        <text:list-item>
          <text:p text:style-name="P97">Ты вокруг меня плетешь какую-то западню...</text:p>
        </text:list-item>
      </text:list>
      <text:p text:style-name="P3">Это не прямой ответ. Это вообще не ответ, что же это <text:span text:style-name="T2">насторожило</text:span> не меня?</text:p>
      <text:p text:style-name="P3"><text:soft-page-break/>Разговор проходил на кухне. Она была достаточно просторной, с двумя удобными креслами у обеденного стола. Я, конечно, расположилась в кресле, зная, что разговор будет долгим и наряженным. Однако мой бывший будущий супруг выбрал не кресло, и даже не стул, он, отойдя в другой конец комнаты, облокотился на столешницу... потому, что любой другой вариант подразумевал близкое расстояние ко мне. Он держал дистанцию. Стараясь скрыть свою ложь, так сказать, ушел подальше от моих глаз, но его выдала та самая не комфортная поза. Если бы тогда хоть на мгновение я перестала убеждать себя в том, что у нас все хорошо,... а что было бы? Да ничего. Это была самая банальная попытка отстрочить неминуемое разочарование.</text:p>
      <text:p text:style-name="P3">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33507728" text:continue-numbering="true" text:style-name="диалог">
        <text:list-item>
          <text:p text:style-name="P97">Я ничего такого не делал...</text:p>
        </text:list-item>
        <text:list-item>
          <text:p text:style-name="P97">Каждый справляется с болью по разному...</text:p>
        </text:list-item>
        <text:list-item>
          <text:p text:style-name="P97">Я был на четырех свиданиях...</text:p>
        </text:list-item>
        <text:list-item>
          <text:p text:style-name="P97">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text:soft-page-break/>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1">И вот тут сразу возникает вопрос: </text:span><text:span text:style-name="T9">«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text:soft-page-break/>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oft-page-break/><text:span text:style-name="T5">В учениях Платона</text:span><text:span text:style-name="T5"><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8"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3514605" text:continue-numbering="true" text:style-name="диалог">
        <text:list-item>
          <text:p text:style-name="P101">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text:p>
      <text:p text:style-name="P7">Главное условие — прислушаться к ней.</text:p>
      <text:p text:style-name="P7">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text:soft-page-break/>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text:soft-page-break/>Понятно, что вы не будете его бить по шее, но мама в детстве так и делала, когда он нашкодит, поэтому он ее прячет.</text:p>
      <text:p text:style-name="P3"><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4">Человек, </text:span><text:span text:style-name="_30__20_Text"><text:span text:style-name="T24">вспоминая</text:span></text:span><text:span text:style-name="T24">,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4">Человек, который </text:span><text:span text:style-name="_30__20_Text"><text:span text:style-name="T31">пытается</text:span></text:span><text:span text:style-name="_30__20_Text"><text:span text:style-name="T24"> придумать</text:span></text:span><text:span text:style-name="T24">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text:soft-page-break/>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text:soft-page-break/>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84"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3">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ого индивидуума и попыталась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81"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нежеланием принимать решения. Он избегает любой «грязной» или рутинной работы, обвиняя вас в эксплуатации.</text:p>
      <text:p text:style-name="P3">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3">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то не хотите и не понимаете, как на это подписались.</text:p>
      <text:p text:style-name="P3">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3">Его инфантильность в бытовых вопросах очень раздражает вас. Вам кажется, что он просто издевается! Вы зли<text:soft-page-break/>тесь, а он изображает искреннее непонимание вашего раздражения.</text:p>
      <text:list xml:id="list33501132" text:continue-numbering="true" text:style-name="диалог">
        <text:list-item>
          <text:p text:style-name="P97">Я же вынес мусор! Тебе что, сложно самой шкаф передвинуть!?</text:p>
        </text:list-item>
      </text:list>
      <text:p text:style-name="P3">Призвать его на помощь — значит получить его осуждение. Он скажет, что вы вечно его пилите, забираете его свободу, мешаете жить и т. д.</text:p>
      <text:p text:style-name="P3">Задача женщины в отношениях — раскрыть сильные стороны мужчины! Однако, когда имеешь дело со слабохарактерным партнером, вы просто не видите те сильные стороны, которые хотели бы в нем развить.</text:p>
      <text:p text:style-name="P3">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3">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3">Попробуйте представить вашу жизнь без него. Что изменится? Список ваших ежедневных дел, ваших проблем увеличится или сократится? Если второе, то тут просто нужно сделать вывод.</text:p>
      <text:h text:style-name="P81"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3511869" text:continue-numbering="true" text:style-name="диалог">
        <text:list-item>
          <text:p text:style-name="P97">Тебе показалось.</text:p>
        </text:list-item>
        <text:list-item>
          <text:p text:style-name="P97">Ты себе накручиваешь.</text:p>
        </text:list-item>
        <text:list-item>
          <text:p text:style-name="P97">Ничего у тебя не болит.</text:p>
        </text:list-item>
        <text:list-item>
          <text:p text:style-name="P97">Ты сама придумываешь себе проблемы.</text:p>
        </text:list-item>
      </text:list>
      <text:p text:style-name="P3">Если вы вспоминаете факт из вашей жизни, например:</text:p>
      <text:list xml:id="list33511421" text:continue-numbering="true" text:style-name="диалог">
        <text:list-item>
          <text:p text:style-name="P97">Помнишь, ты мне как-то сказал, что &lt;...&gt;?</text:p>
        </text:list-item>
      </text:list>
      <text:p text:style-name="P3">А вам отвечают:</text:p>
      <text:list xml:id="list33507448" text:continue-numbering="true" text:style-name="диалог">
        <text:list-item>
          <text:p text:style-name="P97">Я такого не говорил!</text:p>
        </text:list-item>
      </text:list>
      <text:p text:style-name="P3">Или:</text:p>
      <text:list xml:id="list33511168" text:continue-numbering="true" text:style-name="диалог">
        <text:list-item>
          <text:p text:style-name="P97">Не было такого. Что ты придумываешь!</text:p>
        </text:list-item>
      </text:list>
      <text:p text:style-name="P3">Это газлайтинг чистой воды!</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text:soft-page-break/>нальное состояние жертвы или намекая на возможную душевную болезнь.</text:p>
      <text:list xml:id="list335151151" text:continue-numbering="true" text:style-name="диалог">
        <text:list-item>
          <text:p text:style-name="P97">Ты что — сумасшедшая?!</text:p>
        </text:list-item>
      </text:list>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Однако не все так просто! Есть несколько условий для успешного результата такого воздействия.</text:p>
      <text:p text:style-name="P3">Во-первых: этот человек должен быть близким для вас. Вы к нему, как минимум, расположены (С чего бы это ему причинять мне зло?).</text:p>
      <text:p text:style-name="P3">Во-вторых: обычно он не интересуется вашим мнением или состоянием — он просто отвергает его (Не придумывай! Тебе показалось!).</text:p>
      <text:p text:style-name="P3">В-третьих: этот человек не задает вам вопросы, а лишь настаивает на своем, убеждая в этом вас (Я же знаю, что тебе нравится! Да нравится же! Ну чего ты врешь?!).</text:p>
      <text:p text:style-name="P3">Вы начинаете в себе сомневаться если вас:</text:p>
      <text:list xml:id="list33502805" text:continue-list="list33502533" text:style-name="список_20_перечисление">
        <text:list-item>
          <text:p text:style-name="P99">запугивают и шантажируют (Я не буду с тобой разговаривать, если ты продолжишь говорить этот бред!)</text:p>
        </text:list-item>
        <text:list-item>
          <text:p text:style-name="P99">держат в напряжении (Ну посмотрим, как ты будешь стараться! Что-то я сомневаюсь!)</text:p>
        </text:list-item>
        <text:list-item>
          <text:p text:style-name="P99">оказывают давление (Если ты это не сделаешь, то значит не любишь меня!)</text:p>
        </text:list-item>
        <text:list-item>
          <text:p text:style-name="P99">внушают (Говорю тебе! С тобой не все в порядке!)</text:p>
        </text:list-item>
        <text:list-item>
          <text:p text:style-name="P99"><text:soft-page-break/>кодируют путем постоянного повторения (Ты понимаешь, что так поступают/такое говорят только ненормальные!)</text:p>
        </text:list-item>
      </text:list>
      <text:p text:style-name="P3">В таких отношениях есть несколько этапов: сначала вам постоянно приходится доказывать, что вы нормальная, но вас упорно убеждают в обратном. Затем вы допускаете вероятность того, что может действительно что-то не так поняли или увидели и все чаше склоняетесь к тому, что ваш партнер прав. Затем просто слепо верите ему.</text:p>
      <text:p text:style-name="P3">Вам вечно что-то пытаются внушить относительно вашей нормальности, и вы действительно начинаете <text:span text:style-name="T59">сомневаться</text:span> в себе. Почему так происходит? Дело в том, что в тот момент, когда вам в очередной раз говорят, что с вами не все в порядке, вы в первую очередь, проверяете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быть правдой.</text:span></text:p>
      <text:p text:style-name="P7">Например, вы первый раз за год приболели. С вами обычно редко такое случается. Однако, ваш партнер говорит вам:</text:p>
      <text:list xml:id="list33521288" text:continue-list="list335151151" text:style-name="диалог">
        <text:list-item>
          <text:p text:style-name="P101">Опять! Дорогая, тебе не кажется, что ты в последнее время часто болеешь?</text:p>
        </text:list-item>
      </text:list>
      <text:p text:style-name="P7">Или, вот <text:s/>еще стандартная ситуация:</text:p>
      <text:list xml:id="list33498825" text:continue-numbering="true" text:style-name="диалог">
        <text:list-item>
          <text:p text:style-name="P101">Милая, я этого не говорил! С тобой точно все в порядке?</text:p>
        </text:list-item>
      </text:list>
      <text:p text:style-name="P3"><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text:span><text:soft-page-break/><text:span text:style-name="T5">тивном восприятии действительности. </text:span><text:span text:style-name="T60">Я </text:span><text:span text:style-name="T19">настойчиво советую его к просмотру. Я узнала себя в героине, но еще больший шок я получила от удивительного сходства главного героя с моим бывшим парнем. Я не преувеличиваю, у меня действительно мурашки шли по коже!</text:span></text:p>
      <text:p text:style-name="P3"><text:span text:style-name="T19">Теперь, </text:span><text:span text:style-name="T60">когда меня спрашивают, что же я в нем, таком плохом, нашла; что же я терпела и не уходила, я советую просто посмотреть этот фильм. Эмоции девушки и жестокость ее мучителя очень красноречиво сыграны прекрасными актерами прошлой половины столетия</text:span><text:span text:style-name="T19"> —</text:span><text:span text:style-name="T60"> Ингрид Бергман и Шарлем Буайе!</text:span></text:p>
      <text:p text:style-name="P52">* * *</text:p>
      <text:p text:style-name="P7">Такая форма общения действительно может развить серьезные психологические проблемы.</text:p>
      <text:p text:style-name="P3">Вместо того, чтобы пытаться перепроверить эти факты у себя в голове, сразу делайте выводы:</text:p>
      <text:list xml:id="list33517932" text:continue-numbering="true" text:style-name="диалог">
        <text:list-item>
          <text:p text:style-name="P97">Мне это нравится? — Нет.</text:p>
        </text:list-item>
        <text:list-item>
          <text:p text:style-name="P97">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33502596" text:continue-numbering="true" text:style-name="диалог">
        <text:list-item>
          <text:p text:style-name="P97">Как это у меня не болит? Еще как болит!</text:p>
        </text:list-item>
      </text:list>
      <text:p text:style-name="P3"><text:soft-page-break/>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3518257" text:continue-numbering="true" text:style-name="диалог">
        <text:list-item>
          <text:p text:style-name="P97">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3">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9">Это поможет вам увидеть, что вы все сделали правильно и быть уверенее в себе.</text:span></text:p>
      <text:p text:style-name="P3">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3">Что же касается абьюзера, то тут важно понять, что он вряд ли, проснувшись однажды утром, <text:span text:style-name="T59">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9">ему</text:span> проникать в ваши мысли. От таких людей я настойчиво <text:span text:style-name="T59">рекоммендую</text:span> вам держаться подальше!</text:p>
      <text:h text:style-name="P81"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3">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самое обычное деструктивное поведение. Ему придется нести ответственность за свои идеи и тратиться эмоционально, поэтому он избегает этого. Абьюзеры не умеют слушать, не хотят и не будут, вне зависимости от важности темы. Поверьте, если он знает, что для него нет никакой выгоды, он не станет потакать вашим «глупым идеям».</text:p>
      <text:p text:style-name="P3">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3521277" text:continue-numbering="true" text:style-name="диалог">
        <text:list-item>
          <text:p text:style-name="P97">И это, по твоему, проблема? Ты действительно считаешь, что из-за этого стоит ссориться?</text:p>
        </text:list-item>
      </text:list>
      <text:p text:style-name="P3">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3501712" text:continue-numbering="true" text:style-name="диалог">
        <text:list-item>
          <text:p text:style-name="P97">Я не буду разговаривать об этом. Это полный бред! Ты хоть слышишь себя?</text:p>
        </text:list-item>
      </text:list>
      <text:p text:style-name="P3">И вот вы пытаетесь понять, что же «такого» вы сказали не так. Вы оправдываетесь, пытаетесь объясниться... — <text:span text:style-name="T2">он спрыгнул с темы</text:span>.</text:p>
      <text:list xml:id="list33517477" text:continue-numbering="true" text:style-name="диалог">
        <text:list-item>
          <text:p text:style-name="P97">В смысле?</text:p>
        </text:list-item>
      </text:list>
      <text:p text:style-name="P3">Чтобы не отвечать на вопрос, он задает вам встречный, чтобы:</text:p>
      <text:list xml:id="list33511018" text:continue-list="list9051891173603176299" text:style-name="List_20_2">
        <text:list-item>
          <text:p text:style-name="P133"><text:span text:style-name="T24">а) придраться к вашему ответу и </text:span><text:span text:style-name="T29">спрыгнуть с темы</text:span><text:span text:style-name="T24">;</text:span></text:p>
        </text:list-item>
        <text:list-item>
          <text:p text:style-name="P104">б) успеть придумать что-то пока вы повторяете свой вопрос, что позволит ему <text:span text:style-name="T2">спрыгнуть с темы</text:span>.</text:p>
        </text:list-item>
      </text:list>
      <text:p text:style-name="P3">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3">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 Чтобы убедиться в его равнодушии к обсуждаемой проблеме, можете задать ему пару уточняющих вопросов?</text:p>
      <text:list xml:id="list33524292" text:continue-list="list33517477" text:style-name="диалог">
        <text:list-item>
          <text:p text:style-name="P97">Скажи мне, тебе правда неинтересно, в какой школе будет учится твой сын?</text:p>
        </text:list-item>
        <text:list-item>
          <text:p text:style-name="P97">Откуда генерируются твои отговорки? Или может ты думаешь, что, уходя от этой темы, этот вопрос решиться сам собой?</text:p>
        </text:list-item>
      </text:list>
      <text:p text:style-name="P3">Но будьте готовы к новой порции дерьма, которым он вас обольет с ног до головы!</text:p>
      <text:p text:style-name="P3">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3">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ым.</text:p>
      <text:p text:style-name="P7">Отстаивайте свое право быть услышанным и понятым.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1" text:outline-level="3">Изоляция жертвы от ее окружения</text:h>
      <text:p text:style-name="P3">Изоляция жертвы проявляется в трех направлениях:</text:p>
      <text:h text:style-name="P86" text:outline-level="4">1. Он всячески заполняет ваше время собой и своим окружением.</text:h>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3">Не упускайте возможности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6" text:outline-level="4">2. Он воздействует на ваше мнение о ваших близких.</text:h>
      <text:p text:style-name="P6">Это может быть ваша близкая подруга:</text:p>
      <text:list xml:id="list33497639" text:continue-numbering="true" text:style-name="диалог">
        <text:list-item>
          <text:p text:style-name="P97">Твоя Машка как-то странно на меня посмотрела... А вы давно с ней дружите?...</text:p>
        </text:list-item>
      </text:list>
      <text:p text:style-name="P3">После такого замечания вы, наверняка, постараетесь оградить вашего партнера от <text:span text:style-name="T44">&lt;</text:span><text:span text:style-name="T59">каких-то </text:span><text:span text:style-name="T14">не таких</text:span><text:span text:style-name="T44">&gt; </text:span><text:span text:style-name="T14">взглядов Маши. Теперь ваше с ней общение может свестись к минимуму.</text:span></text:p>
      <text:p text:style-name="P13">Это может быть ваш друг:</text:p>
      <text:list xml:id="list33504351" text:continue-numbering="true" text:style-name="диалог">
        <text:list-item>
          <text:p text:style-name="P97">Мне не нравится, что Петя на тебя постоянно смотрит. Я видел, как ты с ним кокетничала...</text:p>
        </text:list-item>
      </text:list>
      <text:p text:style-name="P3">Петю ждет та же участь, что и Машу — вы перестаете общаться с Петей, дабы избежать ревности вашего партнера.</text:p>
      <text:p text:style-name="P3">Это могут быть ваши близкие родственники:</text:p>
      <text:list xml:id="list33493905" text:continue-numbering="true" text:style-name="диалог">
        <text:list-item>
          <text:p text:style-name="P97">Мне кажется, что я не нравлюсь твоей маме/сестре... (обычно такие посылы сопровождаются необоснованными придирками к поведению человека по отношению к нему)</text:p>
        </text:list-item>
      </text:list>
      <text:p text:style-name="P3">Как вы понимаете, вы постараетесь «спрятать» его от якобы недоброжелательных родственников, дабы не возни<text:soft-page-break/>кало никаких недоразумений и дискомфортных ситуаций в общении.</text:p>
      <text:p text:style-name="P6">Все желают вам зла, завидуют вам, но только не он! Он как раз оберегает вас от всех злых людей!</text:p>
      <text:p text:style-name="P3"><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3">При этом, вы вряд ли не услышите прямые запреты, типа:</text:p>
      <text:list xml:id="list33520152" text:continue-numbering="true" text:style-name="диалог">
        <text:list-item>
          <text:p text:style-name="P120"><text:span text:style-name="T24">Я не хочу, чтобы ты с </text:span><text:span text:style-name="T38">Машей</text:span><text:span text:style-name="T41"> </text:span><text:span text:style-name="T38">общалась!</text:span></text:p>
        </text:list-item>
      </text:list>
      <text:p text:style-name="P3">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Не верьте ничему, в чем не нашли подтверждения! Верьте только своим глазам и ушам!</text:p>
      <text:p text:style-name="P3">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и друзьями!</text:p>
      <text:h text:style-name="Heading_20_4" text:outline-level="4"><text:span text:style-name="T24">3. Он </text:span><text:span text:style-name="T31">воздействует </text:span><text:span text:style-name="T24">на ваше окружение.</text:span></text:h>
      <text:p text:style-name="P3"><text:soft-page-break/>Он настолько хорош, что ваши подруги завидуют вам белой завистью, ваши родители о него без ума, а ухажеры 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3">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3">Таким человеком руководят определенные цели... или вы все еще думаете, что вам кажется?</text:p>
      <text:p text:style-name="P3">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3">В случае возникновения проблем с вашим деструктивным партнеро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P3">Нас с детства учили, что «сор из избы не выносят». Выносят! Иначе вы просто задохнетесь от этой «вони»! Я знаю, о чем говорю!</text:p>
      <text:p text:style-name="P3"><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3499421" text:continue-numbering="true" text:style-name="диалог">
        <text:list-item>
          <text:p text:style-name="P97">А куда же ты смотрела? Как ты могла не заметить?!</text:p>
        </text:list-item>
      </text:list>
      <text:p text:style-name="P3">А так же «по горячему» получить от близких совет на тему: «Что же делать?»</text:p>
      <text:p text:style-name="P3">Заходите издалека:</text:p>
      <text:list xml:id="list33505140" text:continue-numbering="true" text:style-name="диалог">
        <text:list-item>
          <text:p text:style-name="P97">Маш, смотри, вот чисто гипотетически, если человек так себя ведет — это нормально?</text:p>
        </text:list-item>
      </text:list>
      <text:p text:style-name="P3"><text:s/>Поверьте, с этих пор к нему начнут присматриваться. К тому же и он заметит, что отныне вы не один на один с ним.</text:p>
      <text:p text:style-name="P3">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до последнего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3">Так что, заговорив о своих проблемах как можно раньше, у вас будет отличный шанс обезопасить себя и заручиться поддержкой!</text:p>
      <text:h text:style-name="P81" text:outline-level="3"><text:bookmark-start text:name="Passivnaia_aghriessiia__ighnorirovaniie_"/>Пассивная агрессия<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ую холодность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 Осталось только привязать вас покрепче. В этом ему поможет резкая и необоснованная дистанция между вами!</text:p>
      <text:p text:style-name="P3"><text:span text:style-name="T65">Отныне вы получаете его внимание и расположение</text:span>, так сказать, порциями. Он тщательно дозирует его и с каждым разом эта порция становится все меньше и меньше.</text:p>
      <text:p text:style-name="P3">Результат пассивной агрессии — это всегда сильное чувство вины жертвы.</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 Однако ему важно донести вам, и убедиться самому в том, что он для вас о-о-очень важен!</text:p>
      <text:h text:style-name="Heading_20_4" text:outline-level="4">Игнорирование.</text:h>
      <text:p text:style-name="Text_20_body"><text:soft-page-break/><text:span text:style-name="T24">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text:span><text:span text:style-name="T24">дражение, поэтому он от них дистанцируется. Молча и без объяснений.</text:span></text:p>
      <text:p text:style-name="P3">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и слышите:</text:p>
      <text:list xml:id="list33517743" text:continue-numbering="true" text:style-name="диалог">
        <text:list-item>
          <text:p text:style-name="P97">Я тут распинаюсь, а тебе все-равно?</text:p>
        </text:list-item>
      </text:list>
      <text:p text:style-name="P3">Хотя только что, сам сделал то, в чем вас обвиняет. Ну, и конечно, обижается!</text:p>
      <text:h text:style-name="P86" text:outline-level="4">Обида.</text:h>
      <text:p text:style-name="P3">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3498345" text:continue-numbering="true" text:style-name="диалог">
        <text:list-item>
          <text:p text:style-name="P97">Как ты могла?!</text:p>
        </text:list-item>
      </text:list>
      <text:p text:style-name="P3">Вы, априори, провинились, если сделали замечание, попросили помощи или просто хотите поговорить! </text:p>
      <text:p text:style-name="P3">Он может обидеться даже на то, что вы поступили вопреки его ожиданиям. Если в данный момент времени вы хотите не то, что хочет он — придется искупить свою вину.</text:p>
      <text:h text:style-name="Heading_20_4" text:outline-level="4"><text:soft-page-break/>Внезапный бойкот.</text:h>
      <text:p text:style-name="P3">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33522280" text:continue-numbering="true" text:style-name="диалог">
        <text:list-item>
          <text:p text:style-name="P97">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Будучи человеком сострадательным и неравнодушным, вы пытаетесь наладить связь:</text:p>
      <text:list xml:id="list33506710" text:continue-numbering="true" text:style-name="диалог">
        <text:list-item>
          <text:p text:style-name="P97">Милый, ну скажи, что не так? Ну прости, если я тебя чем-то обидела!</text:p>
        </text:list-item>
      </text:list>
      <text:p text:style-name="P3">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3">Понимаете? Ему нужен контроль над вами, а опуская голову и прося прощение за то, 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33507965" text:continue-numbering="true" text:style-name="диалог">
        <text:list-item>
          <text:p text:style-name="P97">Опять ты за свое. В прошлый раз было тоже самое!</text:p>
        </text:list-item>
      </text:list>
      <text:p text:style-name="P3"><text:soft-page-break/>И вы снова не понимаете. И снова просите прощение, и обещаете, что такого больше не повторится! А вам говорят:</text:p>
      <text:list xml:id="list33516575" text:continue-numbering="true" text:style-name="диалог">
        <text:list-item>
          <text:p text:style-name="P97">Ты в прошлый раз тоже говорила, что не повторится!</text:p>
          <text:p text:style-name="P89">* * *</text:p>
        </text:list-item>
      </text:list>
      <text:p text:style-name="P3">Манипулятору необходимо поддерживать с вами связь,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3">Сближение-отталкивание — и так по очереди. Комплименты сменяются придирками, после обнимашек идут замечания относительно ваших многочисленных недостатков, после ваших теплых слов в его адрес — обвинения в том, что ваша любовь неискренняя. Затем спина и ваши извинения.</text:p>
      <text:p text:style-name="P3"/>
      <text:p text:style-name="P3"><text:span text:style-name="T10">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3514278" text:continue-numbering="true" text:style-name="диалог">
        <text:list-item>
          <text:p text:style-name="P97"><text:soft-page-break/>Что, опять? Ну ок...</text:p>
        </text:list-item>
      </text:list>
      <text:p text:style-name="P3">Я даже пыталась его вывести на чистую воду агрессивно... Много было испробовано... Не помогало ничего, даже:</text:p>
      <text:list xml:id="list33514366" text:continue-numbering="true" text:style-name="диалог">
        <text:list-item>
          <text:p text:style-name="P97">Ты обиделся на то, что не можешь оказать мне помощь?..</text:p>
        </text:list-item>
      </text:list>
      <text:p text:style-name="P3">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3">Во-вторых: настоящий мужчина не обижается! Соответственно, тот, кто обижается — не настоящий мужчина, а жалкая его пародия и нытик.</text:p>
      <text:p text:style-name="P3">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3">Если он отказывается говорить об этом, ок! Баба с воза — кобыле легче, как говорится. Главное, не повышайте тона, как бы сложно это ни было, и вас нельзя было упрекнуть в истерике. Если чувствуете, что начинаете по-настоящему нервничать — уходите! Разговор окончен!</text:p>
      <text:p text:style-name="P3">Не пытайтесь утешить его и сгладить ситуацию. Он не прав! А если считает, что не правы вы, то пусть имеет смелость сказать об этом вслух.</text:p>
      <text:h text:style-name="P81"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В отношениях с абьюзером нет места вашим эмоциям. Говоря конкретно о психологических триггерах, ваш парт<text:soft-page-break/>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3">Вы делитесь своими переживаниями, в последствии чего чувствуете уязвленность:</text:p>
      <text:list xml:id="list33523368" text:continue-numbering="true" text:style-name="диалог">
        <text:list-item>
          <text:p text:style-name="P97">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обнимает, причиняя боль.</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 Я бы назвала триггер — ассоциативным переживанием воспоминания или представления.</text:p>
      <text:p text:style-name="P3">К сожалению, для манипуляторов психологические триггеры служат средством манипуляции сознанием и поведе<text:soft-page-break/>нием людей. В различ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ы не можете.</text:p>
      <text:p text:style-name="P3"/>
      <text:p text:style-name="P3"><text:span text:style-name="T10">Противостояние</text:span>:</text:p>
      <text:p text:style-name="P3">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3518407" text:continue-numbering="true" text:style-name="диалог">
        <text:list-item>
          <text:p text:style-name="P97">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3"><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заставлять вас нервничать или напоминать о болезненных страданиях?</text:p>
      <text:p text:style-name="P3">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1" text:outline-level="3"><text:bookmark-start text:name="Viktimblieimingh_"/>Виктимблейминг<text:bookmark-end text:name="Viktimblieimingh_"/></text:h>
      <text:p text:style-name="P3">Виктимблейминг (<text:span text:style-name="T2">от англ</text:span>. <text:span text:style-name="T2">victim</text:span> — жертва, <text:span text:style-name="T2">blame</text:span> — обвинять),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3497858" text:continue-numbering="true" text:style-name="диалог">
        <text:list-item>
          <text:p text:style-name="P97">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а.</text:p>
      <text:p text:style-name="P3">Примерами такой манипуляции являются:</text:p>
      <text:list xml:id="list33524536" text:continue-numbering="true" text:style-name="диалог">
        <text:list-item>
          <text:p text:style-name="P97">Ее бы не изнасиловали, если бы она не надела такое короткое платье.</text:p>
        </text:list-item>
        <text:list-item>
          <text:p text:style-name="P97">Тебя не повысили, потому что ты мало старалась, тебе нужно было усерднее работать.</text:p>
        </text:list-item>
        <text:list-item>
          <text:p text:style-name="P97"><text:soft-page-break/>Твой кошелек украли из-за твоей невнимательности!</text:p>
        </text:list-item>
      </text:list>
      <text:p text:style-name="P3">Все подобные примеры подводятся итоговым приговором:</text:p>
      <text:list xml:id="list334980651" text:continue-numbering="true" text:style-name="диалог">
        <text:list-item>
          <text:p text:style-name="P97">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33521670" text:continue-numbering="true" text:style-name="диалог">
        <text:list-item>
          <text:p text:style-name="P97">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text:soft-page-break/>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3516632" text:continue-numbering="true" text:style-name="диалог">
        <text:list-item>
          <text:p text:style-name="P97">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 когнитивные искажения <text:soft-page-break/>ни что иное, как результат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ее осуждают в том, что она терпела все это и не уш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Text_20_body"><text:a xlink:type="simple" xlink:href="https://dic.academic.ru/dic.nsf/ruwiki/227858/Не_верь,_не_бойся,_не_проси" text:style-name="Internet_20_link" text:visited-style-name="Visited_20_Internet_20_Link"><text:span text:style-name="T58">Ссылка на виктимное поведение</text:span></text:a></text:p>
      <text:p text:style-name="P3"><text:span text:style-name="T10">Противостояние</text:span>:</text:p>
      <text:p text:style-name="P3">Первое правило — вы ни в чем не виноваты!</text:p>
      <text:p text:style-name="P3">Ничто не дает человеку право причинять материальный, физический или психологический вред другому. Нет таких причин!</text:p>
      <text:p text:style-name="P3"><text:soft-page-break/>Ни короткое платье, ни расстегнутая сумка, ни разбитая кружка или пересоленный суп не дает человеку право на причинение вам вреда!</text:p>
      <text:p text:style-name="P3">Об этом нужно говорить. Говорить громко и уверенно. Вслух!</text:p>
      <text:p text:style-name="P3">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3524674" text:continue-numbering="true" text:style-name="диалог">
        <text:list-item>
          <text:p text:style-name="P97">То есть, если ты пересолила суп, то позволишь своему мужу ударить тебя?</text:p>
        </text:list-item>
        <text:list-item>
          <text:p text:style-name="P97">А как бы ты поступил — сказал человеку, что у него сумка расстегнута, или же украл его деньги?</text:p>
        </text:list-item>
        <text:list-item>
          <text:p text:style-name="P97">Ты хочешь сказать, что, если увидишь на улице девушку в короткой юбке, это даст тебе полное право изнасиловать ее?</text:p>
        </text:list-item>
      </text:list>
      <text:p text:style-name="P3">Если же речь идет о насилии, то вам необходимо обратиться в полицию, в кризисные центры, в центры помощи женщинам, или, как минимум, позвонить на горячюу линию!</text:p>
      <text:p text:style-name="P3">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 вам нужен кто угодно, кто может защитить вас. Уверена, что среди ваших знакомых найдется человек, который все же поверит вам и окажет поддержку. </text:p>
      <text:p text:style-name="P3">Не исключено, что вы станете жертвой виктимблейминга со стороны тех, у кого просите помощь. Это, кстати, до<text:soft-page-break/>вольно частое явление, но это не должно вас останавливать.</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3">В общем-то выбор у вас небольшой — остаться совсем одной, или помочь себе. Действуйте!</text:p>
      <text:h text:style-name="P81" text:outline-level="3"><text:bookmark-start text:name="Vam_riedko_ustupaiut_ili_nie_ustupaiut_v"/>Вам редко уступают или не уступают вообще<text:bookmark-end text:name="Vam_riedko_ustupaiut_ili_nie_ustupaiut_v"/></text:h>
      <text:p text:style-name="P3"><text:span text:style-name="T10">Противостояние</text:span>:</text:p>
      <text:p text:style-name="P3">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3">К чему я веду?</text:p>
      <text:p text:style-name="P3">К тому, что как бы низко это не звучало, но вам придется торговаться за ваше «место под солнцем». Если вы видите, что вашей любовью и вашей уступчивостью пользу<text:soft-page-break/>ются, смените манеру поведения в спорах — не отдавайте ничего просто так.</text:p>
      <text:p text:style-name="P3">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требования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19">Не забывайте об объективных суждениях!</text:p>
      <text:p text:style-name="P3">«Если ..., то ...»</text:p>
      <text:p text:style-name="P3">Это довольно неплохая тактика, чтобы показать, что вы готовы уступать, и проверить, готовы ли уступать вам.</text:p>
      <text:p text:style-name="P3">Требуйте, раз уж это спор, объяснений его аргументации:</text:p>
      <text:list xml:id="list33524441" text:continue-numbering="true" text:style-name="диалог">
        <text:list-item>
          <text:p text:style-name="P97">Приведи мне хоть один достойный аргумент в пользу своей идеи, и тогда, возможно, мое мнение изменится.</text:p>
        </text:list-item>
      </text:list>
      <text:p text:style-name="P3">Не соглашайтесь с ним без таких объяснений. Это вполне справедливо и обосновано. Требовать объяснений — это же не преступление!</text:p>
      <text:p text:style-name="P3">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3494610" text:continue-list="list33502805" text:style-name="список_20_перечисление">
        <text:list-item>
          <text:p text:style-name="P99">либо спор перейдет в русло конструктивного диалога,</text:p>
        </text:list-item>
        <text:list-item>
          <text:p text:style-name="P99">либо он бежит с «поля боя»,</text:p>
        </text:list-item>
        <text:list-item>
          <text:p text:style-name="P99"><text:soft-page-break/>либо же, а это самый печальный вариант — на вас посыпятся оскорбления.</text:p>
        </text:list-item>
      </text:list>
      <text:p text:style-name="P3">Возможно он будет таким агрессивным, 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3">Смотрите в оба и вы воочию увидите весь абьюз, который царит в ваших отношениях. А теперь внимание — именно такой и будет ваша жизнь дальше, если сейчас вы не сделаете решительные действия в свою пользу.</text:p>
      <text:p text:style-name="Subtitle">* * *</text:p>
      <text:p text:style-name="P3">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ак-то сказал мне:</text:p>
      <text:list xml:id="list33503131" text:continue-list="list33524441" text:style-name="диалог">
        <text:list-item>
          <text:p text:style-name="P97">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33500884" text:continue-numbering="true" text:style-name="диалог">
        <text:list-item>
          <text:p text:style-name="P97">Кто-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p text:style-name="P3">А еще лучше, не делайте себе нервы!!! Ну, вы поняли)</text:p>
      <text:h text:style-name="P81" text:outline-level="3"><text:bookmark-start text:name="Patologhichieskaia_lozh___Vviedieniie_v_"/>Патологическая ложь.</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3">Ждать, ждать, ждать... и не получить ничего.</text:p>
      <text:p text:style-name="P3">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3">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 Но это потом.</text:p>
      <text:p text:style-name="P3">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речь идет не о единичном случае, а об устоявшейся системе.</text:p>
      <text:p text:style-name="P3">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3">Опустошение, разочарование, несбывшиеся надежды, поломанная самооценка — вот сочные плоды, которые зре<text:soft-page-break/>ют на дереве деструктивных отношений, где имеет место ложь.</text:p>
      <text:p text:style-name="P3">Да, он пообещал и не выполнил. Для него ваше вполне справедливое желание получить обещанное — это лишь каприз, с которым он не считает важным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17"/>
      <text:p text:style-name="Text_20_body"><text:span text:style-name="T43">Противостояние</text:span><text:span text:style-name="T24">:</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text:span text:style-name="T2">им</text:span>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text:soft-page-break/>Есть пара более грамотных тактик, которые могут помочь заставить его выполнить свое обязательство:</text:p>
      <text:p text:style-name="Text_20_body"><text:span text:style-name="_31__20_Text"><text:span text:style-name="T34">1) </text:span></text:span><text:span text:style-name="T24">Пристыдить.</text:span></text:p>
      <text:list xml:id="list33523036" text:continue-numbering="true" text:style-name="диалог">
        <text:list-item>
          <text:p text:style-name="P97">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33498337" text:continue-numbering="true" text:style-name="диалог">
        <text:list-item>
          <text:p text:style-name="P97">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3494516" text:continue-numbering="true" text:style-name="диалог">
        <text:list-item>
          <text:p text:style-name="P97">Окей. Поживи пока у друзей/родителей, а вещи собери на выходных, договорились?</text:p>
        </text:list-item>
      </text:list>
      <text:p text:style-name="Text_20_body"><text:span text:style-name="_31__20_Text"><text:span text:style-name="T34">2)</text:span></text:span><text:span text:style-name="_31__20_Text"><text:span text:style-name="T24"> </text:span></text:span><text:span text:style-name="T24">Отзеркаливание.</text:span></text:p>
      <text:p text:style-name="P3">Пообещайте ему что-то, что ему может очень понравиться, например:</text:p>
      <text:list xml:id="list33515777" text:continue-numbering="true" text:style-name="диалог">
        <text:list-item>
          <text:p text:style-name="P97"><text:soft-page-break/>Сегодня дома тебя ждет большой сюрприз!</text:p>
        </text:list-item>
      </text:list>
      <text:p text:style-name="P3">Но никакого сюрприза не готовьте, а если вам начнут предъявлять претензии или демонстрировать обиду, просто ответьте:</text:p>
      <text:list xml:id="list33521018" text:continue-numbering="true" text:style-name="диалог">
        <text:list-item>
          <text:p text:style-name="P97">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33510881" text:continue-numbering="true" text:style-name="диалог">
        <text:list-item>
          <text:p text:style-name="P97">Дорогой, ну кому, как не тебе меня понять!? Кран-то до сих пор течет, хотя ты еще неделю назад обещал его починить...</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Heading_20_4" text:outline-level="4"><text:span text:style-name="T24">Ложь</text:span>.</text:h>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text:soft-page-break/>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целую тарелку дерьма, убеждая вас в том, что это деликатес, уж поверьте мне, собьет вас с толку.</text:p>
      <text:p text:style-name="P3"><text:s/>Если он захочет, он перепишет действительность у себя в голове и поверит в это,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 В это сложно поверить, не столкнувшись с этим лицом к лицу.</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театре одного актера:</text:p>
      <text:list xml:id="list33492779" text:continue-list="list33494610" text:style-name="список_20_перечисление">
        <text:list-item>
          <text:p text:style-name="P121">альфа-самец — образ парня, пользующийся успехом у женщин. Хвастовство;</text:p>
        </text:list-item>
        <text:list-item>
          <text:p text:style-name="P121"><text:soft-page-break/>жертва — образ, который вечно ноет о том, как его пилит стерва-девушка;</text:p>
        </text:list-item>
        <text:list-item>
          <text:p text:style-name="P121">обаяшка — образ парня, который безумно любит свою девушку и демонстрирует это широкой публике;</text:p>
        </text:list-item>
        <text:list-item>
          <text:p text:style-name="P121">душа компании — образ парня, который вспоминает в считанные секунды самые остроумные анекдоты, цитаты из книг, невероятные истории...</text:p>
        </text:list-item>
        <text:list-item>
          <text:p text:style-name="P121">бездушная сволочь — образ парня обаяшки, только наедине с вами;</text:p>
        </text:list-item>
        <text:list-item>
          <text:p text:style-name="P121">«Великийвсегдаправ!» — маска для получения повиновения;</text:p>
        </text:list-item>
        <text:list-item>
          <text:p text:style-name="P121">«у меня не получается» — маска для жалости;</text:p>
        </text:list-item>
        <text:list-item>
          <text:p text:style-name="P121">немой — когда не придумал, что сказать, но унизить хочется... и т. д.</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3">Считаю и убеждена, что пытаться оправдать подлые поступки благими намерениями так же омерзительно, как и эти совершать их!</text:p>
      <text:p text:style-name="P3">Вы наверное спросите, что же делает «Оправдывание» в разделе «Патологическая ложь»...</text:p>
      <text:p text:style-name="P3"><text:soft-page-break/>Оправдываясь, человек пытается поведать окружающим о причинах такого поведения! Что он «хотел как лучше» или «не знал, что все так обернется»... Что касается манипуляторов, то, уж поверьте мне, все они знают!</text:p>
      <text:p text:style-name="P3">«Да, я потрахаться хотел» — это оправдание красноречивее меня опишет весь абсурд его поступков.</text:p>
      <text:p text:style-name="P3">Он не «хотел как лучше», он поступил так, как хотел! Точка! Не потому, что «не знал, к чему это приведет», а потому, что даже не задумался об этом. Вся ирония в том, что он просто не может контролировать свои желания.</text:p>
      <text:p text:style-name="P3">Он захотел ту девочку и синем платье и он трахнет ее при первой же возможности, совершенно не задумываясь о вас. Но потом, когда все всплывет, он придумает удачное оправдание этому поступку.</text:p>
      <text:p text:style-name="P3">Он предал партнера. И не потому, что «не знал, к чему это приведет», а потому, что сумма, которую он хотел получить, ослепила его.</text:p>
      <text:p text:style-name="P3">Он будет говорить, что сказал, не подумав. Но, при этом, будьте уверены в том, что он <text:span text:style-name="T2">сказал именно то, что хотел</text:span>! Ложью будет являться его <text:span text:style-name="T11">оправдание</text:span>!</text:p>
      <text:p text:style-name="P3"/>
      <text:p text:style-name="P3"><text:span text:style-name="T10">Противостояние</text:span>:</text:p>
      <text:p text:style-name="P3">Здесь я не буду говорить о том, как бороться с ложью. Я не приведу вам 10 советов о том, как перевоспитать лжеца. Я не призову вас обличать даже самую мелкую его ложь, наказывать его, стыдить...</text:p>
      <text:p text:style-name="P3">Сейчас я оборачиваюсь назад и вижу одно — человека, от которого нужно просто держаться подальше.</text:p>
      <text:p text:style-name="P3"><text:soft-page-break/>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3">Теперь осталось только понять, с кем вы ложитесь в постель каждый вечер.</text:p>
      <text:p text:style-name="P3"/>
      <text:h text:style-name="P81"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3509376" text:continue-list="list33510881" text:style-name="диалог">
        <text:list-item>
          <text:p text:style-name="P97">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33516253" text:continue-numbering="true" text:style-name="диалог">
        <text:list-item>
          <text:p text:style-name="P97">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33511402" text:continue-numbering="true" text:style-name="диалог">
        <text:list-item>
          <text:p text:style-name="P97">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3"><text:soft-page-break/>Так он может устранять людей, которые могут оказать вам поддержку.</text:p>
      <text:p text:style-name="P3">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мнение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быть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10">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text:soft-page-break/>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3494730" text:continue-numbering="true" text:style-name="диалог">
        <text:list-item>
          <text:p text:style-name="P97">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33508164" text:continue-numbering="true" text:style-name="диалог">
        <text:list-item>
          <text:p text:style-name="P97">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33493238" text:continue-numbering="true" text:style-name="диалог">
        <text:list-item>
          <text:p text:style-name="P97">Ты что, жаловался Маше/Пете на меня?</text:p>
        </text:list-item>
      </text:list>
      <text:p text:style-name="P3">Ну или пристыдить в распускании слухов о вашей паре:</text:p>
      <text:list xml:id="list33502000" text:continue-numbering="true" text:style-name="диалог">
        <text:list-item>
          <text:p text:style-name="P97">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1"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33512575" text:continue-numbering="true" text:style-name="диалог">
        <text:list-item>
          <text:p text:style-name="P97">Стой там — иди сюда.</text:p>
        </text:list-item>
        <text:list-item>
          <text:p text:style-name="P97">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33501905" text:continue-numbering="true" text:style-name="диалог">
        <text:list-item>
          <text:p text:style-name="P97">Закрой свой рот и ответь мне!</text:p>
        </text:list-item>
      </text:list>
      <text:p text:style-name="P3">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33518218" text:continue-numbering="true" text:style-name="диалог">
        <text:list-item>
          <text:p text:style-name="P97">Главное, что хорошо тебе! Вот это самое главное!</text:p>
        </text:list-item>
      </text:list>
      <text:p text:style-name="P3">Его слова говорят о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3521404" text:continue-numbering="true" text:style-name="диалог">
        <text:list-item>
          <text:p text:style-name="P97"><text:soft-page-break/>Ты все придумываешь. Я такого не говорил...</text:p>
        </text:list-item>
      </text:list>
      <text:p text:style-name="P3">Потом висхолдинг:</text:p>
      <text:list xml:id="list33520577" text:continue-numbering="true" text:style-name="диалог">
        <text:list-item>
          <text:p text:style-name="P97">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33509458" text:continue-numbering="true" text:style-name="диалог">
        <text:list-item>
          <text:p text:style-name="P97">Вчера ты тоже говорила, что не хочешь ругаться, но, тем не менее мы поругались...</text:p>
        </text:list-item>
      </text:list>
      <text:p text:style-name="P3">Конечно, без триангуляции никуда:</text:p>
      <text:list xml:id="list33496686" text:continue-numbering="true" text:style-name="диалог">
        <text:list-item>
          <text:p text:style-name="P97">Да все говорят, что ты просто неурав­новешенная...</text:p>
        </text:list-item>
      </text:list>
      <text:p text:style-name="P3">И в заключение, виктимблейминг:</text:p>
      <text:list xml:id="list33524573" text:continue-numbering="true" text:style-name="диалог">
        <text:list-item>
          <text:p text:style-name="P97">Хватит ныть! Сидела бы молча — ничего бы этого не было!..</text:p>
        </text:list-item>
      </text:list>
      <text:p text:style-name="P53">*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9"><text:soft-page-break/>*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33509047" text:continue-numbering="true" text:style-name="диалог">
        <text:list-item>
          <text:p text:style-name="P97">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33519208" text:continue-numbering="true" text:style-name="диалог">
        <text:list-item>
          <text:p text:style-name="P97">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text:soft-page-break/>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3503633" text:continue-numbering="true" text:style-name="диалог">
        <text:list-item>
          <text:p text:style-name="P97">Если ты пригласишь всех друзей, то это вызовет дискомфорт.</text:p>
        </text:list-item>
      </text:list>
      <text:p text:style-name="P3">То есть:</text:p>
      <text:list xml:id="list33510173" text:continue-numbering="true" text:style-name="диалог">
        <text:list-item>
          <text:p text:style-name="P97"><text:span text:style-name="T2">Я не хочу</text:span>, чтобы ты приглашала всех друзей...</text:p>
        </text:list-item>
      </text:list>
      <text:p text:style-name="P3">Этот подтекст является скрытым (или пассивным) запретом, и его очень сложно отследить, ведь жертва изначально видит только такие намерения:</text:p>
      <text:list xml:id="list33515607" text:continue-numbering="true" text:style-name="диалог">
        <text:list-item>
          <text:p text:style-name="P97">Я хочу, чтобы всем было комфортно.</text:p>
        </text:list-item>
      </text:list>
      <text:p text:style-name="P3">Я тогда и подумать не могла, что, на самом деле, как оказалось, должно быть комфортно только ему на моем празднике.</text:p>
      <text:p text:style-name="P3"><text:soft-page-break/>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3">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3497662" text:continue-numbering="true" text:style-name="диалог">
        <text:list-item>
          <text:p text:style-name="P97">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7">Мы сделаем это когда ты захочешь — завтра!</text:p>
        </text:list-item>
        <text:list-item>
          <text:p text:style-name="P97">Ты можешь рассказать мне. Я пойму! / Как ты могла такое сделать?! Ты в своем уме?</text:p>
        </text:list-item>
        <text:list-item>
          <text:p text:style-name="P97">Тебе не нужна косметика, ты у меня и так красивая! / Ух какая девушка, не то, что моя — замухрышка!</text:p>
        </text:list-item>
        <text:list-item>
          <text:p text:style-name="P97">Ты у меня самая лучшая! Я тебя недостоин! (Ты слишком умная/красивая/талантливая... Тебе надо быть хуже, чтобы я был достойным тебя!)</text:p>
        </text:list-item>
        <text:list-item>
          <text:p text:style-name="P97">Не работает — нахлебница, сидит на моей шее. / Работает — а обо мне кто будет заботиться?! Эгоистка!</text:p>
        </text:list-item>
        <text:list-item>
          <text:p text:style-name="P97">Все женщины корыстные сучки! Им только деньги и нужны! / Как это ты сама за себя заплатишь? Ты хочешь меня унизить?</text:p>
        </text:list-item>
        <text:list-item>
          <text:p text:style-name="P97"><text:soft-page-break/>Занимаешься спортом — хочешь, чтоб парни на твою накачанную попку смотрели? / Не занимаешься — лентяйка и жопа у тебя жирная!</text:p>
        </text:list-item>
        <text:list-item>
          <text:p text:style-name="P97">Ей только обнимашки и нужны! / Она вообще не обращает на меня внимание!</text:p>
        </text:list-item>
        <text:list-item>
          <text:p text:style-name="P97">Мне нравятся умные девушки! / Она что думает, что она самая умная?!</text:p>
        </text:list-item>
        <text:list-item>
          <text:p text:style-name="P97">Мне так нравится твой смех! / Когда ты уже успокоишься? Веди себя нормально!</text:p>
        </text:list-item>
        <text:list-item>
          <text:p text:style-name="P97">Мне для тебя ничего не жалко! / Джинсы тебе новые? А чем тебе старые не нравятся?</text:p>
        </text:list-item>
      </text:list>
      <text:p text:style-name="P17"/>
      <text:p text:style-name="P16"><text:span text:style-name="T10">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list xml:id="list33516088" text:continue-numbering="true" text:style-name="диалог">
        <text:list-item>
          <text:p text:style-name="P97">Ты у меня такая красивая! Фу!</text:p>
        </text:list-item>
      </text:list>
      <text:p text:style-name="P3">Не ищите только хороший смысл в его словах — это лишь прикрытие его истинных намерений. Уйти — это единственный надежный способ избавиться от воздействий <text:soft-page-break/>дабл байндов. Главное верить в себя! К сожалению, здесь мне нечего больше добавить.</text:p>
      <text:h text:style-name="P81"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3507823" text:continue-numbering="true" text:style-name="диалог">
        <text:list-item>
          <text:p text:style-name="P120"><text:bookmark-start text:name="__Da__no__________v_dopolnieniie_k_opisa"/><text:span text:style-name="_30__20_Text"><text:span text:style-name="T24">Да</text:span></text:span><text:span text:style-name="T24">, я виноват, </text:span><text:span text:style-name="_30__20_Text"><text:span text:style-name="T24">но</text:span></text:span><text:span text:style-name="T24"> позавчера ты была больше не </text:span><text:bookmark-end text:name="__Da__no__________v_dopolnieniie_k_opisa"/><text:span text:style-name="T24">права, чем я сейчас.</text:span></text:p>
        </text:list-item>
        <text:list-item>
          <text:p text:style-name="P97">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text:p>
      <text:p text:style-name="P3"/>
      <text:p text:style-name="P3"><text:span text:style-name="T10">Противостояние</text:span>:</text:p>
      <text:p text:style-name="P3">Дайте ему понять, что вы заметили эту тактику и раскусили его:</text:p>
      <text:list xml:id="list33520075" text:continue-numbering="true" text:style-name="диалог">
        <text:list-item>
          <text:p text:style-name="P97">Мама научила меня не воспринимать все, что сказано до слова «Но». Скажи, пожалуйста, ты со мной согласен или нет?</text:p>
        </text:list-item>
      </text:list>
      <text:p text:style-name="P3"><text:soft-page-break/>Акцентируйте ваше внимание на противоречия в его суждениях. Возможно это заставит его хотя бы аргументировать свои доводы.</text:p>
      <text:h text:style-name="P81" text:outline-level="3">Демонстрация<text:line-break/>(в доп. к описанию дабл байнда)</text:h>
      <text:h text:style-name="Heading_20_4" text:outline-level="4">Демонстрация занятости</text:h>
      <text:p text:style-name="P80">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1">:</text:span></text:p>
      <text:p text:style-name="P72">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1">:</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33512291" text:continue-numbering="true" text:style-name="диалог">
        <text:list-item>
          <text:p text:style-name="P108">Ого, сколько нежности! Всегда бы так!</text:p>
        </text:list-item>
        <text:list-item>
          <text:p text:style-name="P108">Ммм... спасибо, милый! Ты настоящий джентльмен! Если бы еще дома так себя вел, то цены бы тебе не было! На тебе цем!</text:p>
        </text:list-item>
        <text:list-item>
          <text:p text:style-name="P112"><text:span text:style-name="T11">Откуда столько внимания? Или это ты перед друзьями рисуешься?</text:span>!</text:p>
        </text:list-item>
        <text:list-item>
          <text:p text:style-name="P108">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1"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7"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2">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33523853" text:continue-numbering="true" text:style-name="диалог">
        <text:list-item>
          <text:p text:style-name="P97">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33512175" text:continue-numbering="true" text:style-name="диалог">
        <text:list-item>
          <text:p text:style-name="P97">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33498906" text:continue-numbering="true" text:style-name="диалог">
        <text:list-item>
          <text:p text:style-name="P97">Я вчера с тобой поделился, теперь ты делись.</text:p>
        </text:list-item>
        <text:list-item>
          <text:p text:style-name="P97">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3506777" text:continue-numbering="true" text:style-name="диалог">
        <text:list-item>
          <text:p text:style-name="P97">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33503322" text:continue-numbering="true" text:style-name="диалог">
        <text:list-item>
          <text:p text:style-name="P97">Милая, но ты же знаешь, что я не уберу в квартире, как ты! Ты с этим справишься гораздо быстрее, чем я! Ты у меня такая молодец!</text:p>
        </text:list-item>
        <text:list-item>
          <text:p text:style-name="P97">У тебя так здорово получается все планировать, так что я решил дать тебе возможность полностью спланировать эту поездку!</text:p>
        </text:list-item>
        <text:list-item>
          <text:p text:style-name="P97">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33499980" text:continue-numbering="true" text:style-name="диалог">
        <text:list-item>
          <text:p text:style-name="P97">Милая, не обижайся! Я ведь так тебя люблю!</text:p>
        </text:list-item>
        <text:list-item>
          <text:p text:style-name="P97">Я вчера погорячился... Вот тебе цветы!</text:p>
        </text:list-item>
        <text:list-item>
          <text:p text:style-name="P97">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3"><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10">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33492739" text:continue-numbering="true" text:style-name="диалог">
        <text:list-item>
          <text:p text:style-name="P97">Спасибо! Я очень рада! Ты приготовил действительно вкусный ужин!</text:p>
        </text:list-item>
        <text:list-item>
          <text:p text:style-name="P97"><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7"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2">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33495656" text:continue-numbering="true" text:style-name="диалог">
        <text:list-item>
          <text:p text:style-name="P97">Ты приготовила замечательный ужин! Вот если бы ты еще и десерт приготовила — цены бы тебе не было!</text:p>
        </text:list-item>
        <text:list-item>
          <text:p text:style-name="P97">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3509393" text:continue-numbering="true" text:style-name="диалог">
        <text:list-item>
          <text:p text:style-name="P97">Ты прямо статусами из соц-сети заговорила!</text:p>
        </text:list-item>
        <text:list-item>
          <text:p text:style-name="P97">Вау, а что это за платье у тебя такое! Может наденешь что-то другое?</text:p>
        </text:list-item>
        <text:list-item>
          <text:p text:style-name="P97">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33518910" text:continue-numbering="true" text:style-name="диалог">
        <text:list-item>
          <text:p text:style-name="P97">Также во многом это проявляется в быту:</text:p>
        </text:list-item>
        <text:list-item>
          <text:p text:style-name="P97">Ты вчера борщ пересолила, поэтому сегодня готовишь тоже ты.</text:p>
        </text:list-item>
        <text:list-item>
          <text:p text:style-name="P97">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10">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3524267" text:continue-numbering="true" text:style-name="диалог">
        <text:list-item>
          <text:p text:style-name="P97">Да, эта то самое платье, в котором я была на нашем свидании неделю назад. Ты еще сказал, что я хорошо выгляжу.</text:p>
        </text:list-item>
        <text:list-item>
          <text:p text:style-name="P97">Ты думаешь, что если скажешь мне пару незнакомых мне слов, я тебя любить больше буду?</text:p>
        </text:list-item>
        <text:list-item>
          <text:p text:style-name="P97"><text:soft-page-break/>Если ты хочешь рыбу на ужин, то ты мог бы сам ее приготовить.</text:p>
        </text:list-item>
        <text:list-item>
          <text:p text:style-name="P97">Не нравится — делай сам.</text:p>
        </text:list-item>
        <text:list-item>
          <text:p text:style-name="P97">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33519928" text:continue-numbering="true" text:style-name="диалог">
        <text:list-item>
          <text:p text:style-name="P97">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7"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2">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33501456" text:continue-numbering="true" text:style-name="диалог">
        <text:list-item>
          <text:p text:style-name="P97">Если ты сейчас пойдешь гулять, то я с тобой не буду разговаривать.</text:p>
        </text:list-item>
        <text:list-item>
          <text:p text:style-name="P97">Если ты купишь это платье, то мы не поедем в отпуск.</text:p>
        </text:list-item>
        <text:list-item>
          <text:p text:style-name="P97">Если ты еще раз так сделаешь — пеняй на себя!</text:p>
        </text:list-item>
        <text:list-item>
          <text:p text:style-name="P97">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10">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334927991" text:continue-numbering="true" text:style-name="диалог">
        <text:list-item>
          <text:p text:style-name="P97">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3514875" text:continue-numbering="true" text:style-name="диалог">
        <text:list-item>
          <text:p text:style-name="P97">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7"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2">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10">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1"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33507999" text:continue-numbering="true" text:style-name="диалог">
        <text:list-item>
          <text:p text:style-name="P97"><text:soft-page-break/>Ты уделяешь мне недостаточно внимания! — упрек.</text:p>
        </text:list-item>
        <text:list-item>
          <text:p text:style-name="P97">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10">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33518884" text:continue-numbering="true" text:style-name="диалог">
        <text:list-item>
          <text:p text:style-name="P97">Болит голова? Выпей таблетку. Вон там лежит...</text:p>
        </text:list-item>
        <text:list-item>
          <text:p text:style-name="P97">Что? Опять злодей-Володя тебе палки в колеса ставит? Вот паразит! Ужинать будешь?</text:p>
        </text:list-item>
        <text:list-item>
          <text:p text:style-name="P97">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7">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1"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44"> </text:span><text:span text:style-name="T14">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10">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33518456" text:continue-numbering="true" text:style-name="диалог">
        <text:list-item>
          <text:p text:style-name="P97">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7"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8322201677707000472" text:style-name="L4">
        <text:list-item>
          <text:p text:style-name="P141"><text:span text:style-name="T36">закомплексованность и неуверенность в себе</text:span><text:span text:style-name="T35">.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16"><text:span text:style-name="T12">сексуальная неудовлетворенность</text:span><text:span text:style-name="T11">, как считал Фрейд, хотя многие современные </text:span><text:span text:style-name="T11">психоаналитики </text:span><text:soft-page-break/><text:span text:style-name="T11">склонны считать, что неудовлетворенность необязательно должна быть сексуальной;</text:span></text:p>
        </text:list-item>
        <text:list-item>
          <text:p text:style-name="P109"><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9"><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9"><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1">:</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1">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1" text:outline-level="3"><text:bookmark-start text:name="Nieghliekt_"/>Неглект<text:bookmark-end text:name="Nieghliekt_"/></text:h>
      <text:p text:style-name="P71"/>
      <text:p text:style-name="P3">Или если вы, например, отравились рыбой, лежите и болеете, а вам предлагают отведать селедочки под шубой.</text:p>
      <text:p text:style-name="P3"/>
      <text:p text:style-name="P3"/>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8625951223683025627" text:style-name="L5">
        <text:list-item>
          <text:p text:style-name="P142"><text:span text:style-name="T24">в то время, как вы болеете и вам остро необходима помощь вашего партнера, он, </text:span><text:span text:style-name="T24">например, едет на рыбалку на выходные, оставляя вас в полной беспомощности;</text:span></text:p>
        </text:list-item>
        <text:list-item>
          <text:p text:style-name="P117">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17"><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17">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17">абьюзер считает, что у вас лишний вес и заставляет вас голодать: «Хватит жрать!»;</text:p>
        </text:list-item>
        <text:list-item>
          <text:p text:style-name="P117">абьюзер создает условия, в которых заставляет вас мерзнуть: «Холодно? Приседай — быстрее согреешься!»;</text:p>
        </text:list-item>
        <text:list-item>
          <text:p text:style-name="P117">абьюзер мешает вам спать: «На том свете выспишься!»;</text:p>
        </text:list-item>
        <text:list-item>
          <text:p text:style-name="P117">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 соответственно — ошибочное.</text:p>
      <text:p text:style-name="P3"><text:span text:style-name="T10">Противостояние</text:span>:</text:p>
      <text:p text:style-name="P3">У вас должна быть сила воли отказаться от его плюшек. Требуйте от него заботу или ищите ее в другом месте.</text:p>
      <text:list xml:id="list334960051" text:continue-list="list33518456" text:style-name="диалог">
        <text:list-item>
          <text:p text:style-name="P97">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7">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7">Ты же знаешь, что я на антибиотиках. Ты не хочешь, чтобы я поправилась?</text:p>
        </text:list-item>
        <text:list-item>
          <text:p text:style-name="P97">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text:soft-page-break/>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4">Это не шутка, так как </text:span><text:span text:style-name="_31__20_Text"><text:span text:style-name="T24">неглект может стать причиной смерти жертвы</text:span></text:span><text:span text:style-name="T24">. Если у вас, по каким-то причинам, нет </text:span><text:span text:style-name="T24">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1"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33497656" text:continue-numbering="true" text:style-name="диалог">
        <text:list-item>
          <text:p text:style-name="P97">Я бы простила измену. — сказала мне одна девушка, которая очень себя любит.</text:p>
        </text:list-item>
        <text:list-item>
          <text:p text:style-name="P97">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2">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33494349" text:continue-numbering="true" text:style-name="диалог">
        <text:list-item>
          <text:p text:style-name="P106">Что здесь такого? Я же тебя люблю! А она для меня ничего не значит!</text:p>
        </text:list-item>
        <text:list-item>
          <text:p text:style-name="P106">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33512314" text:continue-numbering="true" text:style-name="диалог">
        <text:list-item>
          <text:p text:style-name="P106">Не имеет значения, что произошло в тот момент, когда люди были, как бы, не вместе...</text:p>
        </text:list-item>
        <text:list-item>
          <text:p text:style-name="P106">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33510054" text:continue-numbering="true" text:style-name="диалог">
        <text:list-item>
          <text:p text:style-name="P106">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33511477" text:continue-numbering="true" text:style-name="диалог">
        <text:list-item>
          <text:p text:style-name="P97">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33516991" text:continue-numbering="true" text:style-name="диалог">
        <text:list-item>
          <text:p text:style-name="P97">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33506349" text:continue-numbering="true" text:style-name="диалог">
        <text:list-item>
          <text:p text:style-name="P106">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33496752" text:continue-numbering="true" text:style-name="диалог">
        <text:list-item>
          <text:p text:style-name="P97">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33508598" text:continue-numbering="true" text:style-name="диалог">
        <text:list-item>
          <text:p text:style-name="P97">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33506096" text:continue-numbering="true" text:style-name="диалог">
        <text:list-item>
          <text:p text:style-name="P97">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33517069" text:continue-numbering="true" text:style-name="диалог">
        <text:list-item>
          <text:p text:style-name="P97">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33510087" text:continue-numbering="true" text:style-name="диалог">
        <text:list-item>
          <text:p text:style-name="P97"><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1"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33524442" text:continue-numbering="true" text:style-name="диалог">
        <text:list-item>
          <text:p text:style-name="P97">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2">ниже </text:span><text:span text:style-name="T60">плинтуса. Его уровень не изменится, но стоит вам поверить в его замечания, он уже стоит на ступеньку выше своей жертвы.</text:span></text:p>
      <text:p text:style-name="P20">Это был чисто гипотетический пример, <text:span text:style-name="T14">однако</text:span> я хочу отметить, что среди нарциссов встречаются невероятно успешные люди.</text:p>
      <text:p text:style-name="P3"><text:span text:style-name="T10">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20">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1"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3">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10">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1"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3500498" text:continue-numbering="true" text:style-name="диалог">
        <text:list-item>
          <text:p text:style-name="P97">Меня никто, кроме тебя не понимает!</text:p>
        </text:list-item>
        <text:list-item>
          <text:p text:style-name="P97">Ты лучшее, что со мной случилось в жизни!</text:p>
        </text:list-item>
        <text:list-item>
          <text:p text:style-name="P97">Как я мог так поступать с тобой?! Теперь я все понял!</text:p>
        </text:list-item>
      </text:list>
      <text:p text:style-name="P22">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1">:</text:span></text:p>
      <text:p text:style-name="P16">Не возвращайтесь!</text:p>
      <text:h text:style-name="P81"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33500564" text:continue-numbering="true" text:style-name="диалог">
        <text:list-item>
          <text:p text:style-name="P97">Так будет лучше для нас.</text:p>
        </text:list-item>
      </text:list>
      <text:p text:style-name="P3">Или:</text:p>
      <text:list xml:id="list33513164" text:continue-numbering="true" text:style-name="диалог">
        <text:list-item>
          <text:p text:style-name="P97">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10">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6"/>
      <text:h text:style-name="Heading_20_3" text:outline-level="3">Универсальные способы противостояния манипуляции.</text:h>
      <text:p text:style-name="P25">(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4">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4">Предлагаю вашему вниманию результат его неоценимых трудов!</text:p>
      <text:list xml:id="list33503830" text:continue-list="list33514654" text:style-name="List_20_1">
        <text:list-item text:start-value="1">
          <text:p text:style-name="P143">Недоверие.</text:p>
          <text:p text:style-name="P144">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43">Избегание источников раздражителя.</text:p>
          <text:p text:style-name="P144">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43">Ирония, подход с юмором.</text:p>
          <text:p text:style-name="P144"><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43">Мнимое непонимание.</text:p>
          <text:p text:style-name="P144">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43">Критичность мышления.</text:p>
          <text:p text:style-name="P144">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43">Возможность выбора.</text:p>
          <text:p text:style-name="P144">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43">Наличие времени на обдумывание.</text:p>
          <text:p text:style-name="P144">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43">Уверенность в себе и больше смелости.</text:p>
          <text:p text:style-name="P144"><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43">Самодостаточность.</text:p>
          <text:p text:style-name="P95"><text:span text:style-name="T57">C </text:span><text:span text:style-name="T55">чувством </text:span><text:span text:style-name="T56">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5"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2">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8">Дисфункция</text:span> (<text:span text:style-name="T2">от лат. — </text:span><text:span text:style-name="T45">dis – </text:span><text:span text:style-name="T15">отрицание, затруднение, </text:span><text:span text:style-name="T45">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2">крайности</text:span>, может оказать травмирующий эффект на развитие личности ребенка. Вот мы и подошли к развязке: <text:span text:style-name="T2">переизбыток</text:span> или <text:span text:style-name="T2">недостаток</text:span> тех или иных аспектов воспитания могут нанести детям <text:span text:style-name="T14">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33524375" text:continue-list="list33503830" text:style-name="List_20_1">
        <text:list-item text:start-value="1">
          <text:p text:style-name="P118">Контроль</text:p>
          <text:list>
            <text:list-item>
              <text:p text:style-name="P98"><text:span text:style-name="T10">Гиперконтроль</text:span>:</text:p>
              <text:p text:style-name="P98">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8">— Ты должен!</text:p>
              <text:p text:style-name="P113">Последствия<text:span text:style-name="T11">:</text:span></text:p>
              <text:p text:style-name="P107"><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14">Полная свобода:</text:p>
              <text:p text:style-name="P98">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8">— Делай, что хочешь!</text:p>
              <text:p text:style-name="P113">Последствия:</text:p>
              <text:p text:style-name="P11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11">Наказание</text:p>
          <text:list>
            <text:list-item>
              <text:p text:style-name="P110"><text:span text:style-name="T10">Слишком строгие наказания</text:span>:</text:p>
              <text:p text:style-name="P110"><text:soft-page-break/>Воспитание запугиванием, лишениями, шантажом, криками, унижениями, избиениями. Стиль воспитания - «Око за око».</text:p>
              <text:p text:style-name="P110"><text:span text:style-name="T10">Последствия</text:span>:</text:p>
              <text:p text:style-name="P11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13">Безнаказанность<text:span text:style-name="T11">:</text:span></text:p>
              <text:p text:style-name="P110">Абсолютное отсутствие наказания в воспитании, игнорирование плохого поведения ребенка, поощрение за плохое поведения:</text:p>
              <text:p text:style-name="P110">— На, только не плачь (На, только заткнись)!</text:p>
              <text:p text:style-name="P113">Последствия<text:span text:style-name="T11">:</text:span></text:p>
              <text:p text:style-name="P11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11">Забота</text:p>
          <text:list>
            <text:list-item>
              <text:p text:style-name="P113">Гиперопека<text:span text:style-name="T11">:</text:span></text:p>
              <text:p text:style-name="P110">Воспитание гиперконтролем не агрессивного характера.</text:p>
              <text:p text:style-name="P110"><text:soft-page-break/>— Не трогайте моего мальчика!!!</text:p>
              <text:p text:style-name="P113">Последствия<text:span text:style-name="T11">:</text:span></text:p>
              <text:p text:style-name="P110">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13">Отсутствие заботы и защиты<text:span text:style-name="T11">:</text:span></text:p>
              <text:p text:style-name="P110">Игнорирование родителями физического и морального состояния ребенка, обвинение ребенка в случившихся с ним неприятностях.</text:p>
              <text:p text:style-name="P110">— Ты должен уметь за себя постоять! Сам виноват!</text:p>
              <text:p text:style-name="P113">Последствия<text:span text:style-name="T11">:</text:span></text:p>
              <text:p text:style-name="P11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11">Помощь</text:p>
          <text:list>
            <text:list-item>
              <text:p text:style-name="P113">Отсутствие помощи<text:span text:style-name="T11">:</text:span></text:p>
              <text:p text:style-name="P110">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110"><text:soft-page-break/>— Ты должен сам справиться!</text:p>
              <text:p text:style-name="P113">Последствия<text:span text:style-name="T11">:</text:span></text:p>
              <text:p text:style-name="P113"><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13">Переизбыток помощи<text:span text:style-name="T11">:</text:span></text:p>
              <text:p text:style-name="P110">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110">— Сынок, ты покакал?</text:p>
              <text:p text:style-name="P113">Последствия<text:span text:style-name="T11">:</text:span></text:p>
              <text:p text:style-name="P113"><text:span text:style-name="T11">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1">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11">Внимание</text:p>
          <text:list>
            <text:list-item>
              <text:p text:style-name="P115"><text:span text:style-name="T9">Нарушение личных границ</text:span><text:span text:style-name="T13">:</text:span></text:p>
              <text:p text:style-name="P11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10">— Ты не должен был так делать!</text:p>
              <text:p text:style-name="P115"><text:span text:style-name="T9">Последствия</text:span><text:span text:style-name="T13">:</text:span></text:p>
              <text:p text:style-name="P115"><text:span text:style-name="T13">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3">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15"><text:span text:style-name="T9">Равнодушие</text:span><text:span text:style-name="T13">:</text:span></text:p>
              <text:p text:style-name="P110">Равнодушие родителей к чувствам, интересам, склонностям и внутреннему миру ребенка, а также к его переживаниям и проблемам.</text:p>
              <text:p text:style-name="P110">— Мне все-равно, что ты думаешь!</text:p>
              <text:p text:style-name="P115"><text:span text:style-name="T9">Последствия</text:span><text:span text:style-name="T13">:</text:span></text:p>
              <text:p text:style-name="P11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11">Мотивация</text:p>
          <text:list>
            <text:list-item>
              <text:p text:style-name="P113">Принуждение<text:span text:style-name="T11">:</text:span></text:p>
              <text:p text:style-name="P11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110">— Мама лучше знает!</text:p>
              <text:p text:style-name="P113">Последствия<text:span text:style-name="T11">:</text:span></text:p>
              <text:p text:style-name="P113"><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text:span><text:soft-page-break/><text:span text:style-name="T11">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13">Демотивация<text:span text:style-name="T11">:</text:span></text:p>
              <text:p text:style-name="P110">Воспитание внушением чувства ущербности, заставляя ребенка доказывать обратное.</text:p>
              <text:p text:style-name="P110">— Кто тебя такого полюбит!/Кому ты нужен?</text:p>
              <text:p text:style-name="P113">Последствия<text:span text:style-name="T11">:</text:span></text:p>
              <text:p text:style-name="P11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11">Похвала</text:p>
          <text:list>
            <text:list-item>
              <text:p text:style-name="P113">Переизбыток похвалы<text:span text:style-name="T11">:</text:span></text:p>
              <text:p text:style-name="P110">Идеализация ребенка, необоснованное превозношение талантов, достижений и заслуг, игнорируя плохое поведение.</text:p>
              <text:p text:style-name="P110">— Наш ребенок - гений!</text:p>
              <text:p text:style-name="P113">Последствия<text:span text:style-name="T11">:</text:span></text:p>
              <text:p text:style-name="P113"><text:span text:style-name="T11">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1">личение своих или присваивание чужих заслуг, неумение ценить чужие заслуги.</text:span></text:p>
            </text:list-item>
            <text:list-item>
              <text:p text:style-name="P113">Недостаток похвалы<text:span text:style-name="T11">:</text:span></text:p>
              <text:p text:style-name="P110">Отсутствии поощрения и похвалы в воспитании, что сопровождается упреками и сравнениями с окружающими.</text:p>
              <text:p text:style-name="P110">— Почему Петя может, а ты нет? Вот я в твоем возрасте...</text:p>
              <text:p text:style-name="P113">Последствия<text:span text:style-name="T11">:</text:span></text:p>
              <text:p text:style-name="P11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11">Вежливость</text:p>
          <text:list>
            <text:list-item>
              <text:p text:style-name="P113">Лесть:</text:p>
              <text:p text:style-name="P11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10">— Милая, ты сегодня такая красивая! Ты не против, если я пойду на рыбалку?</text:p>
              <text:p text:style-name="P113">Последствия<text:span text:style-name="T11">:</text:span></text:p>
              <text:p text:style-name="P110">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13"><text:soft-page-break/>Хамство<text:span text:style-name="T11">:</text:span></text:p>
              <text:p text:style-name="P110">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110">— Ты что оглох?!</text:p>
              <text:p text:style-name="P113">Последствия<text:span text:style-name="T11">:</text:span></text:p>
              <text:p text:style-name="P11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11">Благодарность</text:p>
          <text:list>
            <text:list-item>
              <text:p text:style-name="P115"><text:span text:style-name="T9">Материальная благодарность</text:span><text:span text:style-name="T13">:</text:span></text:p>
              <text:p text:style-name="P110">Воспитание «дай за дай», материальное вознаграждение за выполнение обязанностей, подарки и сюрпризы в качестве платы за труды.</text:p>
              <text:p text:style-name="P110">— Напишешь контрольную на пять — получишь новый телефон!</text:p>
              <text:p text:style-name="P115"><text:span text:style-name="T9">Последствия</text:span><text:span text:style-name="T13">:</text:span></text:p>
              <text:p text:style-name="P110">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15"><text:span text:style-name="T9">Недостаток благодарности</text:span><text:span text:style-name="T13">:</text:span></text:p>
              <text:p text:style-name="P110"><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110">— Я бы и без тебя справилась!</text:p>
              <text:p text:style-name="P115"><text:span text:style-name="T9">Последствия</text:span><text:span text:style-name="T13">:</text:span></text:p>
              <text:p text:style-name="P11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11">Щедрость</text:p>
          <text:list>
            <text:list-item>
              <text:p text:style-name="P113">Принуждение делиться<text:span text:style-name="T11">:</text:span></text:p>
              <text:p text:style-name="P113"><text:span text:style-name="T11">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6">Навешивание ярлыка «жадина», если ребенок не делится, угрозы лишить его чего-то из-за его жадности, например, родительского внимания:</text:span></text:p>
              <text:p text:style-name="P102">— Я сегодня с тобой не дружу, потому, что ты жадина!</text:p>
              <text:p text:style-name="P113">Последствия<text:span text:style-name="T11">:</text:span></text:p>
              <text:p text:style-name="P113"><text:soft-page-break/><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13"><text:span text:style-name="T5">Жадность</text:span><text:span text:style-name="T6">:</text:span></text:p>
              <text:p text:style-name="P102">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02">— Не дам, у тебя своя есть!</text:p>
              <text:p text:style-name="P113"><text:span text:style-name="T5">Последствия</text:span><text:span text:style-name="T6">:</text:span></text:p>
              <text:p text:style-name="P102">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103">Честность</text:p>
          <text:list>
            <text:list-item>
              <text:p text:style-name="P113"><text:span text:style-name="T5">Лживость</text:span><text:span text:style-name="T6">:</text:span></text:p>
              <text:p text:style-name="P102"><text:soft-page-break/>Родители манипулировали ребенком, обещая что-то, но не выполняли своих обещаний. Воспитание враньем.</text:p>
              <text:p text:style-name="P102">— Сегодня не куплю — завтра куплю...</text:p>
              <text:p text:style-name="P113"><text:span text:style-name="T5">Последствия</text:span><text:span text:style-name="T6">:</text:span></text:p>
              <text:p text:style-name="P102">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13"><text:span text:style-name="T5">Чрезмерная откровенность</text:span><text:span text:style-name="T6">:</text:span></text:p>
              <text:p text:style-name="P102">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102">— Сынок, разводится ли с мамой?</text:p>
              <text:p text:style-name="P113">Последствия<text:span text:style-name="T11">:</text:span></text:p>
              <text:p text:style-name="P11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13">Скрытность<text:span text:style-name="T11">:</text:span></text:p>
              <text:p text:style-name="P110"><text:soft-page-break/>Сокрытие родителями реальной обстановки ситуации (например, кризис в отношениях, развод), обнадеживание, вранье.</text:p>
              <text:p text:style-name="P102">— Мы с папой просто поговорим! / Врач только посмотрит — больно не будет!</text:p>
              <text:p text:style-name="P113">Последствия<text:span text:style-name="T11">:</text:span></text:p>
              <text:p text:style-name="P11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13">Подозрительность<text:span text:style-name="T11">:</text:span></text:p>
              <text:p text:style-name="P110">Воспитание наказанием по (беспричинному) подозрению. Эгоизм и тревожность родителей, постоянная требовательность объяснений.</text:p>
              <text:p text:style-name="P102">— Ты точно ни у кого не списывал?</text:p>
              <text:p text:style-name="P113">Последствия<text:span text:style-name="T11">:</text:span></text:p>
              <text:p text:style-name="P11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11">Взаимоотношения</text:p>
          <text:list>
            <text:list-item>
              <text:p text:style-name="P113"><text:soft-page-break/>Внутрисемейные<text:span text:style-name="T11">:</text:span></text:p>
              <text:p text:style-name="P110">Соперничество, что подразумевает выбор сторонников, создание коалиции:</text:p>
              <text:p text:style-name="P110">— Мы папе не скажем!..</text:p>
              <text:p text:style-name="P113">Последствия<text:span text:style-name="T11">:</text:span></text:p>
              <text:p text:style-name="P110">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13">Внесемейные<text:span text:style-name="T11">:</text:span></text:p>
              <text:p text:style-name="P11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10">— Ты идешь гулять с Петей? Это тот самый Петя, который тебе подножку поставил в первом классе? Понятно...</text:p>
              <text:p text:style-name="P113">Последствия<text:span text:style-name="T11">:</text:span></text:p>
              <text:p text:style-name="P110"><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11">Стереотипное мышление</text:p>
          <text:p text:style-name="P113"><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13">Сексизм<text:span text:style-name="T11"><text:note text:id="ftn30" text:note-class="footnote"><text:note-citation text:label="*">*</text:note-citation><text:note-body><text:p text:style-name="Footnote"><text:span text:style-name="T8">Сексизм</text:span> <text:span text:style-name="T53">(от лат. sexus — пол)</text:span><text:span text:style-name="T64"> </text:span>— социальная система, которая поддерживает патриархат или угнетение женщин.</text:p></text:note-body></text:note></text:span><text:span text:style-name="T11">:</text:span></text:p>
              <text:p text:style-name="P110">Негативное влияние на мнение ребенка о женщинах:</text:p>
              <text:p text:style-name="P119">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9"><text:soft-page-break/>— Все бабы дуры!</text:p>
              <text:p text:style-name="P113"><text:span text:style-name="T14">Последствия для мальчиков</text:span><text:span text:style-name="T23">:</text:span></text:p>
              <text:p text:style-name="P119">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13"><text:span text:style-name="T14">Последствия для девочек</text:span><text:span text:style-name="T23">:</text:span></text:p>
              <text:p text:style-name="P119">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13"><text:span text:style-name="T14">Обратный (женский) сексизм</text:span><text:span text:style-name="T23"><text:note text:id="ftn31" text:note-class="footnote"><text:note-citation text:label="*">*</text:note-citation><text:note-body><text:p text:style-name="P79">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3">:</text:span></text:p>
              <text:p text:style-name="P119">Негативное влияние на мнение ребенка о мужчинах:</text:p>
              <text:list>
                <text:list-item>
                  <text:p text:style-name="P113"><text:soft-page-break/><text:span text:style-name="T14">мальчику</text:span><text:span text:style-name="T23">: ты должен обеспечивать семью, таскать тяжести, брать на себя ответственность, быть сильным, иначе:</text:span></text:p>
                  <text:p text:style-name="P119">— Кому ты нужен?</text:p>
                  <text:p text:style-name="P113"><text:span text:style-name="T14">Последствия</text:span><text:span text:style-name="T23">:</text:span></text:p>
                  <text:p text:style-name="P119">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13"><text:span text:style-name="T14">девочкам</text:span><text:span text:style-name="T23">: мужчина должен дарить дорогие подарки, водить в дорогие рестораны, на руках носить, иначе он не мужчина.</text:span></text:p>
                  <text:p text:style-name="P113"><text:span text:style-name="T14">Последствия</text:span><text:span text:style-name="T23">:</text:span></text:p>
                  <text:p text:style-name="P119">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13"><text:span text:style-name="T14">Восприятие себя</text:span><text:span text:style-name="T23">:</text:span></text:p>
              <text:list>
                <text:list-item>
                  <text:p text:style-name="P119">Воздействие ребенка на восприятие самого себя:</text:p>
                  <text:p text:style-name="P119">— Ты еще маленький!</text:p>
                  <text:p text:style-name="P119">Последствие:</text:p>
                </text:list-item>
              </text:list>
              <text:p text:style-name="P119"/>
              <text:p text:style-name="P119"/>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2">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3">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3">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3">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3"><text:span text:style-name="T31">Так вот, в этой главе </text:span><text:span text:style-name="T40">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83"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33497079" text:continue-list="list33513164" text:style-name="диалог">
        <text:list-item>
          <text:p text:style-name="P108">Что это было?</text:p>
        </text:list-item>
        <text:list-item>
          <text:p text:style-name="P108">Почему это произошло со мной?</text:p>
        </text:list-item>
        <text:list-item>
          <text:p text:style-name="P108">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33522047" text:continue-numbering="true" text:style-name="диалог">
        <text:list-item>
          <text:p text:style-name="P108">Это притянуто за уши;</text:p>
        </text:list-item>
        <text:list-item>
          <text:p text:style-name="P108">Это абсолютная клевета;</text:p>
        </text:list-item>
        <text:list-item>
          <text:p text:style-name="P108">Она все это придумала;</text:p>
        </text:list-item>
        <text:list-item>
          <text:p text:style-name="P108">Это полный бред/абсурд;</text:p>
        </text:list-item>
        <text:list-item>
          <text:p text:style-name="P108">Это не стоит моего внимания;</text:p>
        </text:list-item>
        <text:list-item>
          <text:p text:style-name="P108"><text:soft-page-break/>Это просто смешно;</text:p>
        </text:list-item>
        <text:list-item>
          <text:p text:style-name="P108">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4">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8"/>
      <text:p text:style-name="P150">Содержание</text:p>
      <text:p text:style-name="P35"/>
      <text:p text:style-name="P76">Пролог<text:tab/>3</text:p>
      <text:p text:style-name="P77">ЧАСТЬ 1. ФИРМЕННЫЕ ОТНОШЕНИЯ</text:p>
      <text:p text:style-name="P76">Глава 1. Это еще не конец<text:tab/>23</text:p>
      <text:p text:style-name="P76">Глава 2. Таблетка<text:tab/>26</text:p>
      <text:p text:style-name="P76">Глава 3. Останешься?<text:tab/>38</text:p>
      <text:p text:style-name="P76">Глава 4. Зачем платить больше?<text:tab/>42</text:p>
      <text:p text:style-name="P76">Глава 5. Интроверт<text:tab/>47</text:p>
      <text:p text:style-name="P76">Глава 6. Стразики<text:tab/>72</text:p>
      <text:p text:style-name="P76">Глава 7. З — Забота<text:tab/>84</text:p>
      <text:p text:style-name="P76">Глава 8. Сама, котик<text:tab/>101</text:p>
      <text:p text:style-name="P76">Глава 9. Мы так общаемся<text:tab/>116</text:p>
      <text:p text:style-name="P76">Глава 10. Это не я<text:tab/>133</text:p>
      <text:p text:style-name="P76">Глава 11. Трио<text:tab/>154</text:p>
      <text:p text:style-name="P76">Глава 12. Не ной<text:tab/>162</text:p>
      <text:p text:style-name="P76">Глава 13. Неадекватная<text:tab/>171</text:p>
      <text:p text:style-name="P76">Глава 14. Вожак<text:tab/>195</text:p>
      <text:p text:style-name="P76">Глава 15. Ад<text:tab/>213</text:p>
      <text:p text:style-name="P76">Глава 16. Nosce te ipsum<text:tab/>225</text:p>
      <text:p text:style-name="P76">Глава 17. Я все понял<text:tab/>234</text:p>
      <text:p text:style-name="P76">Глава 18. А зачем вам Она?<text:tab/>239</text:p>
      <text:p text:style-name="P76">Глава 19. Я подумаю<text:tab/>246</text:p>
      <text:p text:style-name="P76">Глава 20. Меньше нюансов<text:tab/>251</text:p>
      <text:p text:style-name="P76">Глава 21. Быть честным очень легко!<text:tab/>260</text:p>
      <text:p text:style-name="P76">Глава 22. Гори в аду<text:tab/>303</text:p>
      <text:p text:style-name="P76">Глава 23. Апофеоз отношений с манипулятором<text:tab/>322</text:p>
      <text:p text:style-name="P77">ЧАСТЬ 2. ЧТО-ТО ВРОДЕ СПРАВОЧНИКА</text:p>
      <text:p text:style-name="P76">Глава 24. Причины манипуляции<text:tab/>342</text:p>
      <text:p text:style-name="P76"><text:soft-page-break/>Глава 25. Признаки и последствия манипуляции<text:tab/>362</text:p>
      <text:p text:style-name="P78">Что с ним?<text:tab/>364</text:p>
      <text:p text:style-name="P78">Почему я?<text:tab/>370</text:p>
      <text:p text:style-name="P76">Глава 25. Приемы и противостояние манипуляции<text:tab/>384</text:p>
      <text:p text:style-name="P78">Демонстративное игнорирование собственных</text:p>
      <text:p text:style-name="P78">обязательств<text:tab/>384</text:p>
      <text:p text:style-name="P78">Газлайтинг<text:tab/>386</text:p>
      <text:p text:style-name="P78">Висхолдинг<text:tab/>390</text:p>
      <text:p text:style-name="P78">«Да, но &lt;...&gt;» (в доп. к описанию висхолдинга)<text:tab/>393</text:p>
      <text:p text:style-name="P78">Изоляция жертвы от ее окружения<text:tab/>395</text:p>
      <text:p text:style-name="P78">Пассивная агрессия<text:line-break/>(игнорирование, обида, внезапный бойкот)<text:tab/>398</text:p>
      <text:p text:style-name="P78">Эгоизм. Равнодушие<text:tab/>403</text:p>
      <text:p text:style-name="P78">Игра на ваших эмоциях или психологические</text:p>
      <text:p text:style-name="P78">триггеры<text:tab/>404</text:p>
      <text:p text:style-name="P78">Виктимблейминг<text:tab/>408</text:p>
      <text:p text:style-name="P78">Вам редко уступают или не уступают вообще<text:tab/>413</text:p>
      <text:p text:style-name="P78">Патологическая ложь.<text:line-break/>Введение в болезненное состояние ожидания<text:tab/>418</text:p>
      <text:p text:style-name="P78">Триангуляция<text:tab/>424</text:p>
      <text:p text:style-name="P78">Дабл байнд<text:tab/>427</text:p>
      <text:p text:style-name="P78">Демонстрация (в доп. к описанию дабл байнда)<text:tab/>436</text:p>
      <text:p text:style-name="P74">Демонстрация занятости<text:tab/>436</text:p>
      <text:p text:style-name="P74">Демонстрация любви<text:tab/>440</text:p>
      <text:p text:style-name="P78">Подкрепление.<text:line-break/>Стимуляция на действия<text:tab/>444</text:p>
      <text:p text:style-name="P74">Положительное подкрепление<text:tab/>445</text:p>
      <text:p text:style-name="P74">Неустойчивое или частичное подкрепление<text:tab/>451</text:p>
      <text:p text:style-name="P74">Отрицательное подкрепление<text:tab/>455</text:p>
      <text:p text:style-name="P74">Травмирующий одноразовый опыт<text:tab/>460</text:p>
      <text:p text:style-name="P78">Постоянные жалобы<text:tab/>462</text:p>
      <text:p text:style-name="P78">Отношение к чистоте<text:tab/>465</text:p>
      <text:p text:style-name="P74">Патологическая неряшливость.<text:tab/>465</text:p>
      <text:p text:style-name="P74"><text:soft-page-break/>Патологическое стремление к чистоте<text:tab/>467</text:p>
      <text:p text:style-name="P78">Неглект<text:tab/>471</text:p>
      <text:p text:style-name="P78">Попытка выторговать право на «лево». Принуждение</text:p>
      <text:p text:style-name="P78">к трио<text:tab/>475</text:p>
      <text:p text:style-name="P74">Вариант 1. <text:s/>Ничто не предвещало беды<text:tab/>479</text:p>
      <text:p text:style-name="P74">Вариант 2. Ну мааам<text:tab/>481</text:p>
      <text:p text:style-name="P74">Вариант 3. Я уже взрослый<text:tab/>484</text:p>
      <text:p text:style-name="P74">Секс втроем<text:tab/>485</text:p>
      <text:p text:style-name="P78">Перспектицид<text:tab/>491</text:p>
      <text:p text:style-name="P78">Сахарное шоу<text:tab/>493</text:p>
      <text:p text:style-name="P78">Манипуляция разрывом<text:tab/>495</text:p>
      <text:p text:style-name="P76">Эпилог<text:tab/>499</text:p>
      <table:table table:name="Таблица1" table:style-name="Таблица1">
        <table:table-column table:style-name="Таблица1.A"/>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ext:soft-page-break/>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ext:soft-page-break/>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ext:soft-page-break/>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
      <text:p text:style-name="P69"><text:soft-page-break/><text:span text:style-name="Default_20_Paragraph_20_Font"><text:span text:style-name="T25"><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82</text:page-number></text:p>
      </style:footer-left>
    </style:master-page>
    <style:master-page style:name="Right_20_Page" style:display-name="Right Page" style:page-layout-name="Mpm5" style:next-style-name="Left_20_Page">
      <style:header>
        <text:p text:style-name="MP1"><text:chapter text:display="name" text:outline-level="4">Эпилог</text:chapter></text:p>
      </style:header>
      <style:footer>
        <text:p text:style-name="Footer"><text:page-number text:select-page="current">58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08-22T13:31:18.33</dc:date>
    <meta:editing-cycles>1301</meta:editing-cycles>
    <meta:editing-duration>P38DT6H12M20S</meta:editing-duration>
    <meta:document-statistic meta:table-count="1" meta:image-count="0" meta:object-count="0" meta:page-count="590" meta:paragraph-count="4276" meta:word-count="106496" meta:character-count="667449"/>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